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ngxian" svg:font-family="Dengxi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表格1" style:family="table">
      <style:table-properties style:width="14.684cm" fo:margin-left="-0.265cm" fo:margin-top="0cm" fo:margin-bottom="0cm" table:align="left" style:writing-mode="lr-tb"/>
    </style:style>
    <style:style style:name="表格1.A" style:family="table-column">
      <style:table-column-properties style:column-width="4.921cm"/>
    </style:style>
    <style:style style:name="表格1.B" style:family="table-column">
      <style:table-column-properties style:column-width="4.895cm"/>
    </style:style>
    <style:style style:name="表格1.C" style:family="table-column">
      <style:table-column-properties style:column-width="4.86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5" style:family="table-row">
      <style:table-row-properties style:min-row-height="0.646cm" fo:keep-together="auto"/>
    </style:style>
    <style:style style:name="表格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2" style:family="table">
      <style:table-properties style:width="14.64cm" fo:margin-left="-0.199cm" fo:margin-top="0cm" fo:margin-bottom="0cm" table:align="left" style:writing-mode="lr-tb"/>
    </style:style>
    <style:style style:name="表格2.A" style:family="table-column">
      <style:table-column-properties style:column-width="4.879cm"/>
    </style:style>
    <style:style style:name="表格2.B" style:family="table-column">
      <style:table-column-properties style:column-width="4.88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3" style:family="table">
      <style:table-properties style:width="14.64cm" fo:margin-left="-0.199cm" fo:margin-top="0cm" fo:margin-bottom="0cm" table:align="left" style:writing-mode="lr-tb"/>
    </style:style>
    <style:style style:name="表格3.A" style:family="table-column">
      <style:table-column-properties style:column-width="4.879cm"/>
    </style:style>
    <style:style style:name="表格3.B" style:family="table-column">
      <style:table-column-properties style:column-width="4.881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-left="0.199cm" fo:padding-right="0.191cm" fo:padding-top="0cm" fo:padding-bottom="0cm" fo:border="0.5pt solid #00000a"/>
    </style:style>
    <style:style style:name="表格4" style:family="table">
      <style:table-properties style:width="14.64cm" fo:margin-left="-0.199cm" fo:margin-top="0cm" fo:margin-bottom="0cm" table:align="left" style:writing-mode="lr-tb"/>
    </style:style>
    <style:style style:name="表格4.A" style:family="table-column">
      <style:table-column-properties style:column-width="4.879cm"/>
    </style:style>
    <style:style style:name="表格4.B" style:family="table-column">
      <style:table-column-properties style:column-width="4.881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5" style:family="table">
      <style:table-properties style:width="14.744cm" fo:margin-left="-0.199cm" fo:margin-top="0cm" fo:margin-bottom="0cm" table:align="left" style:writing-mode="lr-tb"/>
    </style:style>
    <style:style style:name="表格5.A" style:family="table-column">
      <style:table-column-properties style:column-width="3.242cm"/>
    </style:style>
    <style:style style:name="表格5.B" style:family="table-column">
      <style:table-column-properties style:column-width="3.501cm"/>
    </style:style>
    <style:style style:name="表格5.C" style:family="table-column">
      <style:table-column-properties style:column-width="8.001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4.637cm" fo:margin-left="-0.383cm" fo:margin-top="0cm" fo:margin-bottom="0cm" table:align="left" style:writing-mode="lr-tb"/>
    </style:style>
    <style:style style:name="表格6.A" style:family="table-column">
      <style:table-column-properties style:column-width="2.244cm"/>
    </style:style>
    <style:style style:name="表格6.B" style:family="table-column">
      <style:table-column-properties style:column-width="12.393cm"/>
    </style:style>
    <style:style style:name="表格6.1" style:family="table-row">
      <style:table-row-properties style:min-row-height="1.118cm" fo:keep-together="auto"/>
    </style:style>
    <style:style style:name="表格6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6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6.2" style:family="table-row">
      <style:table-row-properties style:min-row-height="0.568cm" fo:keep-together="auto"/>
    </style:style>
    <style:style style:name="表格6.A2" style:family="table-cell">
      <style:table-cell-properties fo:padding-left="0.191cm" fo:padding-right="0.187cm" fo:padding-top="0.092cm" fo:padding-bottom="0cm" fo:border="0.5pt solid #000001"/>
    </style:style>
    <style:style style:name="表格6.B2" style:family="table-cell">
      <style:table-cell-properties fo:padding-left="0.191cm" fo:padding-right="0.187cm" fo:padding-top="0.092cm" fo:padding-bottom="0cm" fo:border="0.5pt solid #000001"/>
    </style:style>
    <style:style style:name="表格6.3" style:family="table-row">
      <style:table-row-properties style:min-row-height="1.692cm" fo:keep-together="auto"/>
    </style:style>
    <style:style style:name="表格6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6.B3" style:family="table-cell">
      <style:table-cell-properties fo:padding-left="0.191cm" fo:padding-right="0.187cm" fo:padding-top="0.092cm" fo:padding-bottom="0cm" fo:border="0.5pt solid #000001"/>
    </style:style>
    <style:style style:name="表格6.4" style:family="table-row">
      <style:table-row-properties style:min-row-height="1.672cm" fo:keep-together="auto"/>
    </style:style>
    <style:style style:name="表格6.B4" style:family="table-cell">
      <style:table-cell-properties fo:padding-left="0.191cm" fo:padding-right="0.187cm" fo:padding-top="0.092cm" fo:padding-bottom="0cm" fo:border="0.5pt solid #000001"/>
    </style:style>
    <style:style style:name="表格6.5" style:family="table-row">
      <style:table-row-properties style:min-row-height="0.79cm" fo:keep-together="auto"/>
    </style:style>
    <style:style style:name="表格6.B5" style:family="table-cell">
      <style:table-cell-properties fo:padding-left="0.191cm" fo:padding-right="0.187cm" fo:padding-top="0.092cm" fo:padding-bottom="0cm" fo:border="0.5pt solid #000001"/>
    </style:style>
    <style:style style:name="表格6.6" style:family="table-row">
      <style:table-row-properties style:min-row-height="4.971cm" fo:keep-together="auto"/>
    </style:style>
    <style:style style:name="表格6.B6" style:family="table-cell">
      <style:table-cell-properties fo:padding-left="0.191cm" fo:padding-right="0.187cm" fo:padding-top="0.092cm" fo:padding-bottom="0cm" fo:border="0.5pt solid #000001"/>
    </style:style>
    <style:style style:name="表格6.B7" style:family="table-cell">
      <style:table-cell-properties fo:padding-left="0.191cm" fo:padding-right="0.187cm" fo:padding-top="0.092cm" fo:padding-bottom="0cm" fo:border="0.5pt solid #000001"/>
    </style:style>
    <style:style style:name="表格6.8" style:family="table-row">
      <style:table-row-properties style:min-row-height="0.732cm" fo:keep-together="auto"/>
    </style:style>
    <style:style style:name="表格6.A8" style:family="table-cell">
      <style:table-cell-properties fo:padding-left="0.191cm" fo:padding-right="0.187cm" fo:padding-top="0.092cm" fo:padding-bottom="0cm" fo:border="0.5pt solid #000001"/>
    </style:style>
    <style:style style:name="表格6.B8" style:family="table-cell">
      <style:table-cell-properties fo:padding-left="0.191cm" fo:padding-right="0.187cm" fo:padding-top="0.092cm" fo:padding-bottom="0cm" fo:border="0.5pt solid #000001"/>
    </style:style>
    <style:style style:name="表格7" style:family="table">
      <style:table-properties style:width="14.637cm" fo:margin-left="-0.383cm" fo:margin-top="0cm" fo:margin-bottom="0cm" table:align="left" style:writing-mode="lr-tb"/>
    </style:style>
    <style:style style:name="表格7.A" style:family="table-column">
      <style:table-column-properties style:column-width="2.244cm"/>
    </style:style>
    <style:style style:name="表格7.B" style:family="table-column">
      <style:table-column-properties style:column-width="12.393cm"/>
    </style:style>
    <style:style style:name="表格7.1" style:family="table-row">
      <style:table-row-properties style:min-row-height="1.118cm" fo:keep-together="auto"/>
    </style:style>
    <style:style style:name="表格7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7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7.2" style:family="table-row">
      <style:table-row-properties style:min-row-height="0.568cm" fo:keep-together="auto"/>
    </style:style>
    <style:style style:name="表格7.A2" style:family="table-cell">
      <style:table-cell-properties fo:padding-left="0.191cm" fo:padding-right="0.069cm" fo:padding-top="0.092cm" fo:padding-bottom="0cm" fo:border="0.5pt solid #000001"/>
    </style:style>
    <style:style style:name="表格7.B2" style:family="table-cell">
      <style:table-cell-properties fo:padding-left="0.191cm" fo:padding-right="0.069cm" fo:padding-top="0.092cm" fo:padding-bottom="0cm" fo:border="0.5pt solid #000001"/>
    </style:style>
    <style:style style:name="表格7.3" style:family="table-row">
      <style:table-row-properties style:min-row-height="1.235cm" fo:keep-together="auto"/>
    </style:style>
    <style:style style:name="表格7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7.B3" style:family="table-cell">
      <style:table-cell-properties fo:padding-left="0.191cm" fo:padding-right="0.069cm" fo:padding-top="0.092cm" fo:padding-bottom="0cm" fo:border="0.5pt solid #000001"/>
    </style:style>
    <style:style style:name="表格7.4" style:family="table-row">
      <style:table-row-properties style:min-row-height="1.152cm" fo:keep-together="auto"/>
    </style:style>
    <style:style style:name="表格7.B4" style:family="table-cell">
      <style:table-cell-properties fo:padding-left="0.191cm" fo:padding-right="0.069cm" fo:padding-top="0.092cm" fo:padding-bottom="0cm" fo:border="0.5pt solid #000001"/>
    </style:style>
    <style:style style:name="表格7.5" style:family="table-row">
      <style:table-row-properties style:min-row-height="1.145cm" fo:keep-together="auto"/>
    </style:style>
    <style:style style:name="表格7.B5" style:family="table-cell">
      <style:table-cell-properties fo:padding-left="0.191cm" fo:padding-right="0.069cm" fo:padding-top="0.092cm" fo:padding-bottom="0cm" fo:border="0.5pt solid #000001"/>
    </style:style>
    <style:style style:name="表格7.6" style:family="table-row">
      <style:table-row-properties style:min-row-height="2.889cm" fo:keep-together="auto"/>
    </style:style>
    <style:style style:name="表格7.B6" style:family="table-cell">
      <style:table-cell-properties fo:padding-left="0.191cm" fo:padding-right="0.069cm" fo:padding-top="0.092cm" fo:padding-bottom="0cm" fo:border="0.5pt solid #000001"/>
    </style:style>
    <style:style style:name="表格7.B7" style:family="table-cell">
      <style:table-cell-properties fo:padding-left="0.191cm" fo:padding-right="0.069cm" fo:padding-top="0.092cm" fo:padding-bottom="0cm" fo:border="0.5pt solid #000001"/>
    </style:style>
    <style:style style:name="表格7.A8" style:family="table-cell">
      <style:table-cell-properties fo:padding-left="0.191cm" fo:padding-right="0.069cm" fo:padding-top="0.092cm" fo:padding-bottom="0cm" fo:border="0.5pt solid #000001"/>
    </style:style>
    <style:style style:name="表格7.B8" style:family="table-cell">
      <style:table-cell-properties fo:padding-left="0.191cm" fo:padding-right="0.069cm" fo:padding-top="0.092cm" fo:padding-bottom="0cm" fo:border="0.5pt solid #000001"/>
    </style:style>
    <style:style style:name="表格8" style:family="table">
      <style:table-properties style:width="14.637cm" fo:margin-left="-0.383cm" fo:margin-top="0cm" fo:margin-bottom="0cm" table:align="left" style:writing-mode="lr-tb"/>
    </style:style>
    <style:style style:name="表格8.A" style:family="table-column">
      <style:table-column-properties style:column-width="2.244cm"/>
    </style:style>
    <style:style style:name="表格8.B" style:family="table-column">
      <style:table-column-properties style:column-width="12.393cm"/>
    </style:style>
    <style:style style:name="表格8.1" style:family="table-row">
      <style:table-row-properties style:min-row-height="1.118cm" fo:keep-together="auto"/>
    </style:style>
    <style:style style:name="表格8.A1" style:family="table-cell">
      <style:table-cell-properties style:vertical-align="middle" fo:padding-left="0.191cm" fo:padding-right="0.076cm" fo:padding-top="0.092cm" fo:padding-bottom="0cm" fo:border="0.5pt solid #000001"/>
    </style:style>
    <style:style style:name="表格8.2" style:family="table-row">
      <style:table-row-properties style:min-row-height="0.568cm" fo:keep-together="auto"/>
    </style:style>
    <style:style style:name="表格8.A2" style:family="table-cell">
      <style:table-cell-properties fo:padding-left="0.191cm" fo:padding-right="0.076cm" fo:padding-top="0.092cm" fo:padding-bottom="0cm" fo:border="0.5pt solid #000001"/>
    </style:style>
    <style:style style:name="表格8.B2" style:family="table-cell">
      <style:table-cell-properties fo:padding-left="0.191cm" fo:padding-right="0.076cm" fo:padding-top="0.092cm" fo:padding-bottom="0cm" fo:border="0.5pt solid #000001"/>
    </style:style>
    <style:style style:name="表格8.3" style:family="table-row">
      <style:table-row-properties style:min-row-height="0.863cm" fo:keep-together="auto"/>
    </style:style>
    <style:style style:name="表格8.B3" style:family="table-cell">
      <style:table-cell-properties fo:padding-left="0.191cm" fo:padding-right="0.076cm" fo:padding-top="0.092cm" fo:padding-bottom="0cm" fo:border="0.5pt solid #000001"/>
    </style:style>
    <style:style style:name="表格8.4" style:family="table-row">
      <style:table-row-properties style:min-row-height="1.672cm" fo:keep-together="auto"/>
    </style:style>
    <style:style style:name="表格8.B4" style:family="table-cell">
      <style:table-cell-properties fo:padding-left="0.191cm" fo:padding-right="0.076cm" fo:padding-top="0.092cm" fo:padding-bottom="0cm" fo:border="0.5pt solid #000001"/>
    </style:style>
    <style:style style:name="表格8.5" style:family="table-row">
      <style:table-row-properties style:min-row-height="1.633cm" fo:keep-together="auto"/>
    </style:style>
    <style:style style:name="表格8.B5" style:family="table-cell">
      <style:table-cell-properties fo:padding-left="0.191cm" fo:padding-right="0.076cm" fo:padding-top="0.092cm" fo:padding-bottom="0cm" fo:border="0.5pt solid #000001"/>
    </style:style>
    <style:style style:name="表格8.6" style:family="table-row">
      <style:table-row-properties style:min-row-height="5.357cm" fo:keep-together="auto"/>
    </style:style>
    <style:style style:name="表格8.B6" style:family="table-cell">
      <style:table-cell-properties fo:padding-left="0.191cm" fo:padding-right="0.076cm" fo:padding-top="0.092cm" fo:padding-bottom="0cm" fo:border="0.5pt solid #000001"/>
    </style:style>
    <style:style style:name="表格8.B7" style:family="table-cell">
      <style:table-cell-properties fo:padding-left="0.191cm" fo:padding-right="0.076cm" fo:padding-top="0.092cm" fo:padding-bottom="0cm" fo:border="0.5pt solid #000001"/>
    </style:style>
    <style:style style:name="表格8.A8" style:family="table-cell">
      <style:table-cell-properties fo:padding-left="0.191cm" fo:padding-right="0.076cm" fo:padding-top="0.092cm" fo:padding-bottom="0cm" fo:border="0.5pt solid #000001"/>
    </style:style>
    <style:style style:name="表格8.B8" style:family="table-cell">
      <style:table-cell-properties fo:padding-left="0.191cm" fo:padding-right="0.076cm" fo:padding-top="0.092cm" fo:padding-bottom="0cm" fo:border="0.5pt solid #000001"/>
    </style:style>
    <style:style style:name="表格9" style:family="table">
      <style:table-properties style:width="14.637cm" fo:margin-left="-0.383cm" fo:margin-top="0cm" fo:margin-bottom="0cm" table:align="left" style:writing-mode="lr-tb"/>
    </style:style>
    <style:style style:name="表格9.A" style:family="table-column">
      <style:table-column-properties style:column-width="2.244cm"/>
    </style:style>
    <style:style style:name="表格9.B" style:family="table-column">
      <style:table-column-properties style:column-width="12.393cm"/>
    </style:style>
    <style:style style:name="表格9.1" style:family="table-row">
      <style:table-row-properties style:min-row-height="1.118cm" fo:keep-together="auto"/>
    </style:style>
    <style:style style:name="表格9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9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9.2" style:family="table-row">
      <style:table-row-properties style:min-row-height="0.568cm" fo:keep-together="auto"/>
    </style:style>
    <style:style style:name="表格9.A2" style:family="table-cell">
      <style:table-cell-properties fo:padding-left="0.191cm" fo:padding-right="0.069cm" fo:padding-top="0.092cm" fo:padding-bottom="0cm" fo:border="0.5pt solid #000001"/>
    </style:style>
    <style:style style:name="表格9.B2" style:family="table-cell">
      <style:table-cell-properties fo:padding-left="0.191cm" fo:padding-right="0.069cm" fo:padding-top="0.092cm" fo:padding-bottom="0cm" fo:border="0.5pt solid #000001"/>
    </style:style>
    <style:style style:name="表格9.3" style:family="table-row">
      <style:table-row-properties style:min-row-height="1.986cm" fo:keep-together="auto"/>
    </style:style>
    <style:style style:name="表格9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9.B3" style:family="table-cell">
      <style:table-cell-properties fo:padding-left="0.191cm" fo:padding-right="0.069cm" fo:padding-top="0.092cm" fo:padding-bottom="0cm" fo:border="0.5pt solid #000001"/>
    </style:style>
    <style:style style:name="表格9.4" style:family="table-row">
      <style:table-row-properties style:min-row-height="1.672cm" fo:keep-together="auto"/>
    </style:style>
    <style:style style:name="表格9.B4" style:family="table-cell">
      <style:table-cell-properties fo:padding-left="0.191cm" fo:padding-right="0.069cm" fo:padding-top="0.092cm" fo:padding-bottom="0cm" fo:border="0.5pt solid #000001"/>
    </style:style>
    <style:style style:name="表格9.5" style:family="table-row">
      <style:table-row-properties style:min-row-height="0.894cm" fo:keep-together="auto"/>
    </style:style>
    <style:style style:name="表格9.B5" style:family="table-cell">
      <style:table-cell-properties fo:padding-left="0.191cm" fo:padding-right="0.069cm" fo:padding-top="0.092cm" fo:padding-bottom="0cm" fo:border="0.5pt solid #000001"/>
    </style:style>
    <style:style style:name="表格9.6" style:family="table-row">
      <style:table-row-properties style:min-row-height="2.769cm" fo:keep-together="auto"/>
    </style:style>
    <style:style style:name="表格9.B6" style:family="table-cell">
      <style:table-cell-properties fo:padding-left="0.191cm" fo:padding-right="0.069cm" fo:padding-top="0.092cm" fo:padding-bottom="0cm" fo:border="0.5pt solid #000001"/>
    </style:style>
    <style:style style:name="表格9.A7" style:family="table-cell">
      <style:table-cell-properties fo:padding-left="0.191cm" fo:padding-right="0.069cm" fo:padding-top="0.092cm" fo:padding-bottom="0cm" fo:border="0.5pt solid #000001"/>
    </style:style>
    <style:style style:name="表格9.B7" style:family="table-cell">
      <style:table-cell-properties fo:padding-left="0.191cm" fo:padding-right="0.069cm" fo:padding-top="0.092cm" fo:padding-bottom="0cm" fo:border="0.5pt solid #000001"/>
    </style:style>
    <style:style style:name="表格9.A8" style:family="table-cell">
      <style:table-cell-properties fo:padding-left="0.191cm" fo:padding-right="0.069cm" fo:padding-top="0.092cm" fo:padding-bottom="0cm" fo:border="0.5pt solid #000001"/>
    </style:style>
    <style:style style:name="表格9.B8" style:family="table-cell">
      <style:table-cell-properties fo:padding-left="0.191cm" fo:padding-right="0.069cm" fo:padding-top="0.092cm" fo:padding-bottom="0cm" fo:border="0.5pt solid #000001"/>
    </style:style>
    <style:style style:name="表格10" style:family="table">
      <style:table-properties style:width="14.637cm" fo:margin-left="-0.383cm" fo:margin-top="0cm" fo:margin-bottom="0cm" table:align="left" style:writing-mode="lr-tb"/>
    </style:style>
    <style:style style:name="表格10.A" style:family="table-column">
      <style:table-column-properties style:column-width="2.244cm"/>
    </style:style>
    <style:style style:name="表格10.B" style:family="table-column">
      <style:table-column-properties style:column-width="12.393cm"/>
    </style:style>
    <style:style style:name="表格10.1" style:family="table-row">
      <style:table-row-properties style:min-row-height="1.118cm" fo:keep-together="auto"/>
    </style:style>
    <style:style style:name="表格10.A1" style:family="table-cell">
      <style:table-cell-properties fo:padding-left="0.191cm" fo:padding-right="0.058cm" fo:padding-top="0.092cm" fo:padding-bottom="0cm" fo:border-left="0.5pt solid #000001" fo:border-right="none" fo:border-top="0.5pt solid #000001" fo:border-bottom="0.5pt solid #000001"/>
    </style:style>
    <style:style style:name="表格10.B1" style:family="table-cell">
      <style:table-cell-properties style:vertical-align="middle" fo:padding-left="0.191cm" fo:padding-right="0.058cm" fo:padding-top="0.092cm" fo:padding-bottom="0cm" fo:border-left="none" fo:border-right="0.5pt solid #000001" fo:border-top="0.5pt solid #000001" fo:border-bottom="0.5pt solid #000001"/>
    </style:style>
    <style:style style:name="表格10.2" style:family="table-row">
      <style:table-row-properties style:min-row-height="0.568cm" fo:keep-together="auto"/>
    </style:style>
    <style:style style:name="表格10.A2" style:family="table-cell">
      <style:table-cell-properties fo:padding-left="0.191cm" fo:padding-right="0.058cm" fo:padding-top="0.092cm" fo:padding-bottom="0cm" fo:border="0.5pt solid #000001"/>
    </style:style>
    <style:style style:name="表格10.B2" style:family="table-cell">
      <style:table-cell-properties fo:padding-left="0.191cm" fo:padding-right="0.058cm" fo:padding-top="0.092cm" fo:padding-bottom="0cm" fo:border="0.5pt solid #000001"/>
    </style:style>
    <style:style style:name="表格10.A3" style:family="table-cell">
      <style:table-cell-properties fo:padding-left="0.191cm" fo:padding-right="0.058cm" fo:padding-top="0.092cm" fo:padding-bottom="0cm" fo:border="0.5pt solid #000001"/>
    </style:style>
    <style:style style:name="表格10.B3" style:family="table-cell">
      <style:table-cell-properties fo:padding-left="0.191cm" fo:padding-right="0.058cm" fo:padding-top="0.092cm" fo:padding-bottom="0cm" fo:border="0.5pt solid #000001"/>
    </style:style>
    <style:style style:name="表格10.4" style:family="table-row">
      <style:table-row-properties style:min-row-height="1.672cm" fo:keep-together="auto"/>
    </style:style>
    <style:style style:name="表格10.A4" style:family="table-cell">
      <style:table-cell-properties style:vertical-align="middle" fo:padding-left="0.191cm" fo:padding-right="0.058cm" fo:padding-top="0.092cm" fo:padding-bottom="0cm" fo:border="0.5pt solid #000001"/>
    </style:style>
    <style:style style:name="表格10.B4" style:family="table-cell">
      <style:table-cell-properties fo:padding-left="0.191cm" fo:padding-right="0.058cm" fo:padding-top="0.092cm" fo:padding-bottom="0cm" fo:border="0.5pt solid #000001"/>
    </style:style>
    <style:style style:name="表格10.A5" style:family="table-cell">
      <style:table-cell-properties fo:padding-left="0.191cm" fo:padding-right="0.058cm" fo:padding-top="0.092cm" fo:padding-bottom="0cm" fo:border="0.5pt solid #000001"/>
    </style:style>
    <style:style style:name="表格10.B5" style:family="table-cell">
      <style:table-cell-properties fo:padding-left="0.191cm" fo:padding-right="0.058cm" fo:padding-top="0.092cm" fo:padding-bottom="0cm" fo:border="0.5pt solid #000001"/>
    </style:style>
    <style:style style:name="表格10.6" style:family="table-row">
      <style:table-row-properties style:min-row-height="2.219cm" fo:keep-together="auto"/>
    </style:style>
    <style:style style:name="表格10.B6" style:family="table-cell">
      <style:table-cell-properties fo:padding-left="0.191cm" fo:padding-right="0.058cm" fo:padding-top="0.092cm" fo:padding-bottom="0cm" fo:border="0.5pt solid #000001"/>
    </style:style>
    <style:style style:name="表格10.A7" style:family="table-cell">
      <style:table-cell-properties fo:padding-left="0.191cm" fo:padding-right="0.058cm" fo:padding-top="0.092cm" fo:padding-bottom="0cm" fo:border="0.5pt solid #000001"/>
    </style:style>
    <style:style style:name="表格10.B7" style:family="table-cell">
      <style:table-cell-properties fo:padding-left="0.191cm" fo:padding-right="0.058cm" fo:padding-top="0.092cm" fo:padding-bottom="0cm" fo:border="0.5pt solid #000001"/>
    </style:style>
    <style:style style:name="表格10.A8" style:family="table-cell">
      <style:table-cell-properties fo:padding-left="0.191cm" fo:padding-right="0.058cm" fo:padding-top="0.092cm" fo:padding-bottom="0cm" fo:border="0.5pt solid #000001"/>
    </style:style>
    <style:style style:name="表格10.B8" style:family="table-cell">
      <style:table-cell-properties fo:padding-left="0.191cm" fo:padding-right="0.058cm" fo:padding-top="0.092cm" fo:padding-bottom="0cm" fo:border="0.5pt solid #000001"/>
    </style:style>
    <style:style style:name="表格11" style:family="table">
      <style:table-properties style:width="14.947cm" fo:margin-left="-0.383cm" fo:margin-top="0cm" fo:margin-bottom="0cm" table:align="left" style:writing-mode="lr-tb"/>
    </style:style>
    <style:style style:name="表格11.A" style:family="table-column">
      <style:table-column-properties style:column-width="2.242cm"/>
    </style:style>
    <style:style style:name="表格11.B" style:family="table-column">
      <style:table-column-properties style:column-width="12.705cm"/>
    </style:style>
    <style:style style:name="表格11.1" style:family="table-row">
      <style:table-row-properties style:min-row-height="1.118cm" fo:keep-together="auto"/>
    </style:style>
    <style:style style:name="表格11.A1" style:family="table-cell">
      <style:table-cell-properties fo:padding-left="0.191cm" fo:padding-right="0.009cm" fo:padding-top="0.092cm" fo:padding-bottom="0cm" fo:border-left="0.5pt solid #000001" fo:border-right="none" fo:border-top="0.5pt solid #000001" fo:border-bottom="0.5pt solid #000001"/>
    </style:style>
    <style:style style:name="表格11.B1" style:family="table-cell">
      <style:table-cell-properties style:vertical-align="middle" fo:padding-left="0.191cm" fo:padding-right="0.009cm" fo:padding-top="0.092cm" fo:padding-bottom="0cm" fo:border-left="none" fo:border-right="0.5pt solid #000001" fo:border-top="0.5pt solid #000001" fo:border-bottom="0.5pt solid #000001"/>
    </style:style>
    <style:style style:name="表格11.2" style:family="table-row">
      <style:table-row-properties style:min-row-height="0.568cm" fo:keep-together="auto"/>
    </style:style>
    <style:style style:name="表格11.A2" style:family="table-cell">
      <style:table-cell-properties fo:padding-left="0.191cm" fo:padding-right="0.009cm" fo:padding-top="0.092cm" fo:padding-bottom="0cm" fo:border="0.5pt solid #000001"/>
    </style:style>
    <style:style style:name="表格11.B2" style:family="table-cell">
      <style:table-cell-properties fo:padding-left="0.191cm" fo:padding-right="0.009cm" fo:padding-top="0.092cm" fo:padding-bottom="0cm" fo:border="0.5pt solid #000001"/>
    </style:style>
    <style:style style:name="表格11.3" style:family="table-row">
      <style:table-row-properties style:min-row-height="1.235cm" fo:keep-together="auto"/>
    </style:style>
    <style:style style:name="表格11.A3" style:family="table-cell">
      <style:table-cell-properties fo:padding-left="0.191cm" fo:padding-right="0.009cm" fo:padding-top="0.092cm" fo:padding-bottom="0cm" fo:border="0.5pt solid #000001"/>
    </style:style>
    <style:style style:name="表格11.B3" style:family="table-cell">
      <style:table-cell-properties fo:padding-left="0.191cm" fo:padding-right="0.009cm" fo:padding-top="0.092cm" fo:padding-bottom="0cm" fo:border="0.5pt solid #000001"/>
    </style:style>
    <style:style style:name="表格11.4" style:family="table-row">
      <style:table-row-properties style:min-row-height="0.901cm" fo:keep-together="auto"/>
    </style:style>
    <style:style style:name="表格11.A4" style:family="table-cell">
      <style:table-cell-properties fo:padding-left="0.191cm" fo:padding-right="0.009cm" fo:padding-top="0.092cm" fo:padding-bottom="0cm" fo:border="0.5pt solid #000001"/>
    </style:style>
    <style:style style:name="表格11.B4" style:family="table-cell">
      <style:table-cell-properties fo:padding-left="0.191cm" fo:padding-right="0.009cm" fo:padding-top="0.092cm" fo:padding-bottom="0cm" fo:border="0.5pt solid #000001"/>
    </style:style>
    <style:style style:name="表格11.5" style:family="table-row">
      <style:table-row-properties style:min-row-height="2.219cm" fo:keep-together="auto"/>
    </style:style>
    <style:style style:name="表格11.A5" style:family="table-cell">
      <style:table-cell-properties fo:padding-left="0.191cm" fo:padding-right="0.009cm" fo:padding-top="0.092cm" fo:padding-bottom="0cm" fo:border="0.5pt solid #000001"/>
    </style:style>
    <style:style style:name="表格11.B5" style:family="table-cell">
      <style:table-cell-properties fo:padding-left="0.191cm" fo:padding-right="0.009cm" fo:padding-top="0.092cm" fo:padding-bottom="0cm" fo:border="0.5pt solid #000001"/>
    </style:style>
    <style:style style:name="表格11.6" style:family="table-row">
      <style:table-row-properties style:min-row-height="4.42cm" fo:keep-together="auto"/>
    </style:style>
    <style:style style:name="表格11.A6" style:family="table-cell">
      <style:table-cell-properties fo:padding-left="0.191cm" fo:padding-right="0.009cm" fo:padding-top="0.092cm" fo:padding-bottom="0cm" fo:border="0.5pt solid #000001"/>
    </style:style>
    <style:style style:name="表格11.B6" style:family="table-cell">
      <style:table-cell-properties fo:padding-left="0.191cm" fo:padding-right="0.009cm" fo:padding-top="0.092cm" fo:padding-bottom="0cm" fo:border="0.5pt solid #000001"/>
    </style:style>
    <style:style style:name="表格11.A7" style:family="table-cell">
      <style:table-cell-properties fo:padding-left="0.191cm" fo:padding-right="0.009cm" fo:padding-top="0.092cm" fo:padding-bottom="0cm" fo:border="0.5pt solid #000001"/>
    </style:style>
    <style:style style:name="表格11.B7" style:family="table-cell">
      <style:table-cell-properties fo:padding-left="0.191cm" fo:padding-right="0.009cm" fo:padding-top="0.092cm" fo:padding-bottom="0cm" fo:border="0.5pt solid #000001"/>
    </style:style>
    <style:style style:name="表格11.A8" style:family="table-cell">
      <style:table-cell-properties fo:padding-left="0.191cm" fo:padding-right="0.009cm" fo:padding-top="0.092cm" fo:padding-bottom="0cm" fo:border="0.5pt solid #000001"/>
    </style:style>
    <style:style style:name="表格11.B8" style:family="table-cell">
      <style:table-cell-properties fo:padding-left="0.191cm" fo:padding-right="0.009cm" fo:padding-top="0.092cm" fo:padding-bottom="0cm" fo:border="0.5pt solid #000001"/>
    </style:style>
    <style:style style:name="表格12" style:family="table">
      <style:table-properties style:width="14.637cm" fo:margin-left="-0.383cm" fo:margin-top="0cm" fo:margin-bottom="0cm" table:align="left" style:writing-mode="lr-tb"/>
    </style:style>
    <style:style style:name="表格12.A" style:family="table-column">
      <style:table-column-properties style:column-width="2.078cm"/>
    </style:style>
    <style:style style:name="表格12.B" style:family="table-column">
      <style:table-column-properties style:column-width="12.559cm"/>
    </style:style>
    <style:style style:name="表格12.1" style:family="table-row">
      <style:table-row-properties style:min-row-height="1.118cm" fo:keep-together="auto"/>
    </style:style>
    <style:style style:name="表格12.A1" style:family="table-cell">
      <style:table-cell-properties fo:padding-left="0.191cm" fo:padding-right="0.062cm" fo:padding-top="0.092cm" fo:padding-bottom="0cm" fo:border-left="0.5pt solid #000001" fo:border-right="none" fo:border-top="0.5pt solid #000001" fo:border-bottom="0.5pt solid #000001"/>
    </style:style>
    <style:style style:name="表格12.B1" style:family="table-cell">
      <style:table-cell-properties style:vertical-align="middle" fo:padding-left="0.191cm" fo:padding-right="0.062cm" fo:padding-top="0.092cm" fo:padding-bottom="0cm" fo:border-left="none" fo:border-right="0.5pt solid #000001" fo:border-top="0.5pt solid #000001" fo:border-bottom="0.5pt solid #000001"/>
    </style:style>
    <style:style style:name="表格12.2" style:family="table-row">
      <style:table-row-properties style:min-row-height="0.568cm" fo:keep-together="auto"/>
    </style:style>
    <style:style style:name="表格12.A2" style:family="table-cell">
      <style:table-cell-properties fo:padding-left="0.191cm" fo:padding-right="0.062cm" fo:padding-top="0.092cm" fo:padding-bottom="0cm" fo:border="0.5pt solid #000001"/>
    </style:style>
    <style:style style:name="表格12.B2" style:family="table-cell">
      <style:table-cell-properties fo:padding-left="0.191cm" fo:padding-right="0.062cm" fo:padding-top="0.092cm" fo:padding-bottom="0cm" fo:border="0.5pt solid #000001"/>
    </style:style>
    <style:style style:name="表格12.A3" style:family="table-cell">
      <style:table-cell-properties fo:padding-left="0.191cm" fo:padding-right="0.062cm" fo:padding-top="0.092cm" fo:padding-bottom="0cm" fo:border="0.5pt solid #000001"/>
    </style:style>
    <style:style style:name="表格12.B3" style:family="table-cell">
      <style:table-cell-properties fo:padding-left="0.191cm" fo:padding-right="0.062cm" fo:padding-top="0.092cm" fo:padding-bottom="0cm" fo:border="0.5pt solid #000001"/>
    </style:style>
    <style:style style:name="表格12.4" style:family="table-row">
      <style:table-row-properties style:min-row-height="0.572cm" fo:keep-together="auto"/>
    </style:style>
    <style:style style:name="表格12.A4" style:family="table-cell">
      <style:table-cell-properties fo:padding-left="0.191cm" fo:padding-right="0.062cm" fo:padding-top="0.092cm" fo:padding-bottom="0cm" fo:border="0.5pt solid #000001"/>
    </style:style>
    <style:style style:name="表格12.B4" style:family="table-cell">
      <style:table-cell-properties fo:padding-left="0.191cm" fo:padding-right="0.062cm" fo:padding-top="0.092cm" fo:padding-bottom="0cm" fo:border="0.5pt solid #000001"/>
    </style:style>
    <style:style style:name="表格12.5" style:family="table-row">
      <style:table-row-properties style:min-row-height="2.219cm" fo:keep-together="auto"/>
    </style:style>
    <style:style style:name="表格12.A5" style:family="table-cell">
      <style:table-cell-properties fo:padding-left="0.191cm" fo:padding-right="0.062cm" fo:padding-top="0.092cm" fo:padding-bottom="0cm" fo:border="0.5pt solid #000001"/>
    </style:style>
    <style:style style:name="表格12.B5" style:family="table-cell">
      <style:table-cell-properties fo:padding-left="0.191cm" fo:padding-right="0.062cm" fo:padding-top="0.092cm" fo:padding-bottom="0cm" fo:border="0.5pt solid #000001"/>
    </style:style>
    <style:style style:name="表格12.6" style:family="table-row">
      <style:table-row-properties style:min-row-height="2.769cm" fo:keep-together="auto"/>
    </style:style>
    <style:style style:name="表格12.A6" style:family="table-cell">
      <style:table-cell-properties fo:padding-left="0.191cm" fo:padding-right="0.062cm" fo:padding-top="0.092cm" fo:padding-bottom="0cm" fo:border="0.5pt solid #000001"/>
    </style:style>
    <style:style style:name="表格12.B6" style:family="table-cell">
      <style:table-cell-properties fo:padding-left="0.191cm" fo:padding-right="0.062cm" fo:padding-top="0.092cm" fo:padding-bottom="0cm" fo:border="0.5pt solid #000001"/>
    </style:style>
    <style:style style:name="表格12.A7" style:family="table-cell">
      <style:table-cell-properties fo:padding-left="0.191cm" fo:padding-right="0.062cm" fo:padding-top="0.092cm" fo:padding-bottom="0cm" fo:border="0.5pt solid #000001"/>
    </style:style>
    <style:style style:name="表格12.B7" style:family="table-cell">
      <style:table-cell-properties fo:padding-left="0.191cm" fo:padding-right="0.062cm" fo:padding-top="0.092cm" fo:padding-bottom="0cm" fo:border="0.5pt solid #000001"/>
    </style:style>
    <style:style style:name="表格12.A8" style:family="table-cell">
      <style:table-cell-properties fo:padding-left="0.191cm" fo:padding-right="0.062cm" fo:padding-top="0.092cm" fo:padding-bottom="0cm" fo:border="0.5pt solid #000001"/>
    </style:style>
    <style:style style:name="表格12.B8" style:family="table-cell">
      <style:table-cell-properties fo:padding-left="0.191cm" fo:padding-right="0.062cm" fo:padding-top="0.092cm" fo:padding-bottom="0cm" fo:border="0.5pt solid #000001"/>
    </style:style>
    <style:style style:name="表格13" style:family="table">
      <style:table-properties style:width="14.711cm" fo:margin-left="0.018cm" fo:margin-top="0cm" fo:margin-bottom="0cm" table:align="left" style:writing-mode="lr-tb"/>
    </style:style>
    <style:style style:name="表格13.A" style:family="table-column">
      <style:table-column-properties style:column-width="2.499cm"/>
    </style:style>
    <style:style style:name="表格13.B" style:family="table-column">
      <style:table-column-properties style:column-width="0.534cm"/>
    </style:style>
    <style:style style:name="表格13.C" style:family="table-column">
      <style:table-column-properties style:column-width="11.677cm"/>
    </style:style>
    <style:style style:name="表格13.1" style:family="table-row">
      <style:table-row-properties style:min-row-height="0.787cm" fo:keep-together="auto"/>
    </style:style>
    <style:style style:name="表格1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3.B1" style:family="table-cell">
      <style:table-cell-properties style:vertical-align="bottom" fo:padding="0cm" fo:border-left="none" fo:border-right="none" fo:border-top="1pt solid #00000a" fo:border-bottom="none"/>
    </style:style>
    <style:style style:name="表格1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3.2" style:family="table-row">
      <style:table-row-properties style:min-row-height="0.332cm" fo:keep-together="auto"/>
    </style:style>
    <style:style style:name="表格1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3.3" style:family="table-row">
      <style:table-row-properties style:min-row-height="0.452cm" fo:keep-together="auto"/>
    </style:style>
    <style:style style:name="表格1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3.B3" style:family="table-cell">
      <style:table-cell-properties style:vertical-align="bottom" fo:padding="0cm" fo:border-left="none" fo:border-right="1pt solid #00000a" fo:border-top="none" fo:border-bottom="none"/>
    </style:style>
    <style:style style:name="表格13.4" style:family="table-row">
      <style:table-row-properties style:min-row-height="0.594cm" fo:keep-together="auto"/>
    </style:style>
    <style:style style:name="表格1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3.6" style:family="table-row">
      <style:table-row-properties style:min-row-height="0.55cm" fo:keep-together="auto"/>
    </style:style>
    <style:style style:name="表格13.7" style:family="table-row">
      <style:table-row-properties style:min-row-height="0.12cm" fo:keep-together="auto"/>
    </style:style>
    <style:style style:name="表格13.8" style:family="table-row">
      <style:table-row-properties style:min-row-height="0.455cm" fo:keep-together="auto"/>
    </style:style>
    <style:style style:name="表格13.11" style:family="table-row">
      <style:table-row-properties style:min-row-height="0.081cm" fo:keep-together="auto"/>
    </style:style>
    <style:style style:name="表格13.12" style:family="table-row">
      <style:table-row-properties style:min-row-height="0.453cm" fo:keep-together="auto"/>
    </style:style>
    <style:style style:name="表格13.17" style:family="table-row">
      <style:table-row-properties style:min-row-height="0.564cm" fo:keep-together="auto"/>
    </style:style>
    <style:style style:name="表格13.20" style:family="table-row">
      <style:table-row-properties style:min-row-height="0.067cm" fo:keep-together="auto"/>
    </style:style>
    <style:style style:name="表格13.B22" style:family="table-cell">
      <style:table-cell-properties style:vertical-align="bottom" fo:padding="0cm" fo:border-left="none" fo:border-right="none" fo:border-top="none" fo:border-bottom="1pt solid #00000a"/>
    </style:style>
    <style:style style:name="表格13.23" style:family="table-row">
      <style:table-row-properties style:min-row-height="0.536cm" fo:keep-together="auto"/>
    </style:style>
    <style:style style:name="表格13.B23" style:family="table-cell">
      <style:table-cell-properties style:vertical-align="bottom" fo:padding="0cm" fo:border="none"/>
    </style:style>
    <style:style style:name="表格13.24" style:family="table-row">
      <style:table-row-properties style:min-row-height="0.282cm" fo:keep-together="auto"/>
    </style:style>
    <style:style style:name="表格14" style:family="table">
      <style:table-properties style:width="14.711cm" fo:margin-left="0.018cm" fo:margin-top="0cm" fo:margin-bottom="0cm" table:align="left" style:writing-mode="lr-tb"/>
    </style:style>
    <style:style style:name="表格14.A" style:family="table-column">
      <style:table-column-properties style:column-width="2.499cm"/>
    </style:style>
    <style:style style:name="表格14.B" style:family="table-column">
      <style:table-column-properties style:column-width="0.534cm"/>
    </style:style>
    <style:style style:name="表格14.C" style:family="table-column">
      <style:table-column-properties style:column-width="11.677cm"/>
    </style:style>
    <style:style style:name="表格14.1" style:family="table-row">
      <style:table-row-properties style:min-row-height="0.787cm" fo:keep-together="auto"/>
    </style:style>
    <style:style style:name="表格14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4.B1" style:family="table-cell">
      <style:table-cell-properties style:vertical-align="bottom" fo:padding="0cm" fo:border-left="none" fo:border-right="none" fo:border-top="1pt solid #00000a" fo:border-bottom="none"/>
    </style:style>
    <style:style style:name="表格14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4.2" style:family="table-row">
      <style:table-row-properties style:min-row-height="0.332cm" fo:keep-together="auto"/>
    </style:style>
    <style:style style:name="表格14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4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4.3" style:family="table-row">
      <style:table-row-properties style:min-row-height="0.452cm" fo:keep-together="auto"/>
    </style:style>
    <style:style style:name="表格14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4.B3" style:family="table-cell">
      <style:table-cell-properties style:vertical-align="bottom" fo:padding="0cm" fo:border-left="none" fo:border-right="1pt solid #00000a" fo:border-top="none" fo:border-bottom="none"/>
    </style:style>
    <style:style style:name="表格14.4" style:family="table-row">
      <style:table-row-properties style:min-row-height="0.594cm" fo:keep-together="auto"/>
    </style:style>
    <style:style style:name="表格14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4.6" style:family="table-row">
      <style:table-row-properties style:min-row-height="0.55cm" fo:keep-together="auto"/>
    </style:style>
    <style:style style:name="表格14.7" style:family="table-row">
      <style:table-row-properties style:min-row-height="0.12cm" fo:keep-together="auto"/>
    </style:style>
    <style:style style:name="表格14.8" style:family="table-row">
      <style:table-row-properties style:min-row-height="0.455cm" fo:keep-together="auto"/>
    </style:style>
    <style:style style:name="表格14.11" style:family="table-row">
      <style:table-row-properties style:min-row-height="0.081cm" fo:keep-together="auto"/>
    </style:style>
    <style:style style:name="表格14.12" style:family="table-row">
      <style:table-row-properties style:min-row-height="0.453cm" fo:keep-together="auto"/>
    </style:style>
    <style:style style:name="表格14.17" style:family="table-row">
      <style:table-row-properties style:min-row-height="0.564cm" fo:keep-together="auto"/>
    </style:style>
    <style:style style:name="表格14.20" style:family="table-row">
      <style:table-row-properties style:min-row-height="0.067cm" fo:keep-together="auto"/>
    </style:style>
    <style:style style:name="表格14.B22" style:family="table-cell">
      <style:table-cell-properties style:vertical-align="bottom" fo:padding="0cm" fo:border-left="none" fo:border-right="none" fo:border-top="none" fo:border-bottom="1pt solid #00000a"/>
    </style:style>
    <style:style style:name="表格14.23" style:family="table-row">
      <style:table-row-properties style:min-row-height="0.536cm" fo:keep-together="auto"/>
    </style:style>
    <style:style style:name="表格14.B23" style:family="table-cell">
      <style:table-cell-properties style:vertical-align="bottom" fo:padding="0cm" fo:border="none"/>
    </style:style>
    <style:style style:name="表格15" style:family="table">
      <style:table-properties style:width="14.711cm" fo:margin-left="0.018cm" fo:margin-top="0cm" fo:margin-bottom="0cm" table:align="left" style:writing-mode="lr-tb"/>
    </style:style>
    <style:style style:name="表格15.A" style:family="table-column">
      <style:table-column-properties style:column-width="2.499cm"/>
    </style:style>
    <style:style style:name="表格15.B" style:family="table-column">
      <style:table-column-properties style:column-width="0.534cm"/>
    </style:style>
    <style:style style:name="表格15.C" style:family="table-column">
      <style:table-column-properties style:column-width="11.677cm"/>
    </style:style>
    <style:style style:name="表格15.1" style:family="table-row">
      <style:table-row-properties style:min-row-height="0.787cm" fo:keep-together="auto"/>
    </style:style>
    <style:style style:name="表格15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5.B1" style:family="table-cell">
      <style:table-cell-properties style:vertical-align="bottom" fo:padding="0cm" fo:border-left="none" fo:border-right="none" fo:border-top="1pt solid #00000a" fo:border-bottom="none"/>
    </style:style>
    <style:style style:name="表格15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5.2" style:family="table-row">
      <style:table-row-properties style:min-row-height="0.332cm" fo:keep-together="auto"/>
    </style:style>
    <style:style style:name="表格15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5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5.3" style:family="table-row">
      <style:table-row-properties style:min-row-height="0.452cm" fo:keep-together="auto"/>
    </style:style>
    <style:style style:name="表格15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5.B3" style:family="table-cell">
      <style:table-cell-properties style:vertical-align="bottom" fo:padding="0cm" fo:border-left="none" fo:border-right="1pt solid #00000a" fo:border-top="none" fo:border-bottom="none"/>
    </style:style>
    <style:style style:name="表格15.4" style:family="table-row">
      <style:table-row-properties style:min-row-height="0.594cm" fo:keep-together="auto"/>
    </style:style>
    <style:style style:name="表格15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5.6" style:family="table-row">
      <style:table-row-properties style:min-row-height="0.55cm" fo:keep-together="auto"/>
    </style:style>
    <style:style style:name="表格15.7" style:family="table-row">
      <style:table-row-properties style:min-row-height="0.12cm" fo:keep-together="auto"/>
    </style:style>
    <style:style style:name="表格15.8" style:family="table-row">
      <style:table-row-properties style:min-row-height="0.455cm" fo:keep-together="auto"/>
    </style:style>
    <style:style style:name="表格15.9" style:family="table-row">
      <style:table-row-properties style:min-row-height="0.081cm" fo:keep-together="auto"/>
    </style:style>
    <style:style style:name="表格15.10" style:family="table-row">
      <style:table-row-properties style:min-row-height="0.453cm" fo:keep-together="auto"/>
    </style:style>
    <style:style style:name="表格15.15" style:family="table-row">
      <style:table-row-properties style:min-row-height="0.564cm" fo:keep-together="auto"/>
    </style:style>
    <style:style style:name="表格15.18" style:family="table-row">
      <style:table-row-properties style:min-row-height="0.067cm" fo:keep-together="auto"/>
    </style:style>
    <style:style style:name="表格15.B20" style:family="table-cell">
      <style:table-cell-properties style:vertical-align="bottom" fo:padding="0cm" fo:border-left="none" fo:border-right="none" fo:border-top="none" fo:border-bottom="1pt solid #00000a"/>
    </style:style>
    <style:style style:name="表格15.21" style:family="table-row">
      <style:table-row-properties style:min-row-height="0.536cm" fo:keep-together="auto"/>
    </style:style>
    <style:style style:name="表格15.B21" style:family="table-cell">
      <style:table-cell-properties style:vertical-align="bottom" fo:padding="0cm" fo:border="none"/>
    </style:style>
    <style:style style:name="表格16" style:family="table">
      <style:table-properties style:width="14.711cm" fo:margin-left="0.018cm" fo:margin-top="0cm" fo:margin-bottom="0cm" table:align="left" style:writing-mode="lr-tb"/>
    </style:style>
    <style:style style:name="表格16.A" style:family="table-column">
      <style:table-column-properties style:column-width="2.499cm"/>
    </style:style>
    <style:style style:name="表格16.B" style:family="table-column">
      <style:table-column-properties style:column-width="0.534cm"/>
    </style:style>
    <style:style style:name="表格16.C" style:family="table-column">
      <style:table-column-properties style:column-width="11.677cm"/>
    </style:style>
    <style:style style:name="表格16.1" style:family="table-row">
      <style:table-row-properties style:min-row-height="0.787cm" fo:keep-together="auto"/>
    </style:style>
    <style:style style:name="表格16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6.B1" style:family="table-cell">
      <style:table-cell-properties style:vertical-align="bottom" fo:padding="0cm" fo:border-left="none" fo:border-right="none" fo:border-top="1pt solid #00000a" fo:border-bottom="none"/>
    </style:style>
    <style:style style:name="表格16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6.2" style:family="table-row">
      <style:table-row-properties style:min-row-height="0.332cm" fo:keep-together="auto"/>
    </style:style>
    <style:style style:name="表格16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6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6.3" style:family="table-row">
      <style:table-row-properties style:min-row-height="0.452cm" fo:keep-together="auto"/>
    </style:style>
    <style:style style:name="表格16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6.B3" style:family="table-cell">
      <style:table-cell-properties style:vertical-align="bottom" fo:padding="0cm" fo:border-left="none" fo:border-right="1pt solid #00000a" fo:border-top="none" fo:border-bottom="none"/>
    </style:style>
    <style:style style:name="表格16.4" style:family="table-row">
      <style:table-row-properties style:min-row-height="0.594cm" fo:keep-together="auto"/>
    </style:style>
    <style:style style:name="表格16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6.6" style:family="table-row">
      <style:table-row-properties style:min-row-height="0.55cm" fo:keep-together="auto"/>
    </style:style>
    <style:style style:name="表格16.7" style:family="table-row">
      <style:table-row-properties style:min-row-height="0.12cm" fo:keep-together="auto"/>
    </style:style>
    <style:style style:name="表格16.8" style:family="table-row">
      <style:table-row-properties style:min-row-height="0.455cm" fo:keep-together="auto"/>
    </style:style>
    <style:style style:name="表格16.11" style:family="table-row">
      <style:table-row-properties style:min-row-height="0.081cm" fo:keep-together="auto"/>
    </style:style>
    <style:style style:name="表格16.12" style:family="table-row">
      <style:table-row-properties style:min-row-height="0.453cm" fo:keep-together="auto"/>
    </style:style>
    <style:style style:name="表格16.17" style:family="table-row">
      <style:table-row-properties style:min-row-height="0.564cm" fo:keep-together="auto"/>
    </style:style>
    <style:style style:name="表格16.20" style:family="table-row">
      <style:table-row-properties style:min-row-height="0.067cm" fo:keep-together="auto"/>
    </style:style>
    <style:style style:name="表格16.B22" style:family="table-cell">
      <style:table-cell-properties style:vertical-align="bottom" fo:padding="0cm" fo:border-left="none" fo:border-right="none" fo:border-top="none" fo:border-bottom="1pt solid #00000a"/>
    </style:style>
    <style:style style:name="表格16.23" style:family="table-row">
      <style:table-row-properties style:min-row-height="0.536cm" fo:keep-together="auto"/>
    </style:style>
    <style:style style:name="表格16.B23" style:family="table-cell">
      <style:table-cell-properties style:vertical-align="bottom" fo:padding="0cm" fo:border="none"/>
    </style:style>
    <style:style style:name="表格17" style:family="table">
      <style:table-properties style:width="14.711cm" fo:margin-left="0.018cm" fo:margin-top="0cm" fo:margin-bottom="0cm" table:align="left" style:writing-mode="lr-tb"/>
    </style:style>
    <style:style style:name="表格17.A" style:family="table-column">
      <style:table-column-properties style:column-width="2.499cm"/>
    </style:style>
    <style:style style:name="表格17.B" style:family="table-column">
      <style:table-column-properties style:column-width="0.534cm"/>
    </style:style>
    <style:style style:name="表格17.C" style:family="table-column">
      <style:table-column-properties style:column-width="11.677cm"/>
    </style:style>
    <style:style style:name="表格17.1" style:family="table-row">
      <style:table-row-properties style:min-row-height="0.787cm" fo:keep-together="auto"/>
    </style:style>
    <style:style style:name="表格17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7.B1" style:family="table-cell">
      <style:table-cell-properties style:vertical-align="bottom" fo:padding="0cm" fo:border-left="none" fo:border-right="none" fo:border-top="1pt solid #00000a" fo:border-bottom="none"/>
    </style:style>
    <style:style style:name="表格17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7.2" style:family="table-row">
      <style:table-row-properties style:min-row-height="0.332cm" fo:keep-together="auto"/>
    </style:style>
    <style:style style:name="表格17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7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7.3" style:family="table-row">
      <style:table-row-properties style:min-row-height="0.452cm" fo:keep-together="auto"/>
    </style:style>
    <style:style style:name="表格17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7.B3" style:family="table-cell">
      <style:table-cell-properties style:vertical-align="bottom" fo:padding="0cm" fo:border-left="none" fo:border-right="1pt solid #00000a" fo:border-top="none" fo:border-bottom="none"/>
    </style:style>
    <style:style style:name="表格17.4" style:family="table-row">
      <style:table-row-properties style:min-row-height="0.594cm" fo:keep-together="auto"/>
    </style:style>
    <style:style style:name="表格17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7.6" style:family="table-row">
      <style:table-row-properties style:min-row-height="0.55cm" fo:keep-together="auto"/>
    </style:style>
    <style:style style:name="表格17.7" style:family="table-row">
      <style:table-row-properties style:min-row-height="0.12cm" fo:keep-together="auto"/>
    </style:style>
    <style:style style:name="表格17.8" style:family="table-row">
      <style:table-row-properties style:min-row-height="0.455cm" fo:keep-together="auto"/>
    </style:style>
    <style:style style:name="表格17.11" style:family="table-row">
      <style:table-row-properties style:min-row-height="0.081cm" fo:keep-together="auto"/>
    </style:style>
    <style:style style:name="表格17.12" style:family="table-row">
      <style:table-row-properties style:min-row-height="0.453cm" fo:keep-together="auto"/>
    </style:style>
    <style:style style:name="表格17.17" style:family="table-row">
      <style:table-row-properties style:min-row-height="0.564cm" fo:keep-together="auto"/>
    </style:style>
    <style:style style:name="表格17.20" style:family="table-row">
      <style:table-row-properties style:min-row-height="0.067cm" fo:keep-together="auto"/>
    </style:style>
    <style:style style:name="表格17.B22" style:family="table-cell">
      <style:table-cell-properties style:vertical-align="bottom" fo:padding="0cm" fo:border-left="none" fo:border-right="none" fo:border-top="none" fo:border-bottom="1pt solid #00000a"/>
    </style:style>
    <style:style style:name="表格17.23" style:family="table-row">
      <style:table-row-properties style:min-row-height="0.536cm" fo:keep-together="auto"/>
    </style:style>
    <style:style style:name="表格17.B23" style:family="table-cell">
      <style:table-cell-properties style:vertical-align="bottom" fo:padding="0cm" fo:border="none"/>
    </style:style>
    <style:style style:name="表格18" style:family="table">
      <style:table-properties style:width="14.711cm" fo:margin-left="0.018cm" fo:margin-top="0cm" fo:margin-bottom="0cm" table:align="left" style:writing-mode="lr-tb"/>
    </style:style>
    <style:style style:name="表格18.A" style:family="table-column">
      <style:table-column-properties style:column-width="2.499cm"/>
    </style:style>
    <style:style style:name="表格18.B" style:family="table-column">
      <style:table-column-properties style:column-width="0.534cm"/>
    </style:style>
    <style:style style:name="表格18.C" style:family="table-column">
      <style:table-column-properties style:column-width="11.677cm"/>
    </style:style>
    <style:style style:name="表格18.1" style:family="table-row">
      <style:table-row-properties style:min-row-height="0.787cm" fo:keep-together="auto"/>
    </style:style>
    <style:style style:name="表格18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8.B1" style:family="table-cell">
      <style:table-cell-properties style:vertical-align="bottom" fo:padding="0cm" fo:border-left="none" fo:border-right="none" fo:border-top="1pt solid #00000a" fo:border-bottom="none"/>
    </style:style>
    <style:style style:name="表格18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8.2" style:family="table-row">
      <style:table-row-properties style:min-row-height="0.332cm" fo:keep-together="auto"/>
    </style:style>
    <style:style style:name="表格18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8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8.3" style:family="table-row">
      <style:table-row-properties style:min-row-height="0.452cm" fo:keep-together="auto"/>
    </style:style>
    <style:style style:name="表格18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8.B3" style:family="table-cell">
      <style:table-cell-properties style:vertical-align="bottom" fo:padding="0cm" fo:border-left="none" fo:border-right="1pt solid #00000a" fo:border-top="none" fo:border-bottom="none"/>
    </style:style>
    <style:style style:name="表格18.4" style:family="table-row">
      <style:table-row-properties style:min-row-height="0.594cm" fo:keep-together="auto"/>
    </style:style>
    <style:style style:name="表格18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8.6" style:family="table-row">
      <style:table-row-properties style:min-row-height="0.55cm" fo:keep-together="auto"/>
    </style:style>
    <style:style style:name="表格18.7" style:family="table-row">
      <style:table-row-properties style:min-row-height="0.12cm" fo:keep-together="auto"/>
    </style:style>
    <style:style style:name="表格18.8" style:family="table-row">
      <style:table-row-properties style:min-row-height="0.455cm" fo:keep-together="auto"/>
    </style:style>
    <style:style style:name="表格18.11" style:family="table-row">
      <style:table-row-properties style:min-row-height="0.081cm" fo:keep-together="auto"/>
    </style:style>
    <style:style style:name="表格18.12" style:family="table-row">
      <style:table-row-properties style:min-row-height="0.453cm" fo:keep-together="auto"/>
    </style:style>
    <style:style style:name="表格18.17" style:family="table-row">
      <style:table-row-properties style:min-row-height="0.564cm" fo:keep-together="auto"/>
    </style:style>
    <style:style style:name="表格18.20" style:family="table-row">
      <style:table-row-properties style:min-row-height="0.067cm" fo:keep-together="auto"/>
    </style:style>
    <style:style style:name="表格18.B22" style:family="table-cell">
      <style:table-cell-properties style:vertical-align="bottom" fo:padding="0cm" fo:border-left="none" fo:border-right="none" fo:border-top="none" fo:border-bottom="1pt solid #00000a"/>
    </style:style>
    <style:style style:name="表格18.23" style:family="table-row">
      <style:table-row-properties style:min-row-height="0.536cm" fo:keep-together="auto"/>
    </style:style>
    <style:style style:name="表格18.B23" style:family="table-cell">
      <style:table-cell-properties style:vertical-align="bottom" fo:padding="0cm" fo:border="none"/>
    </style:style>
    <style:style style:name="表格19" style:family="table">
      <style:table-properties style:width="14.711cm" fo:margin-left="0.018cm" fo:margin-top="0cm" fo:margin-bottom="0cm" table:align="left" style:writing-mode="lr-tb"/>
    </style:style>
    <style:style style:name="表格19.A" style:family="table-column">
      <style:table-column-properties style:column-width="2.499cm"/>
    </style:style>
    <style:style style:name="表格19.B" style:family="table-column">
      <style:table-column-properties style:column-width="0.534cm"/>
    </style:style>
    <style:style style:name="表格19.C" style:family="table-column">
      <style:table-column-properties style:column-width="11.677cm"/>
    </style:style>
    <style:style style:name="表格19.1" style:family="table-row">
      <style:table-row-properties style:min-row-height="0.787cm" fo:keep-together="auto"/>
    </style:style>
    <style:style style:name="表格19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19.B1" style:family="table-cell">
      <style:table-cell-properties style:vertical-align="bottom" fo:padding="0cm" fo:border-left="none" fo:border-right="none" fo:border-top="1pt solid #00000a" fo:border-bottom="none"/>
    </style:style>
    <style:style style:name="表格19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19.2" style:family="table-row">
      <style:table-row-properties style:min-row-height="0.332cm" fo:keep-together="auto"/>
    </style:style>
    <style:style style:name="表格19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19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19.3" style:family="table-row">
      <style:table-row-properties style:min-row-height="0.452cm" fo:keep-together="auto"/>
    </style:style>
    <style:style style:name="表格19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19.B3" style:family="table-cell">
      <style:table-cell-properties style:vertical-align="bottom" fo:padding="0cm" fo:border-left="none" fo:border-right="1pt solid #00000a" fo:border-top="none" fo:border-bottom="none"/>
    </style:style>
    <style:style style:name="表格19.4" style:family="table-row">
      <style:table-row-properties style:min-row-height="0.594cm" fo:keep-together="auto"/>
    </style:style>
    <style:style style:name="表格19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19.6" style:family="table-row">
      <style:table-row-properties style:min-row-height="0.55cm" fo:keep-together="auto"/>
    </style:style>
    <style:style style:name="表格19.7" style:family="table-row">
      <style:table-row-properties style:min-row-height="0.12cm" fo:keep-together="auto"/>
    </style:style>
    <style:style style:name="表格19.8" style:family="table-row">
      <style:table-row-properties style:min-row-height="0.455cm" fo:keep-together="auto"/>
    </style:style>
    <style:style style:name="表格19.10" style:family="table-row">
      <style:table-row-properties style:min-row-height="0.453cm" fo:keep-together="auto"/>
    </style:style>
    <style:style style:name="表格19.15" style:family="table-row">
      <style:table-row-properties style:min-row-height="0.564cm" fo:keep-together="auto"/>
    </style:style>
    <style:style style:name="表格19.18" style:family="table-row">
      <style:table-row-properties style:min-row-height="0.067cm" fo:keep-together="auto"/>
    </style:style>
    <style:style style:name="表格19.20" style:family="table-row">
      <style:table-row-properties style:min-row-height="0.081cm" fo:keep-together="auto"/>
    </style:style>
    <style:style style:name="表格19.B20" style:family="table-cell">
      <style:table-cell-properties style:vertical-align="bottom" fo:padding="0cm" fo:border-left="none" fo:border-right="none" fo:border-top="none" fo:border-bottom="1pt solid #00000a"/>
    </style:style>
    <style:style style:name="表格19.21" style:family="table-row">
      <style:table-row-properties style:min-row-height="0.878cm" fo:keep-together="auto"/>
    </style:style>
    <style:style style:name="表格19.B21" style:family="table-cell">
      <style:table-cell-properties style:vertical-align="bottom" fo:padding="0cm" fo:border="none"/>
    </style:style>
    <style:style style:name="表格20" style:family="table">
      <style:table-properties style:width="14.711cm" fo:margin-left="0.018cm" fo:margin-top="0cm" fo:margin-bottom="0cm" table:align="left" style:writing-mode="lr-tb"/>
    </style:style>
    <style:style style:name="表格20.A" style:family="table-column">
      <style:table-column-properties style:column-width="2.499cm"/>
    </style:style>
    <style:style style:name="表格20.B" style:family="table-column">
      <style:table-column-properties style:column-width="0.534cm"/>
    </style:style>
    <style:style style:name="表格20.C" style:family="table-column">
      <style:table-column-properties style:column-width="11.677cm"/>
    </style:style>
    <style:style style:name="表格20.1" style:family="table-row">
      <style:table-row-properties style:min-row-height="0.787cm" fo:keep-together="auto"/>
    </style:style>
    <style:style style:name="表格20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0.B1" style:family="table-cell">
      <style:table-cell-properties style:vertical-align="bottom" fo:padding="0cm" fo:border-left="none" fo:border-right="none" fo:border-top="1pt solid #00000a" fo:border-bottom="none"/>
    </style:style>
    <style:style style:name="表格20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0.2" style:family="table-row">
      <style:table-row-properties style:min-row-height="0.332cm" fo:keep-together="auto"/>
    </style:style>
    <style:style style:name="表格20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0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0.3" style:family="table-row">
      <style:table-row-properties style:min-row-height="0.452cm" fo:keep-together="auto"/>
    </style:style>
    <style:style style:name="表格20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0.B3" style:family="table-cell">
      <style:table-cell-properties style:vertical-align="bottom" fo:padding="0cm" fo:border-left="none" fo:border-right="1pt solid #00000a" fo:border-top="none" fo:border-bottom="none"/>
    </style:style>
    <style:style style:name="表格20.4" style:family="table-row">
      <style:table-row-properties style:min-row-height="0.594cm" fo:keep-together="auto"/>
    </style:style>
    <style:style style:name="表格20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0.6" style:family="table-row">
      <style:table-row-properties style:min-row-height="0.55cm" fo:keep-together="auto"/>
    </style:style>
    <style:style style:name="表格20.7" style:family="table-row">
      <style:table-row-properties style:min-row-height="0.12cm" fo:keep-together="auto"/>
    </style:style>
    <style:style style:name="表格20.8" style:family="table-row">
      <style:table-row-properties style:min-row-height="0.455cm" fo:keep-together="auto"/>
    </style:style>
    <style:style style:name="表格20.11" style:family="table-row">
      <style:table-row-properties style:min-row-height="0.081cm" fo:keep-together="auto"/>
    </style:style>
    <style:style style:name="表格20.12" style:family="table-row">
      <style:table-row-properties style:min-row-height="0.453cm" fo:keep-together="auto"/>
    </style:style>
    <style:style style:name="表格20.17" style:family="table-row">
      <style:table-row-properties style:min-row-height="0.564cm" fo:keep-together="auto"/>
    </style:style>
    <style:style style:name="表格20.20" style:family="table-row">
      <style:table-row-properties style:min-row-height="0.067cm" fo:keep-together="auto"/>
    </style:style>
    <style:style style:name="表格20.B22" style:family="table-cell">
      <style:table-cell-properties style:vertical-align="bottom" fo:padding="0cm" fo:border-left="none" fo:border-right="none" fo:border-top="none" fo:border-bottom="1pt solid #00000a"/>
    </style:style>
    <style:style style:name="表格20.23" style:family="table-row">
      <style:table-row-properties style:min-row-height="0.536cm" fo:keep-together="auto"/>
    </style:style>
    <style:style style:name="表格20.B23" style:family="table-cell">
      <style:table-cell-properties style:vertical-align="bottom" fo:padding="0cm" fo:border="none"/>
    </style:style>
    <style:style style:name="表格21" style:family="table">
      <style:table-properties style:width="14.711cm" fo:margin-left="0.018cm" fo:margin-top="0cm" fo:margin-bottom="0cm" table:align="left" style:writing-mode="lr-tb"/>
    </style:style>
    <style:style style:name="表格21.A" style:family="table-column">
      <style:table-column-properties style:column-width="2.499cm"/>
    </style:style>
    <style:style style:name="表格21.B" style:family="table-column">
      <style:table-column-properties style:column-width="0.534cm"/>
    </style:style>
    <style:style style:name="表格21.C" style:family="table-column">
      <style:table-column-properties style:column-width="11.677cm"/>
    </style:style>
    <style:style style:name="表格21.1" style:family="table-row">
      <style:table-row-properties style:min-row-height="0.787cm" fo:keep-together="auto"/>
    </style:style>
    <style:style style:name="表格21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1.B1" style:family="table-cell">
      <style:table-cell-properties style:vertical-align="bottom" fo:padding="0cm" fo:border-left="none" fo:border-right="none" fo:border-top="1pt solid #00000a" fo:border-bottom="none"/>
    </style:style>
    <style:style style:name="表格21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1.2" style:family="table-row">
      <style:table-row-properties style:min-row-height="0.332cm" fo:keep-together="auto"/>
    </style:style>
    <style:style style:name="表格21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1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1.3" style:family="table-row">
      <style:table-row-properties style:min-row-height="0.452cm" fo:keep-together="auto"/>
    </style:style>
    <style:style style:name="表格21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1.B3" style:family="table-cell">
      <style:table-cell-properties style:vertical-align="bottom" fo:padding="0cm" fo:border-left="none" fo:border-right="1pt solid #00000a" fo:border-top="none" fo:border-bottom="none"/>
    </style:style>
    <style:style style:name="表格21.4" style:family="table-row">
      <style:table-row-properties style:min-row-height="0.594cm" fo:keep-together="auto"/>
    </style:style>
    <style:style style:name="表格21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1.6" style:family="table-row">
      <style:table-row-properties style:min-row-height="0.55cm" fo:keep-together="auto"/>
    </style:style>
    <style:style style:name="表格21.7" style:family="table-row">
      <style:table-row-properties style:min-row-height="0.12cm" fo:keep-together="auto"/>
    </style:style>
    <style:style style:name="表格21.8" style:family="table-row">
      <style:table-row-properties style:min-row-height="0.455cm" fo:keep-together="auto"/>
    </style:style>
    <style:style style:name="表格21.10" style:family="table-row">
      <style:table-row-properties style:min-row-height="0.921cm" fo:keep-together="auto"/>
    </style:style>
    <style:style style:name="表格21.11" style:family="table-row">
      <style:table-row-properties style:min-row-height="0.721cm" fo:keep-together="auto"/>
    </style:style>
    <style:style style:name="表格21.13" style:family="table-row">
      <style:table-row-properties style:min-row-height="0.081cm" fo:keep-together="auto"/>
    </style:style>
    <style:style style:name="表格21.B13" style:family="table-cell">
      <style:table-cell-properties style:vertical-align="bottom" fo:padding="0cm" fo:border-left="none" fo:border-right="none" fo:border-top="none" fo:border-bottom="1pt solid #00000a"/>
    </style:style>
    <style:style style:name="表格21.14" style:family="table-row">
      <style:table-row-properties style:min-row-height="0.536cm" fo:keep-together="auto"/>
    </style:style>
    <style:style style:name="表格21.B14" style:family="table-cell">
      <style:table-cell-properties style:vertical-align="bottom" fo:padding="0cm" fo:border="none"/>
    </style:style>
    <style:style style:name="表格22" style:family="table">
      <style:table-properties style:width="14.711cm" fo:margin-left="0.018cm" fo:margin-top="0cm" fo:margin-bottom="0cm" table:align="left" style:writing-mode="lr-tb"/>
    </style:style>
    <style:style style:name="表格22.A" style:family="table-column">
      <style:table-column-properties style:column-width="2.499cm"/>
    </style:style>
    <style:style style:name="表格22.B" style:family="table-column">
      <style:table-column-properties style:column-width="0.534cm"/>
    </style:style>
    <style:style style:name="表格22.C" style:family="table-column">
      <style:table-column-properties style:column-width="11.677cm"/>
    </style:style>
    <style:style style:name="表格22.1" style:family="table-row">
      <style:table-row-properties style:min-row-height="0.787cm" fo:keep-together="auto"/>
    </style:style>
    <style:style style:name="表格22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2.B1" style:family="table-cell">
      <style:table-cell-properties style:vertical-align="bottom" fo:padding="0cm" fo:border-left="none" fo:border-right="none" fo:border-top="1pt solid #00000a" fo:border-bottom="none"/>
    </style:style>
    <style:style style:name="表格22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2.2" style:family="table-row">
      <style:table-row-properties style:min-row-height="0.332cm" fo:keep-together="auto"/>
    </style:style>
    <style:style style:name="表格22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2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2.3" style:family="table-row">
      <style:table-row-properties style:min-row-height="0.452cm" fo:keep-together="auto"/>
    </style:style>
    <style:style style:name="表格22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2.B3" style:family="table-cell">
      <style:table-cell-properties style:vertical-align="bottom" fo:padding="0cm" fo:border-left="none" fo:border-right="1pt solid #00000a" fo:border-top="none" fo:border-bottom="none"/>
    </style:style>
    <style:style style:name="表格22.4" style:family="table-row">
      <style:table-row-properties style:min-row-height="0.594cm" fo:keep-together="auto"/>
    </style:style>
    <style:style style:name="表格22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2.6" style:family="table-row">
      <style:table-row-properties style:min-row-height="0.55cm" fo:keep-together="auto"/>
    </style:style>
    <style:style style:name="表格22.7" style:family="table-row">
      <style:table-row-properties style:min-row-height="0.12cm" fo:keep-together="auto"/>
    </style:style>
    <style:style style:name="表格22.8" style:family="table-row">
      <style:table-row-properties style:min-row-height="0.455cm" fo:keep-together="auto"/>
    </style:style>
    <style:style style:name="表格22.10" style:family="table-row">
      <style:table-row-properties style:min-row-height="0.921cm" fo:keep-together="auto"/>
    </style:style>
    <style:style style:name="表格22.11" style:family="table-row">
      <style:table-row-properties style:min-row-height="0.721cm" fo:keep-together="auto"/>
    </style:style>
    <style:style style:name="表格22.13" style:family="table-row">
      <style:table-row-properties style:min-row-height="0.081cm" fo:keep-together="auto"/>
    </style:style>
    <style:style style:name="表格22.B13" style:family="table-cell">
      <style:table-cell-properties style:vertical-align="bottom" fo:padding="0cm" fo:border-left="none" fo:border-right="none" fo:border-top="none" fo:border-bottom="1pt solid #00000a"/>
    </style:style>
    <style:style style:name="表格22.14" style:family="table-row">
      <style:table-row-properties style:min-row-height="0.536cm" fo:keep-together="auto"/>
    </style:style>
    <style:style style:name="表格22.B14" style:family="table-cell">
      <style:table-cell-properties style:vertical-align="bottom" fo:padding="0cm" fo:border="none"/>
    </style:style>
    <style:style style:name="表格23" style:family="table">
      <style:table-properties style:width="14.711cm" fo:margin-left="0.018cm" fo:margin-top="0cm" fo:margin-bottom="0cm" table:align="left" style:writing-mode="lr-tb"/>
    </style:style>
    <style:style style:name="表格23.A" style:family="table-column">
      <style:table-column-properties style:column-width="2.499cm"/>
    </style:style>
    <style:style style:name="表格23.B" style:family="table-column">
      <style:table-column-properties style:column-width="0.534cm"/>
    </style:style>
    <style:style style:name="表格23.C" style:family="table-column">
      <style:table-column-properties style:column-width="11.677cm"/>
    </style:style>
    <style:style style:name="表格23.1" style:family="table-row">
      <style:table-row-properties style:min-row-height="0.787cm" fo:keep-together="auto"/>
    </style:style>
    <style:style style:name="表格23.A1" style:family="table-cell">
      <style:table-cell-properties style:vertical-align="bottom" fo:padding="0cm" fo:border-left="1pt solid #00000a" fo:border-right="none" fo:border-top="1pt solid #00000a" fo:border-bottom="none"/>
    </style:style>
    <style:style style:name="表格23.B1" style:family="table-cell">
      <style:table-cell-properties style:vertical-align="bottom" fo:padding="0cm" fo:border-left="none" fo:border-right="none" fo:border-top="1pt solid #00000a" fo:border-bottom="none"/>
    </style:style>
    <style:style style:name="表格23.C1" style:family="table-cell">
      <style:table-cell-properties style:vertical-align="bottom" fo:padding="0cm" fo:border-left="none" fo:border-right="1pt solid #00000a" fo:border-top="1pt solid #00000a" fo:border-bottom="none"/>
    </style:style>
    <style:style style:name="表格23.2" style:family="table-row">
      <style:table-row-properties style:min-row-height="0.332cm" fo:keep-together="auto"/>
    </style:style>
    <style:style style:name="表格23.A2" style:family="table-cell">
      <style:table-cell-properties style:vertical-align="bottom" fo:padding="0cm" fo:border-left="1pt solid #00000a" fo:border-right="none" fo:border-top="none" fo:border-bottom="1pt solid #00000a"/>
    </style:style>
    <style:style style:name="表格23.B2" style:family="table-cell">
      <style:table-cell-properties style:vertical-align="bottom" fo:padding="0cm" fo:border-left="none" fo:border-right="1pt solid #00000a" fo:border-top="none" fo:border-bottom="1pt solid #00000a"/>
    </style:style>
    <style:style style:name="表格23.3" style:family="table-row">
      <style:table-row-properties style:min-row-height="0.452cm" fo:keep-together="auto"/>
    </style:style>
    <style:style style:name="表格23.A3" style:family="table-cell">
      <style:table-cell-properties style:vertical-align="bottom" fo:padding="0cm" fo:border-left="1pt solid #00000a" fo:border-right="1pt solid #00000a" fo:border-top="none" fo:border-bottom="none"/>
    </style:style>
    <style:style style:name="表格23.B3" style:family="table-cell">
      <style:table-cell-properties style:vertical-align="bottom" fo:padding="0cm" fo:border-left="none" fo:border-right="1pt solid #00000a" fo:border-top="none" fo:border-bottom="none"/>
    </style:style>
    <style:style style:name="表格23.4" style:family="table-row">
      <style:table-row-properties style:min-row-height="0.594cm" fo:keep-together="auto"/>
    </style:style>
    <style:style style:name="表格23.A4" style:family="table-cell">
      <style:table-cell-properties style:vertical-align="bottom" fo:padding="0cm" fo:border-left="1pt solid #00000a" fo:border-right="1pt solid #00000a" fo:border-top="none" fo:border-bottom="1pt solid #00000a"/>
    </style:style>
    <style:style style:name="表格23.6" style:family="table-row">
      <style:table-row-properties style:min-row-height="0.55cm" fo:keep-together="auto"/>
    </style:style>
    <style:style style:name="表格23.7" style:family="table-row">
      <style:table-row-properties style:min-row-height="0.12cm" fo:keep-together="auto"/>
    </style:style>
    <style:style style:name="表格23.8" style:family="table-row">
      <style:table-row-properties style:min-row-height="0.455cm" fo:keep-together="auto"/>
    </style:style>
    <style:style style:name="表格23.10" style:family="table-row">
      <style:table-row-properties style:min-row-height="0.921cm" fo:keep-together="auto"/>
    </style:style>
    <style:style style:name="表格23.11" style:family="table-row">
      <style:table-row-properties style:min-row-height="0.721cm" fo:keep-together="auto"/>
    </style:style>
    <style:style style:name="表格23.13" style:family="table-row">
      <style:table-row-properties style:min-row-height="0.081cm" fo:keep-together="auto"/>
    </style:style>
    <style:style style:name="表格23.B13" style:family="table-cell">
      <style:table-cell-properties style:vertical-align="bottom" fo:padding="0cm" fo:border-left="none" fo:border-right="none" fo:border-top="none" fo:border-bottom="1pt solid #00000a"/>
    </style:style>
    <style:style style:name="表格23.14" style:family="table-row">
      <style:table-row-properties style:min-row-height="0.536cm" fo:keep-together="auto"/>
    </style:style>
    <style:style style:name="表格23.B14" style:family="table-cell">
      <style:table-cell-properties style:vertical-align="bottom"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22pt" style:font-size-asian="22pt" style:font-size-complex="2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宋体" fo:font-size="12pt" style:font-name-asian="宋体1" style:font-size-asian="12pt" style:font-name-complex="Times New Roman1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2pt" style:font-name-asian="Times New Roman1" style:font-size-asian="12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8pt" style:font-name-asian="Times New Roman1" style:font-size-asian="8pt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.5pt" style:font-name-asian="Times New Roman1" style:font-size-asian="1.5pt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宋体1" style:font-size-asian="11pt" style:font-name-complex="Times New Roman1"/>
    </style:style>
    <style:style style:name="P15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11pt" style:font-name-asian="Times New Roman1" style:font-size-asian="11pt" style:font-name-complex="Times New Roman1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Times New Roman1" style:font-size-asian="3.5pt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="Times New Roman" fo:font-size="3.5pt" style:font-name-asian="宋体1" style:font-size-asian="3.5pt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19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 style:text-scale="98%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a" style:font-name="Calibri" style:font-name-asian="宋体1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>
        <style:tab-stops>
          <style:tab-stop style:position="4.614cm"/>
        </style:tab-stops>
      </style:paragraph-properties>
      <style:text-properties fo:color="#00000a" style:font-name="Calibri" style:font-name-asian="宋体1" style:font-name-complex="Times New Roman1"/>
    </style:style>
    <style:style style:name="P23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0c002" officeooo:paragraph-rsid="0010c002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fo:break-before="pag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 fo:break-before="pag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/>
      <style:text-properties fo:color="#00000a" style:font-name="Calibri" style:font-name-asian="宋体1" style:font-name-complex="Times New Roman1"/>
    </style:style>
    <style:style style:name="P30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31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 fo:break-before="page"/>
    </style:style>
    <style:style style:name="P34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0cm" fo:margin-top="0cm" fo:margin-bottom="0.005cm" loext:contextual-spacing="false" fo:text-align="start" style:justify-single-word="false" fo:text-indent="0cm" style:auto-text-indent="false"/>
    </style:style>
    <style:style style:name="P36" style:family="paragraph" style:parent-style-name="Standard">
      <style:paragraph-properties fo:margin-left="0cm" fo:margin-right="0cm" fo:margin-top="0cm" fo:margin-bottom="0.102cm" loext:contextual-spacing="false" fo:line-height="108%" fo:text-align="start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margin-top="0cm" fo:margin-bottom="0.123cm" loext:contextual-spacing="false" fo:line-height="108%" fo:text-align="start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margin-top="0cm" fo:margin-bottom="0.127cm" loext:contextual-spacing="false" fo:line-height="108%" fo:text-align="start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margin-top="0cm" fo:margin-bottom="0.131cm" loext:contextual-spacing="false" fo:line-height="108%" fo:text-indent="0cm" style:auto-text-indent="false"/>
    </style:style>
    <style:style style:name="P4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Standard">
      <style:text-properties style:font-size-complex="10.5pt"/>
    </style:style>
    <style:style style:name="P43" style:family="paragraph" style:parent-style-name="Standard">
      <style:paragraph-properties fo:text-align="center" style:justify-single-word="false"/>
      <style:text-properties style:font-size-complex="10.5pt"/>
    </style:style>
    <style:style style:name="P44" style:family="paragraph" style:parent-style-name="Standard">
      <style:paragraph-properties style:line-height-at-least="0cm"/>
      <style:text-properties style:font-size-complex="10.5pt"/>
    </style:style>
    <style:style style:name="P45" style:family="paragraph" style:parent-style-name="Standard">
      <style:text-properties fo:font-size="7.5pt" style:font-size-asian="7.5pt" style:font-size-complex="7.5pt"/>
    </style:style>
    <style:style style:name="P46" style:family="paragraph" style:parent-style-name="Standard">
      <style:paragraph-properties fo:text-align="center" style:justify-single-word="false"/>
      <style:text-properties fo:font-size="7.5pt" style:font-size-asian="7.5pt" style:font-size-complex="7.5pt"/>
    </style:style>
    <style:style style:name="P47" style:family="paragraph" style:parent-style-name="Standard">
      <style:paragraph-properties style:line-height-at-least="0cm"/>
      <style:text-properties style:font-name="Times New Roman" fo:font-size="12pt" style:font-name-asian="Times New Roman1" style:font-size-asian="12pt"/>
    </style:style>
    <style:style style:name="P48" style:family="paragraph" style:parent-style-name="Standard">
      <style:paragraph-properties style:line-height-at-least="0cm"/>
      <style:text-properties style:font-name="Times New Roman" fo:font-size="8pt" style:font-name-asian="Times New Roman1" style:font-size-asian="8pt"/>
    </style:style>
    <style:style style:name="P49" style:family="paragraph" style:parent-style-name="Standard">
      <style:paragraph-properties style:line-height-at-least="0cm"/>
      <style:text-properties style:font-name="Times New Roman" fo:font-size="1.5pt" style:font-name-asian="Times New Roman1" style:font-size-asian="1.5pt"/>
    </style:style>
    <style:style style:name="P50" style:family="paragraph" style:parent-style-name="Standard">
      <style:paragraph-properties style:line-height-at-least="0cm"/>
      <style:text-properties style:font-name="Times New Roman" fo:font-size="11pt" style:font-size-asian="11pt"/>
    </style:style>
    <style:style style:name="P51" style:family="paragraph" style:parent-style-name="Standard">
      <style:paragraph-properties style:line-height-at-least="0cm"/>
      <style:text-properties style:font-name="Times New Roman" fo:font-size="11pt" style:font-name-asian="Times New Roman1" style:font-size-asian="11pt"/>
    </style:style>
    <style:style style:name="P52" style:family="paragraph" style:parent-style-name="Standard">
      <style:paragraph-properties style:line-height-at-least="0cm" fo:text-align="center" style:justify-single-word="false"/>
      <style:text-properties fo:font-weight="bold" style:font-weight-asian="bold"/>
    </style:style>
    <style:style style:name="P53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/>
    </style:style>
    <style:style style:name="P54" style:family="paragraph" style:parent-style-name="Standard">
      <style:paragraph-properties fo:line-height="108%"/>
      <style:text-properties fo:font-size="22pt" style:font-size-asian="22pt" style:font-size-complex="22pt"/>
    </style:style>
    <style:style style:name="P55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56" style:family="paragraph" style:parent-style-name="Standard">
      <style:paragraph-properties fo:margin-left="0cm" fo:margin-right="1.18cm" fo:margin-top="0cm" fo:margin-bottom="0cm" loext:contextual-spacing="false" fo:line-height="108%" fo:text-indent="0cm" style:auto-text-indent="false"/>
    </style:style>
    <style:style style:name="P57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</style:style>
    <style:style style:name="P58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59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1.852cm" style:auto-text-indent="false"/>
    </style:style>
    <style:style style:name="P60" style:family="paragraph" style:parent-style-name="Standard">
      <style:paragraph-properties fo:margin-left="0.176cm" fo:margin-right="0.019cm" style:line-height-at-least="0cm" fo:text-indent="0cm" style:auto-text-indent="false"/>
    </style:style>
    <style:style style:name="P61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/>
    </style:style>
    <style:style style:name="P62" style:family="paragraph" style:parent-style-name="Contents_20_3">
      <style:paragraph-properties fo:margin-left="0cm" fo:margin-right="0.019cm" fo:text-indent="0.847cm" style:auto-text-indent="false">
        <style:tab-stops>
          <style:tab-stop style:position="14.633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>
        <style:tab-stops>
          <style:tab-stop style:position="0.635cm"/>
          <style:tab-stop style:position="14.633cm" style:type="right" style:leader-style="dotted" style:leader-text="."/>
        </style:tab-stops>
      </style:paragraph-properties>
    </style:style>
    <style:style style:name="P64" style:family="paragraph" style:parent-style-name="Contents_20_1">
      <style:text-properties fo:color="#00000a" style:font-name="等线" fo:font-size="10.5pt" style:letter-kerning="true" style:font-name-asian="等线1" style:font-size-asian="10.5pt" style:font-size-complex="11pt"/>
    </style:style>
    <style:style style:name="P65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style:font-name-asian="等线1" style:font-name-complex="等线1"/>
    </style:style>
    <style:style style:name="P66" style:family="paragraph" style:parent-style-name="List_20_Paragraph">
      <style:paragraph-properties fo:margin-left="6.943cm" fo:margin-right="0.019cm" fo:line-height="108%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67" style:family="paragraph" style:parent-style-name="List_20_Paragraph">
      <style:paragraph-properties fo:margin-left="6.943cm" fo:margin-right="0.019cm" fo:line-height="108%" fo:text-indent="0cm" style:auto-text-indent="false"/>
      <style:text-properties fo:font-size="22pt" style:font-size-asian="22pt" style:font-size-complex="2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font-size="14pt" style:font-size-asian="14pt" style:font-size-complex="14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宋体" fo:font-size="12pt" style:font-name-asian="宋体1" style:font-size-asian="12pt" style:font-name-complex="宋体1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font-name="等线" style:font-name-asian="等线1" style:font-name-complex="宋体1" style:font-size-complex="10.5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74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/>
    </style:style>
    <style:style style:name="P75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orphans="0" fo:widows="0" fo:text-indent="0cm" style:auto-text-indent="false"/>
      <style:text-properties fo:color="#00000a" fo:font-weight="bold" style:font-weight-asian="bold" style:font-name-complex="Times New Roman1" style:text-scale="98%"/>
    </style:style>
    <style:style style:name="P76" style:family="paragraph" style:parent-style-name="Standard">
      <style:paragraph-properties fo:margin-left="0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>
        <style:tab-stops>
          <style:tab-stop style:position="4.614cm"/>
        </style:tab-stops>
      </style:paragraph-properties>
      <style:text-properties fo:color="#00000a" style:font-name="Calibri" style:font-name-asian="宋体1" style:font-name-complex="Times New Roman1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12b62b" style:font-name-asian="等线1" style:font-name-complex="等线1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1" style:font-name-complex="等线1" style:font-size-complex="10.5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12b62b" style:font-name-asian="等线1" style:font-size-asian="12pt" style:font-name-complex="等线1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86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89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a5ddd" officeooo:paragraph-rsid="001a5ddd"/>
    </style:style>
    <style:style style:name="P92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93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95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style:font-name-asian="等线1" style:font-weight-asian="bold" style:font-name-complex="等线1"/>
    </style:style>
    <style:style style:name="P96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97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98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9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0" style:family="paragraph" style:parent-style-name="Standard">
      <style:text-properties style:font-size-complex="10.5pt"/>
    </style:style>
    <style:style style:name="P101" style:family="paragraph" style:parent-style-name="Standard">
      <style:paragraph-properties fo:text-align="center" style:justify-single-word="false"/>
      <style:text-properties style:font-size-complex="10.5pt"/>
    </style:style>
    <style:style style:name="P102" style:family="paragraph" style:parent-style-name="Standard">
      <style:paragraph-properties style:line-height-at-least="0cm"/>
      <style:text-properties style:font-size-complex="10.5pt"/>
    </style:style>
    <style:style style:name="P103" style:family="paragraph" style:parent-style-name="Standard">
      <style:text-properties fo:font-size="14pt" style:font-size-asian="14pt" style:font-size-complex="14pt"/>
    </style:style>
    <style:style style:name="P104" style:family="paragraph" style:parent-style-name="Standard">
      <style:paragraph-properties style:line-height-at-least="0cm" fo:text-align="center" style:justify-single-word="false"/>
      <style:text-properties fo:font-weight="bold" style:font-weight-asian="bold"/>
    </style:style>
    <style:style style:name="P105" style:family="paragraph" style:parent-style-name="Standard">
      <style:paragraph-properties style:line-height-at-least="0cm" fo:text-align="center" style:justify-single-word="false"/>
      <style:text-properties fo:font-weight="bold" style:font-weight-asian="bold" style:text-scale="98%"/>
    </style:style>
    <style:style style:name="P106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/>
    </style:style>
    <style:style style:name="P107" style:family="paragraph" style:parent-style-name="Standard">
      <style:paragraph-properties style:line-height-at-least="0cm" fo:text-align="center" style:justify-single-word="false"/>
      <style:text-properties fo:font-weight="bold" style:font-weight-asian="bold" style:font-size-complex="10.5pt" style:text-scale="98%"/>
    </style:style>
    <style:style style:name="P108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5.433cm" style:auto-text-indent="false"/>
      <style:text-properties fo:font-size="22pt" fo:font-weight="bold" style:font-size-asian="22pt" style:font-weight-asian="bold" style:font-size-complex="22pt"/>
    </style:style>
    <style:style style:name="P110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11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12" style:family="paragraph" style:parent-style-name="Standard">
      <style:paragraph-properties fo:margin-left="2.27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3" style:family="paragraph" style:parent-style-name="Standard">
      <style:paragraph-properties fo:margin-left="0cm" fo:margin-right="0.118cm" fo:margin-top="0cm" fo:margin-bottom="0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14" style:family="paragraph" style:parent-style-name="Standard">
      <style:paragraph-properties fo:margin-left="2.10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5" style:family="paragraph" style:parent-style-name="Standard">
      <style:paragraph-properties fo:margin-left="1.974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6" style:family="paragraph" style:parent-style-name="Standard">
      <style:paragraph-properties fo:margin-left="1.965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7" style:family="paragraph" style:parent-style-name="Standard">
      <style:paragraph-properties fo:margin-left="0cm" fo:margin-right="7.497cm" fo:margin-top="0cm" fo:margin-bottom="0.002cm" loext:contextual-spacing="false" fo:line-height="142%" fo:text-align="start" style:justify-single-word="false" fo:text-indent="0cm" style:auto-text-indent="false"/>
      <style:text-properties fo:font-weight="bold" style:font-weight-asian="bold"/>
    </style:style>
    <style:style style:name="P118" style:family="paragraph" style:parent-style-name="Standard">
      <style:paragraph-properties fo:margin-left="2.838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19" style:family="paragraph" style:parent-style-name="Standard">
      <style:paragraph-properties fo:margin-left="1.73cm" fo:margin-right="0cm" fo:margin-top="0cm" fo:margin-bottom="0cm" loext:contextual-spacing="false" style:line-height-at-least="0cm" fo:orphans="0" fo:widows="0" fo:text-indent="0.37cm" style:auto-text-indent="false"/>
      <style:text-properties fo:color="#00000a" fo:font-weight="bold" style:font-weight-asian="bold" style:font-name-complex="Times New Roman1" style:font-size-complex="10.5pt"/>
    </style:style>
    <style:style style:name="P120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/>
    </style:style>
    <style:style style:name="P121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style:font-name-complex="Times New Roman1" style:font-size-complex="10.5pt" style:text-scale="99%"/>
    </style:style>
    <style:style style:name="P122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0000a" fo:font-weight="bold" style:font-weight-asian="bold" style:font-name-complex="Times New Roman1" style:font-size-complex="10.5pt"/>
    </style:style>
    <style:style style:name="P123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P124" style:family="paragraph" style:parent-style-name="Standard">
      <style:paragraph-properties fo:margin-left="0.176cm" fo:margin-right="0cm" fo:margin-top="0cm" fo:margin-bottom="0cm" loext:contextual-spacing="false" style:line-height-at-least="0cm" fo:orphans="0" fo:widows="0" fo:text-indent="0cm" style:auto-text-indent="false"/>
      <style:text-properties style:font-name-complex="Times New Roman1" style:font-size-complex="10.5pt"/>
    </style:style>
    <style:style style:name="P125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26" style:family="paragraph" style:parent-style-name="Standard" style:list-style-name="WWNum2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27" style:family="paragraph" style:parent-style-name="Standard" style:list-style-name="WWNum3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28" style:family="paragraph" style:parent-style-name="Standard" style:list-style-name="WWNum5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29" style:family="paragraph" style:parent-style-name="Standard" style:list-style-name="WWNum6">
      <style:paragraph-properties fo:margin-left="0.811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0" style:family="paragraph" style:parent-style-name="Standard" style:list-style-name="WWNum1">
      <style:paragraph-properties fo:margin-left="0.811cm" fo:margin-right="0cm" fo:margin-top="0cm" fo:margin-bottom="0cm" loext:contextual-spacing="false" style:line-height-at-least="0cm" fo:orphans="0" fo:widows="0" fo:text-indent="-0.635cm" style:auto-text-indent="false" fo:padding-left="0cm" fo:padding-right="0cm" fo:padding-top="0cm" fo:padding-bottom="0.035cm" fo:border-left="none" fo:border-right="none" fo:border-top="none" fo:border-bottom="0.51pt solid #00000a"/>
      <style:text-properties fo:color="#00000a" style:font-name-complex="Times New Roman1" style:font-size-complex="10.5pt"/>
    </style:style>
    <style:style style:name="P131" style:family="paragraph" style:parent-style-name="Standard" style:list-style-name="WWNum4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2" style:family="paragraph" style:parent-style-name="Standard" style:list-style-name="WWNum7">
      <style:paragraph-properties fo:margin-left="0.635cm" fo:margin-right="0cm" fo:margin-top="0cm" fo:margin-bottom="0cm" loext:contextual-spacing="false" style:line-height-at-least="0cm" fo:orphans="0" fo:widows="0" fo:text-indent="-0.635cm" style:auto-text-indent="false"/>
      <style:text-properties fo:color="#00000a" style:font-name-complex="Times New Roman1" style:font-size-complex="10.5pt"/>
    </style:style>
    <style:style style:name="P133" style:family="paragraph" style:parent-style-name="Standard">
      <style:paragraph-properties fo:margin-left="1.73cm" fo:margin-right="0.019cm" style:line-height-at-least="0cm" fo:text-indent="0.37cm" style:auto-text-indent="false"/>
      <style:text-properties fo:font-weight="bold" style:font-weight-asian="bold" style:font-size-complex="10.5pt"/>
    </style:style>
    <style:style style:name="P134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/>
    </style:style>
    <style:style style:name="P135" style:family="paragraph" style:parent-style-name="Standard">
      <style:paragraph-properties fo:margin-left="0.176cm" fo:margin-right="0.019cm" style:line-height-at-least="0cm" fo:text-indent="0cm" style:auto-text-indent="false"/>
      <style:text-properties style:font-size-complex="10.5pt" style:text-scale="99%"/>
    </style:style>
    <style:style style:name="P136" style:family="paragraph" style:parent-style-name="Standard">
      <style:paragraph-properties fo:margin-left="0.176cm" fo:margin-right="0.019cm" style:line-height-at-least="0cm" fo:text-indent="0cm" style:auto-text-indent="false"/>
      <style:text-properties fo:font-weight="bold" style:font-weight-asian="bold" style:font-size-complex="10.5pt"/>
    </style:style>
    <style:style style:name="P137" style:family="paragraph" style:parent-style-name="Standard">
      <style:paragraph-properties fo:margin-left="0cm" fo:margin-right="0.019cm" style:line-height-at-least="0cm" fo:text-indent="2.223cm" style:auto-text-indent="false"/>
      <style:text-properties fo:font-weight="bold" style:font-weight-asian="bold" style:font-size-complex="10.5pt"/>
    </style:style>
    <style:style style:name="P138" style:family="paragraph" style:parent-style-name="Standard">
      <style:paragraph-properties fo:margin-left="0cm" fo:margin-right="0.019cm" fo:line-height="108%" fo:text-indent="5.433cm" style:auto-text-indent="false"/>
      <style:text-properties fo:font-size="22pt" fo:font-weight="bold" style:font-size-asian="22pt" style:font-weight-asian="bold" style:font-size-complex="22pt"/>
    </style:style>
    <style:style style:name="P139" style:family="paragraph" style:parent-style-name="List_20_Paragraph" style:list-style-name="WWNum8">
      <style:text-properties fo:font-size="24pt" style:font-size-asian="24pt" style:font-size-complex="24pt"/>
    </style:style>
    <style:style style:name="P140" style:family="paragraph" style:parent-style-name="List_20_Paragraph" style:list-style-name="WWNum5">
      <style:paragraph-properties fo:margin-left="0.635cm" fo:margin-right="0.019cm" style:line-height-at-least="0cm" fo:text-indent="-0.635cm" style:auto-text-indent="false"/>
      <style:text-properties style:font-name="等线" style:font-name-asian="等线1" style:font-size-complex="10.5pt"/>
    </style:style>
    <style:style style:name="P141" style:family="paragraph" style:parent-style-name="Preformatted_20_Text">
      <style:paragraph-properties fo:margin-top="0cm" fo:margin-bottom="0.499cm" loext:contextual-spacing="false"/>
    </style:style>
    <style:style style:name="P142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1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9pt" style:font-size-asian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0c002" style:font-size-asian="12pt"/>
    </style:style>
    <style:style style:name="T4" style:family="text">
      <style:text-properties fo:font-size="12pt" officeooo:rsid="0012b62b" style:font-size-asian="12pt"/>
    </style:style>
    <style:style style:name="T5" style:family="text">
      <style:text-properties fo:font-size="12pt" officeooo:rsid="0015804a" style:font-size-asian="12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officeooo:rsid="0010c002" style:font-size-asian="12pt" style:font-weight-asian="bold"/>
    </style:style>
    <style:style style:name="T8" style:family="text">
      <style:text-properties style:font-size-complex="10.5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/>
    </style:style>
    <style:style style:name="T11" style:family="text">
      <style:text-properties fo:color="#00000a"/>
    </style:style>
    <style:style style:name="T12" style:family="text">
      <style:text-properties fo:color="#00000a" style:font-name="等线" fo:font-weight="bold" style:font-name-asian="等线1" style:font-weight-asian="bold"/>
    </style:style>
    <style:style style:name="T13" style:family="text">
      <style:text-properties fo:color="#00000a" style:font-name="等线" fo:font-weight="bold" style:font-name-asian="等线1" style:font-weight-asian="bold" text:display="true"/>
    </style:style>
    <style:style style:name="T14" style:family="text">
      <style:text-properties fo:color="#00000a" style:font-name="等线" fo:font-size="10.5pt" fo:font-weight="bold" style:letter-kerning="true" style:font-name-asian="等线1" style:font-size-asian="10.5pt" style:font-weight-asian="bold" style:font-size-complex="11pt"/>
    </style:style>
    <style:style style:name="T15" style:family="text">
      <style:text-properties fo:color="#00000a" style:text-underline-style="none"/>
    </style:style>
    <style:style style:name="T16" style:family="text">
      <style:text-properties fo:color="#00000a" fo:font-weight="bold" style:font-weight-asian="bold" style:font-name-complex="Times New Roman1" style:font-size-complex="10.5pt"/>
    </style:style>
    <style:style style:name="T17" style:family="text">
      <style:text-properties fo:color="#00000a" style:font-name-complex="Times New Roman1" style:font-size-complex="10.5pt"/>
    </style:style>
    <style:style style:name="T18" style:family="text">
      <style:text-properties fo:color="#00000a" fo:background-color="#c0c0c0" loext:char-shading-value="0" style:font-name-complex="Times New Roman1" style:font-size-complex="10.5pt"/>
    </style:style>
    <style:style style:name="T19" style:family="text">
      <style:text-properties style:font-name="等线" style:font-name-asian="等线1"/>
    </style:style>
    <style:style style:name="T20" style:family="text">
      <style:text-properties style:font-name="等线" style:font-name-asian="等线1" text:display="true"/>
    </style:style>
    <style:style style:name="T21" style:family="text">
      <style:text-properties style:font-name="等线" fo:font-weight="bold" style:font-name-asian="等线1" style:font-weight-asian="bold"/>
    </style:style>
    <style:style style:name="T22" style:family="text">
      <style:text-properties style:font-name="等线" fo:font-weight="bold" style:font-name-asian="等线1" style:font-weight-asian="bold" text:display="true"/>
    </style:style>
    <style:style style:name="T23" style:family="text">
      <style:text-properties style:font-name="等线" fo:font-size="14pt" style:font-name-asian="等线1" style:font-size-asian="14pt" style:font-size-complex="14pt"/>
    </style:style>
    <style:style style:name="T24" style:family="text">
      <style:text-properties style:font-name="等线" style:letter-kerning="false" style:font-name-asian="等线1" style:font-name-complex="宋体1" style:font-size-complex="10.5pt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10c002"/>
    </style:style>
    <style:style style:name="T27" style:family="text">
      <style:text-properties style:text-underline-style="solid" style:text-underline-width="auto" style:text-underline-color="#0563c1"/>
    </style:style>
    <style:style style:name="T28" style:family="text">
      <style:text-properties style:font-name="宋体" fo:font-size="12pt" style:letter-kerning="false" style:font-name-asian="宋体1" style:font-size-asian="12pt" style:font-name-complex="宋体1" style:font-size-complex="12pt"/>
    </style:style>
    <style:style style:name="T29" style:family="text">
      <style:text-properties fo:color="#0563c1"/>
    </style:style>
    <style:style style:name="T30" style:family="text">
      <style:text-properties fo:color="#0563c1" style:text-underline-style="solid" style:text-underline-width="auto" style:text-underline-color="#0563c1"/>
    </style:style>
    <style:style style:name="T31" style:family="text">
      <style:text-properties fo:color="#0563c1" style:text-underline-style="solid" style:text-underline-width="auto" style:text-underline-color="#0563c1" officeooo:rsid="0015804a"/>
    </style:style>
    <style:style style:name="T32" style:family="text">
      <style:text-properties fo:color="#0563c1" style:text-underline-style="solid" style:text-underline-width="auto" style:text-underline-color="font-color" style:font-name-complex="Times New Roman1" style:font-size-complex="10.5pt"/>
    </style:style>
    <style:style style:name="T33" style:family="text">
      <style:text-properties fo:color="#0563c1" style:text-underline-style="solid" style:text-underline-width="auto" style:text-underline-color="font-color" style:font-size-complex="10.5pt"/>
    </style:style>
    <style:style style:name="T34" style:family="text">
      <style:text-properties fo:color="#0563c1" officeooo:rsid="0015804a"/>
    </style:style>
    <style:style style:name="T35" style:family="text">
      <style:text-properties style:font-name="Arial" style:font-name-asian="Arial1" style:font-name-complex="Arial1"/>
    </style:style>
    <style:style style:name="T36" style:family="text">
      <style:text-properties style:font-name="Arial" officeooo:rsid="0015804a" style:font-name-asian="Arial1" style:font-name-complex="Arial1"/>
    </style:style>
    <style:style style:name="T37" style:family="text">
      <style:text-properties fo:color="#5b9bd5"/>
    </style:style>
    <style:style style:name="T38" style:family="text">
      <style:text-properties fo:color="#5b9bd5" style:text-underline-style="solid" style:text-underline-width="auto" style:text-underline-color="font-color"/>
    </style:style>
    <style:style style:name="T39" style:family="text">
      <style:text-properties style:font-name-complex="Times New Roman1" style:font-size-complex="10.5pt"/>
    </style:style>
    <style:style style:name="T40" style:family="text">
      <style:text-properties fo:color="#0000ff" style:text-underline-style="solid" style:text-underline-width="auto" style:text-underline-color="font-color" style:font-name-complex="Times New Roman1" style:font-size-complex="10.5pt"/>
    </style:style>
    <style:style style:name="T41" style:family="text">
      <style:text-properties officeooo:rsid="0010c002"/>
    </style:style>
    <style:style style:name="T42" style:family="text">
      <style:text-properties officeooo:rsid="0015804a"/>
    </style:style>
    <style:style style:name="T43" style:family="text">
      <style:text-properties fo:color="#000000" style:font-name="等线" style:font-name-asian="等线1" style:font-name-complex="等线1"/>
    </style:style>
    <style:style style:name="T44" style:family="text">
      <style:text-properties officeooo:rsid="0015d567"/>
    </style:style>
    <style:style style:name="T45" style:family="text">
      <style:text-properties officeooo:rsid="00178ebc"/>
    </style:style>
    <style:style style:name="T46" style:family="text">
      <style:text-properties officeooo:rsid="001815f8"/>
    </style:style>
    <style:style style:name="T47" style:family="text">
      <style:text-properties officeooo:rsid="0019372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3cm" fo:margin-top="0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2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49cm" fo:margin-top="0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  <text:p text:style-name="P40"/>
      <text:p text:style-name="P40"/>
      <text:p text:style-name="P40">“蹭课吧“后台接口说明文档</text:p>
      <text:p text:style-name="P40"/>
      <text:p text:style-name="P41">负责人: 张新豪</text:p>
      <text:p text:style-name="P41"/>
      <text:p text:style-name="P42">注：目前使用的业务服务器 ip 是234.123.234.123 是 8000。后台接口目前为样例版本，仅仅保证数据传输格式符合规范，尚未进行逻辑实现。前台调用的时候，请对传入 URL 进行编码，编码格式为 UTF-8。后台传出数据编码格式也为 UTF-8，请更具实际情况进行解码。后台接口在浏览器中测试时，可能存在乱码，这是正常现象，由浏览器编码问题造成。请调节浏览器编码至 UTF-8，或使用谷歌 chorme 浏览器。</text:p>
      <text:p text:style-name="P42"/>
      <text:p text:style-name="P42"/>
      <text:p text:style-name="P42"/>
      <text:p text:style-name="P43">更新时间 20180429</text:p>
      <text:p text:style-name="P43"/>
      <text:p text:style-name="P46"/>
      <text:p text:style-name="P46"/>
      <text:p text:style-name="P46"><text:soft-page-break/></text:p>
      <text:p text:style-name="P46"/>
      <text:p text:style-name="Contents_20_1"/>
      <text:p text:style-name="Standard"/>
      <text:p text:style-name="Contents_20_1"><text:s text:c="62"/><text:span text:style-name="T9"><text:s/></text:span><text:span text:style-name="T10">目录</text:span></text:p>
      <text:p text:style-name="Contents_20_1"/>
      <text:table-of-content text:style-name="Sect1" text:protected="true" text:name="内容目录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98455041" text:style-name="Index_20_Link" text:visited-style-name="Index_20_Link"><text:span text:style-name="T12">1</text:span></text:a><text:a xlink:type="simple" xlink:href="#_Toc498455041" text:style-name="Index_20_Link" text:visited-style-name="Index_20_Link"><text:span text:style-name="T14"> <text:s text:c="2"/></text:span></text:a><text:a xlink:type="simple" xlink:href="#_Toc498455041" text:style-name="Index_20_Link" text:visited-style-name="Index_20_Link"><text:span text:style-name="T12">类</text:span></text:a><text:a xlink:type="simple" xlink:href="#_Toc498455041" text:style-name="Index_20_Link" text:visited-style-name="Index_20_Link"><text:span text:style-name="T13"><text:tab/></text:span></text:a></text:p>
          <text:p text:style-name="P62"><text:a xlink:type="simple" xlink:href="#_Toc498455042" text:style-name="Index_20_Link" text:visited-style-name="Index_20_Link"><text:span text:style-name="T19">1.1 Lyric</text:span></text:a><text:a xlink:type="simple" xlink:href="#_Toc498455042" text:style-name="Index_20_Link" text:visited-style-name="Index_20_Link"><text:span text:style-name="T20"><text:tab/>3</text:span></text:a></text:p>
          <text:p text:style-name="P62"><text:a xlink:type="simple" xlink:href="#_Toc498455043" text:style-name="Index_20_Link" text:visited-style-name="Index_20_Link"><text:span text:style-name="T19">1.2 Rhythm</text:span></text:a><text:a xlink:type="simple" xlink:href="#_Toc498455043" text:style-name="Index_20_Link" text:visited-style-name="Index_20_Link"><text:span text:style-name="T20"><text:tab/>3</text:span></text:a></text:p>
          <text:p text:style-name="P62"><text:a xlink:type="simple" xlink:href="#_Toc498455044" text:style-name="Index_20_Link" text:visited-style-name="Index_20_Link"><text:span text:style-name="T19">1.3 Company</text:span></text:a><text:a xlink:type="simple" xlink:href="#_Toc498455044" text:style-name="Index_20_Link" text:visited-style-name="Index_20_Link"><text:span text:style-name="T20"><text:tab/>3</text:span></text:a></text:p>
          <text:p text:style-name="P62"><text:a xlink:type="simple" xlink:href="#_Toc498455045" text:style-name="Index_20_Link" text:visited-style-name="Index_20_Link"><text:span text:style-name="T19">1.4 Singing</text:span></text:a><text:a xlink:type="simple" xlink:href="#_Toc498455045" text:style-name="Index_20_Link" text:visited-style-name="Index_20_Link"><text:span text:style-name="T20"><text:tab/>3</text:span></text:a></text:p>
          <text:p text:style-name="P62"><text:a xlink:type="simple" xlink:href="#_Toc498455046" text:style-name="Index_20_Link" text:visited-style-name="Index_20_Link"><text:span text:style-name="T19">1.5 Depository</text:span></text:a><text:a xlink:type="simple" xlink:href="#_Toc498455046" text:style-name="Index_20_Link" text:visited-style-name="Index_20_Link"><text:span text:style-name="T20"><text:tab/>4</text:span></text:a></text:p>
          <text:p text:style-name="P63"><text:a xlink:type="simple" xlink:href="#_Toc498455049" text:style-name="Index_20_Link" text:visited-style-name="Index_20_Link"><text:span text:style-name="T21">2</text:span></text:a><text:a xlink:type="simple" xlink:href="#_Toc498455049" text:style-name="Index_20_Link" text:visited-style-name="Index_20_Link"><text:span text:style-name="T14"><text:tab/></text:span></text:a><text:a xlink:type="simple" xlink:href="#_Toc498455049" text:style-name="Index_20_Link" text:visited-style-name="Index_20_Link"><text:span text:style-name="T23">内部接口</text:span></text:a><text:a xlink:type="simple" xlink:href="#_Toc498455049" text:style-name="Index_20_Link" text:visited-style-name="Index_20_Link"><text:span text:style-name="T22"><text:tab/>5</text:span></text:a></text:p>
          <text:p text:style-name="P62"><text:a xlink:type="simple" xlink:href="#_Toc498455050" text:style-name="Index_20_Link" text:visited-style-name="Index_20_Link"><text:span text:style-name="T19">2.1 .音频获取接口（get_media）</text:span></text:a><text:a xlink:type="simple" xlink:href="#_Toc498455050" text:style-name="Index_20_Link" text:visited-style-name="Index_20_Link"><text:span text:style-name="T20"><text:tab/>5</text:span></text:a></text:p>
          <text:p text:style-name="P62"><text:a xlink:type="simple" xlink:href="#_Toc498455051" text:style-name="Index_20_Link" text:visited-style-name="Index_20_Link"><text:span text:style-name="T19">2.2音频上传接口（post_media）<text:tab/></text:span></text:a><text:span text:style-name="T19">6</text:span></text:p>
          <text:p text:style-name="P62"><text:a xlink:type="simple" xlink:href="#_Toc498455052" text:style-name="Index_20_Link" text:visited-style-name="Index_20_Link"><text:span text:style-name="T19">2.3音频合成接口(mix_pano)</text:span></text:a><text:a xlink:type="simple" xlink:href="#_Toc498455052" text:style-name="Index_20_Link" text:visited-style-name="Index_20_Link"><text:span text:style-name="T20"><text:tab/>7</text:span></text:a></text:p>
          <text:p text:style-name="P62"><text:a xlink:type="simple" xlink:href="#_Toc498455052" text:style-name="Index_20_Link" text:visited-style-name="Index_20_Link"><text:span text:style-name="T19">2.4文本查询接口(get_text)</text:span></text:a><text:a xlink:type="simple" xlink:href="#_Toc498455052" text:style-name="Index_20_Link" text:visited-style-name="Index_20_Link"><text:span text:style-name="T20"><text:tab/>8</text:span></text:a></text:p>
          <text:p text:style-name="P62"><text:a xlink:type="simple" xlink:href="#_Toc498455052" text:style-name="Index_20_Link" text:visited-style-name="Index_20_Link"><text:span text:style-name="T19">2.5文本发送接口(post_text)</text:span></text:a><text:a xlink:type="simple" xlink:href="#_Toc498455052" text:style-name="Index_20_Link" text:visited-style-name="Index_20_Link"><text:span text:style-name="T20"><text:tab/>9</text:span></text:a></text:p>
          <text:p text:style-name="P62"><text:a xlink:type="simple" xlink:href="#_Toc498455052" text:style-name="Index_20_Link" text:visited-style-name="Index_20_Link"><text:span text:style-name="T19">2.6用户信息调用接口（get_user）</text:span></text:a><text:a xlink:type="simple" xlink:href="#_Toc498455052" text:style-name="Index_20_Link" text:visited-style-name="Index_20_Link"><text:span text:style-name="T20"><text:tab/>10</text:span></text:a></text:p>
          <text:p text:style-name="P62"><text:a xlink:type="simple" xlink:href="#_Toc498455052" text:style-name="Index_20_Link" text:visited-style-name="Index_20_Link"><text:span text:style-name="T19">2.7获取更新接口（getupdate）</text:span></text:a><text:a xlink:type="simple" xlink:href="#_Toc498455052" text:style-name="Index_20_Link" text:visited-style-name="Index_20_Link"><text:span text:style-name="T20"><text:tab/>11</text:span></text:a></text:p>
          <text:p text:style-name="P62"><text:a xlink:type="simple" xlink:href="#_Toc498455052" text:style-name="Index_20_Link" text:visited-style-name="Index_20_Link"><text:span text:style-name="T19">2.8注册接口(register)</text:span></text:a><text:a xlink:type="simple" xlink:href="#_Toc498455052" text:style-name="Index_20_Link" text:visited-style-name="Index_20_Link"><text:span text:style-name="T20"><text:tab/>12</text:span></text:a></text:p>
          <text:p text:style-name="P62"><text:a xlink:type="simple" xlink:href="#_Toc498455052" text:style-name="Index_20_Link" text:visited-style-name="Index_20_Link"><text:span text:style-name="T19">2.9登陆接口(login)</text:span></text:a><text:a xlink:type="simple" xlink:href="#_Toc498455052" text:style-name="Index_20_Link" text:visited-style-name="Index_20_Link"><text:span text:style-name="T20"><text:tab/>13</text:span></text:a></text:p>
          <text:p text:style-name="P62"><text:a xlink:type="simple" xlink:href="#_Toc498455052" text:style-name="Index_20_Link" text:visited-style-name="Index_20_Link"><text:span text:style-name="T19">2.10验证码调用接口(vcode)</text:span></text:a><text:a xlink:type="simple" xlink:href="#_Toc498455052" text:style-name="Index_20_Link" text:visited-style-name="Index_20_Link"><text:span text:style-name="T20"><text:tab/>14</text:span></text:a></text:p>
          <text:p text:style-name="P62"><text:a xlink:type="simple" xlink:href="#_Toc498455052" text:style-name="Index_20_Link" text:visited-style-name="Index_20_Link"><text:span text:style-name="T19">2.11图片查询接口(get_img)</text:span></text:a><text:a xlink:type="simple" xlink:href="#_Toc498455052" text:style-name="Index_20_Link" text:visited-style-name="Index_20_Link"><text:span text:style-name="T20"><text:tab/>15</text:span></text:a></text:p>
          <text:p text:style-name="P62"><text:a xlink:type="simple" xlink:href="#_Toc498455052" text:style-name="Index_20_Link" text:visited-style-name="Index_20_Link"><text:span text:style-name="T19">2.12图片上传接口(post_img)</text:span></text:a><text:a xlink:type="simple" xlink:href="#_Toc498455052" text:style-name="Index_20_Link" text:visited-style-name="Index_20_Link"><text:span text:style-name="T20"><text:tab/>16</text:span></text:a></text:p>
          <text:p text:style-name="P62"><text:a xlink:type="simple" xlink:href="#_Toc498455052" text:style-name="Index_20_Link" text:visited-style-name="Index_20_Link"><text:span text:style-name="T19">2.13点赞接口(good)</text:span></text:a><text:a xlink:type="simple" xlink:href="#_Toc498455052" text:style-name="Index_20_Link" text:visited-style-name="Index_20_Link"><text:span text:style-name="T20"><text:tab/>17</text:span></text:a></text:p>
          <text:p text:style-name="P62"><text:a xlink:type="simple" xlink:href="#_Toc498455052" text:style-name="Index_20_Link" text:visited-style-name="Index_20_Link"><text:span text:style-name="T19">2.14关注接口(focus)</text:span></text:a><text:a xlink:type="simple" xlink:href="#_Toc498455052" text:style-name="Index_20_Link" text:visited-style-name="Index_20_Link"><text:span text:style-name="T20"><text:tab/>18</text:span></text:a></text:p>
          <text:p text:style-name="P62"><text:a xlink:type="simple" xlink:href="#_Toc498455052" text:style-name="Index_20_Link" text:visited-style-name="Index_20_Link"><text:span text:style-name="T19">2.15私信接口(chat)</text:span></text:a><text:a xlink:type="simple" xlink:href="#_Toc498455052" text:style-name="Index_20_Link" text:visited-style-name="Index_20_Link"><text:span text:style-name="T20"><text:tab/>19</text:span></text:a></text:p>
          <text:p text:style-name="P63"><text:a xlink:type="simple" xlink:href="#_Toc498455053" text:style-name="Index_20_Link" text:visited-style-name="Index_20_Link"><text:span text:style-name="T21">3</text:span></text:a><text:a xlink:type="simple" xlink:href="#_Toc498455053" text:style-name="Index_20_Link" text:visited-style-name="Index_20_Link"><text:span text:style-name="T14"><text:tab/></text:span></text:a><text:a xlink:type="simple" xlink:href="#_Toc498455053" text:style-name="Index_20_Link" text:visited-style-name="Index_20_Link"><text:span text:style-name="T21">外部接口</text:span></text:a><text:a xlink:type="simple" xlink:href="#_Toc498455053" text:style-name="Index_20_Link" text:visited-style-name="Index_20_Link"><text:span text:style-name="T22"><text:tab/>20</text:span></text:a></text:p>
          <text:p text:style-name="P62"><text:a xlink:type="simple" xlink:href="#_Toc498455054" text:style-name="Index_20_Link" text:visited-style-name="Index_20_Link"><text:span text:style-name="T19">3.1宿主软件（Host）</text:span></text:a><text:a xlink:type="simple" xlink:href="#_Toc498455054" text:style-name="Index_20_Link" text:visited-style-name="Index_20_Link"><text:span text:style-name="T20"><text:tab/>20</text:span></text:a></text:p>
          <text:p text:style-name="P62"><text:a xlink:type="simple" xlink:href="#_Toc498455055" text:style-name="Index_20_Link" text:visited-style-name="Index_20_Link"><text:span text:style-name="T19">3.2打谱软件（MakeMusic）</text:span></text:a><text:a xlink:type="simple" xlink:href="#_Toc498455055" text:style-name="Index_20_Link" text:visited-style-name="Index_20_Link"><text:span text:style-name="T20"><text:tab/>20</text:span></text:a></text:p>
          <text:p text:style-name="P62"><text:a xlink:type="simple" xlink:href="#_Toc498455055" text:style-name="Index_20_Link" text:visited-style-name="Index_20_Link"><text:span text:style-name="T19">3.3音层合成（Aspect）</text:span></text:a><text:a xlink:type="simple" xlink:href="#_Toc498455055" text:style-name="Index_20_Link" text:visited-style-name="Index_20_Link"><text:span text:style-name="T20"><text:tab/>21</text:span></text:a></text:p>
          <text:p text:style-name="Standard"/>
          <text:p text:style-name="P64"/>
          <text:p text:style-name="P46"><text:soft-page-break/></text:p>
        </text:index-body>
      </text:table-of-content>
      <text:p text:style-name="P46"/>
      <text:p text:style-name="P45"/>
      <text:p text:style-name="P46"/>
      <text:list xml:id="list1837379725" text:style-name="WWNum8">
        <text:list-item>
          <text:p text:style-name="P139">类</text:p>
        </text:list-item>
      </text:list>
      <text:p text:style-name="P103"/>
      <text:p text:style-name="P103"/>
      <text:p text:style-name="P103"/>
      <text:p text:style-name="P103"/>
      <text:p text:style-name="P103">1.1 Nuser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88">Nuser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4">ID</text:p>
          </table:table-cell>
          <table:table-cell table:style-name="表格1.A1" office:value-type="string">
            <text:p text:style-name="P4">id</text:p>
          </table:table-cell>
          <table:table-cell table:style-name="表格1.A1" office:value-type="string">
            <text:p text:style-name="P4">字符串<text:span text:style-name="T46">，主键</text:span></text:p>
          </table:table-cell>
        </table:table-row>
        <table:table-row table:style-name="表格1.1">
          <table:table-cell table:style-name="表格1.A1" office:value-type="string">
            <text:p text:style-name="P25">用户名</text:p>
          </table:table-cell>
          <table:table-cell table:style-name="表格1.A1" office:value-type="string">
            <text:p text:style-name="P25">username</text:p>
          </table:table-cell>
          <table:table-cell table:style-name="表格1.A1" office:value-type="string">
            <text:p text:style-name="P4">字符串</text:p>
          </table:table-cell>
        </table:table-row>
        <table:table-row table:style-name="表格1.1">
          <table:table-cell table:style-name="表格1.A1" office:value-type="string">
            <text:p text:style-name="P4">密码</text:p>
          </table:table-cell>
          <table:table-cell table:style-name="表格1.A1" office:value-type="string">
            <text:p text:style-name="P25">password</text:p>
          </table:table-cell>
          <table:table-cell table:style-name="表格1.A1" office:value-type="string">
            <text:p text:style-name="P4">字符串</text:p>
          </table:table-cell>
        </table:table-row>
        <table:table-row table:style-name="表格1.5">
          <table:table-cell table:style-name="表格1.A1" office:value-type="string">
            <text:list xml:id="list160853481706799" text:continue-numbering="true" text:style-name="WWNum8">
              <text:list-header>
                <text:p text:style-name="P86"><text:span text:style-name="T45">学院</text:span></text:p>
              </text:list-header>
            </text:list>
          </table:table-cell>
          <table:table-cell table:style-name="表格1.A1" office:value-type="string">
            <text:p text:style-name="P88">school</text:p>
          </table:table-cell>
          <table:table-cell table:style-name="表格1.A1" office:value-type="string">
            <text:p text:style-name="P4">字符串</text:p>
          </table:table-cell>
        </table:table-row>
        <table:table-row table:style-name="表格1.5">
          <table:table-cell table:style-name="表格1.A6" office:value-type="string">
            <text:list xml:id="list160852865065013" text:continue-numbering="true" text:style-name="WWNum8">
              <text:list-header>
                <text:p text:style-name="P86">届</text:p>
              </text:list-header>
            </text:list>
          </table:table-cell>
          <table:table-cell table:style-name="表格1.A6" office:value-type="string">
            <text:p text:style-name="P90">year</text:p>
          </table:table-cell>
          <table:table-cell table:style-name="表格1.A6" office:value-type="string">
            <text:p text:style-name="P90">字符串</text:p>
          </table:table-cell>
        </table:table-row>
        <table:table-row table:style-name="表格1.5">
          <table:table-cell table:style-name="表格1.A6" office:value-type="string">
            <text:list xml:id="list160853294559073" text:continue-numbering="true" text:style-name="WWNum8">
              <text:list-header>
                <text:p text:style-name="P89">课表</text:p>
              </text:list-header>
            </text:list>
          </table:table-cell>
          <table:table-cell table:style-name="表格1.A6" office:value-type="string">
            <text:p text:style-name="P90">course_table</text:p>
          </table:table-cell>
          <table:table-cell table:style-name="表格1.A6" office:value-type="string">
            <text:p text:style-name="P90">外键，1/<text:span text:style-name="T47">1</text:span></text:p>
          </table:table-cell>
        </table:table-row>
      </table:table>
      <text:p text:style-name="P85"/>
      <text:p text:style-name="P85"/>
      <text:p text:style-name="P85">1.2 <text:span text:style-name="T46">Course</text:span></text:p>
      <text:p text:style-name="P90"/>
      <table:table table:name="表格2" table:style-name="表格2">
        <table:table-column table:style-name="表格2.A"/>
        <table:table-column table:style-name="表格2.B" table:number-columns-repeated="2"/>
        <table:table-row table:style-name="表格2.1">
          <table:table-cell table:style-name="表格2.A1" table:number-columns-spanned="3" office:value-type="string">
            <text:p text:style-name="P90">Course</text:p>
          </table:table-cell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4">ID</text:p>
          </table:table-cell>
          <table:table-cell table:style-name="表格2.A1" office:value-type="string">
            <text:p text:style-name="P4">i<text:span text:style-name="T42">d</text:span></text:p>
          </table:table-cell>
          <table:table-cell table:style-name="表格2.A1" office:value-type="string">
            <text:p text:style-name="P4">字符串<text:span text:style-name="T47">，主键</text:span></text:p>
          </table:table-cell>
        </table:table-row>
        <table:table-row table:style-name="表格2.1">
          <table:table-cell table:style-name="表格2.A1" office:value-type="string">
            <text:p text:style-name="P4">课头号</text:p>
          </table:table-cell>
          <table:table-cell table:style-name="表格2.A1" office:value-type="string">
            <text:p text:style-name="P4"/>
          </table:table-cell>
          <table:table-cell table:style-name="表格2.A1" office:value-type="string">
            <text:p text:style-name="P4">时间戳</text:p>
          </table:table-cell>
        </table:table-row>
        <table:table-row table:style-name="表格2.1">
          <table:table-cell table:style-name="表格2.A1" office:value-type="string">
            <text:p text:style-name="P4">课程名字</text:p>
          </table:table-cell>
          <table:table-cell table:style-name="表格2.A1" office:value-type="string">
            <text:p text:style-name="P91">name</text:p>
          </table:table-cell>
          <table:table-cell table:style-name="表格2.A1" office:value-type="string">
            <text:p text:style-name="P4">字符串</text:p>
          </table:table-cell>
        </table:table-row>
        <table:table-row table:style-name="表格2.1">
          <table:table-cell table:style-name="表格2.A1" office:value-type="string">
            <text:p text:style-name="P91">课程类型</text:p>
          </table:table-cell>
          <table:table-cell table:style-name="表格2.A1" office:value-type="string">
            <text:p text:style-name="P4">type</text:p>
          </table:table-cell>
          <table:table-cell table:style-name="表格2.A1" office:value-type="string">
            <text:p text:style-name="P4">int</text:p>
          </table:table-cell>
        </table:table-row>
        <table:table-row table:style-name="表格2.1">
          <table:table-cell table:style-name="表格2.A6" office:value-type="string">
            <text:p text:style-name="P91">课程学院</text:p>
          </table:table-cell>
          <table:table-cell table:style-name="表格2.A6" office:value-type="string">
            <text:p text:style-name="P4"/>
          </table:table-cell>
          <table:table-cell table:style-name="表格2.A6" office:value-type="string">
            <text:p text:style-name="P4"/>
          </table:table-cell>
        </table:table-row>
        <table:table-row table:style-name="表格2.1">
          <table:table-cell table:style-name="表格2.A6" office:value-type="string">
            <text:p text:style-name="P91">课程专业</text:p>
          </table:table-cell>
          <table:table-cell table:style-name="表格2.A6" office:value-type="string">
            <text:p text:style-name="P4"/>
          </table:table-cell>
          <table:table-cell table:style-name="表格2.A6" office:value-type="string">
            <text:p text:style-name="P4"/>
          </table:table-cell>
        </table:table-row>
        <table:table-row table:style-name="表格2.1">
          <table:table-cell table:style-name="表格2.A6" office:value-type="string">
            <text:p text:style-name="P91">上课老师</text:p>
          </table:table-cell>
          <table:table-cell table:style-name="表格2.A6" office:value-type="string">
            <text:p text:style-name="P4"/>
          </table:table-cell>
          <table:table-cell table:style-name="表格2.A6" office:value-type="string">
            <text:p text:style-name="P4"/>
          </table:table-cell>
        </table:table-row>
        <table:table-row table:style-name="表格2.1">
          <table:table-cell table:style-name="表格2.A6" office:value-type="string">
            <text:p text:style-name="P91">课程学分</text:p>
          </table:table-cell>
          <table:table-cell table:style-name="表格2.A6" office:value-type="string">
            <text:p text:style-name="P4"/>
          </table:table-cell>
          <table:table-cell table:style-name="表格2.A6" office:value-type="string">
            <text:p text:style-name="P4"/>
          </table:table-cell>
        </table:table-row>
        <table:table-row table:style-name="表格2.1">
          <table:table-cell table:style-name="表格2.A6" office:value-type="string">
            <text:p text:style-name="P91">上课时间</text:p>
          </table:table-cell>
          <table:table-cell table:style-name="表格2.A6" office:value-type="string">
            <text:p text:style-name="P4"/>
          </table:table-cell>
          <table:table-cell table:style-name="表格2.A6" office:value-type="string">
            <text:p text:style-name="P4"/>
          </table:table-cell>
        </table:table-row>
      </table:table>
      <text:p text:style-name="P4">1.3 Company</text:p>
      <table:table table:name="表格3" table:style-name="表格3">
        <table:table-column table:style-name="表格3.A"/>
        <table:table-column table:style-name="表格3.B" table:number-columns-repeated="2"/>
        <text:soft-page-break/>
        <table:table-row table:style-name="表格3.1">
          <table:table-cell table:style-name="表格3.A1" table:number-columns-spanned="3" office:value-type="string">
            <text:p text:style-name="P4">Company</text:p>
          </table:table-cell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4">ID</text:p>
          </table:table-cell>
          <table:table-cell table:style-name="表格3.A1" office:value-type="string">
            <text:p text:style-name="P4">id</text:p>
          </table:table-cell>
          <table:table-cell table:style-name="表格3.A1" office:value-type="string">
            <text:p text:style-name="P4">字符串</text:p>
          </table:table-cell>
        </table:table-row>
        <table:table-row table:style-name="表格3.1">
          <table:table-cell table:style-name="表格3.A1" office:value-type="string">
            <text:p text:style-name="P4">更新时间</text:p>
          </table:table-cell>
          <table:table-cell table:style-name="表格3.A1" office:value-type="string">
            <text:p text:style-name="P4">Update_time</text:p>
          </table:table-cell>
          <table:table-cell table:style-name="表格3.A1" office:value-type="string">
            <text:p text:style-name="P4">时间戳</text:p>
          </table:table-cell>
        </table:table-row>
        <table:table-row table:style-name="表格3.1">
          <table:table-cell table:style-name="表格3.A1" office:value-type="string">
            <text:p text:style-name="P4">储存位置</text:p>
          </table:table-cell>
          <table:table-cell table:style-name="表格3.A1" office:value-type="string">
            <text:p text:style-name="P4">url</text:p>
          </table:table-cell>
          <table:table-cell table:style-name="表格3.A1" office:value-type="string">
            <text:p text:style-name="P4">字符串</text:p>
          </table:table-cell>
        </table:table-row>
        <table:table-row table:style-name="表格3.1">
          <table:table-cell table:style-name="表格3.A1" office:value-type="string">
            <text:p text:style-name="P4">点赞数</text:p>
          </table:table-cell>
          <table:table-cell table:style-name="表格3.A1" office:value-type="string">
            <text:p text:style-name="P4">phrase</text:p>
          </table:table-cell>
          <table:table-cell table:style-name="表格3.A1" office:value-type="string">
            <text:p text:style-name="P4">int</text:p>
          </table:table-cell>
        </table:table-row>
      </table:table>
      <text:p text:style-name="P4">1.4 Singing</text:p>
      <table:table table:name="表格4" table:style-name="表格4">
        <table:table-column table:style-name="表格4.A"/>
        <table:table-column table:style-name="表格4.B" table:number-columns-repeated="2"/>
        <table:table-row table:style-name="表格4.1">
          <table:table-cell table:style-name="表格4.A1" table:number-columns-spanned="3" office:value-type="string">
            <text:p text:style-name="P4">Singing</text:p>
          </table:table-cell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P4">ID</text:p>
          </table:table-cell>
          <table:table-cell table:style-name="表格4.A1" office:value-type="string">
            <text:p text:style-name="P4">id</text:p>
          </table:table-cell>
          <table:table-cell table:style-name="表格4.A1" office:value-type="string">
            <text:p text:style-name="P4">字符串</text:p>
          </table:table-cell>
        </table:table-row>
        <table:table-row table:style-name="表格4.1">
          <table:table-cell table:style-name="表格4.A1" office:value-type="string">
            <text:p text:style-name="P4">更新时间</text:p>
          </table:table-cell>
          <table:table-cell table:style-name="表格4.A1" office:value-type="string">
            <text:p text:style-name="P4">Update_time</text:p>
          </table:table-cell>
          <table:table-cell table:style-name="表格4.A1" office:value-type="string">
            <text:p text:style-name="P4">时间戳</text:p>
          </table:table-cell>
        </table:table-row>
        <table:table-row table:style-name="表格4.1">
          <table:table-cell table:style-name="表格4.A1" office:value-type="string">
            <text:p text:style-name="P4">储存位置</text:p>
          </table:table-cell>
          <table:table-cell table:style-name="表格4.A1" office:value-type="string">
            <text:p text:style-name="P4">url</text:p>
          </table:table-cell>
          <table:table-cell table:style-name="表格4.A1" office:value-type="string">
            <text:p text:style-name="P4">字符串</text:p>
          </table:table-cell>
        </table:table-row>
        <table:table-row table:style-name="表格4.1">
          <table:table-cell table:style-name="表格4.A1" office:value-type="string">
            <text:p text:style-name="P4">点赞数</text:p>
          </table:table-cell>
          <table:table-cell table:style-name="表格4.A1" office:value-type="string">
            <text:p text:style-name="P4">phrase</text:p>
          </table:table-cell>
          <table:table-cell table:style-name="表格4.A1" office:value-type="string">
            <text:p text:style-name="P4">int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.5 Depository</text:p>
      <text:p text:style-name="P5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columns-spanned="3" office:value-type="string">
            <text:p text:style-name="P4">Depository</text:p>
          </table:table-cell>
          <table:covered-table-cell/>
          <table:covered-table-cell/>
        </table:table-row>
        <table:table-row table:style-name="表格5.1">
          <table:table-cell table:style-name="表格5.A1" office:value-type="string">
            <text:p text:style-name="P4">歌词</text:p>
          </table:table-cell>
          <table:table-cell table:style-name="表格5.A1" office:value-type="string">
            <text:p text:style-name="P4">url_lyric_list</text:p>
          </table:table-cell>
          <table:table-cell table:style-name="表格5.A1" office:value-type="string">
            <text:p text:style-name="P4">字符串列表，导向对应歌词id</text:p>
          </table:table-cell>
        </table:table-row>
        <table:table-row table:style-name="表格5.1">
          <table:table-cell table:style-name="表格5.A1" office:value-type="string">
            <text:p text:style-name="P4">旋律</text:p>
          </table:table-cell>
          <table:table-cell table:style-name="表格5.A1" office:value-type="string">
            <text:p text:style-name="P4">url_rhythm_list</text:p>
          </table:table-cell>
          <table:table-cell table:style-name="表格5.A1" office:value-type="string">
            <text:p text:style-name="P4">字符串列表，导向对应旋律id</text:p>
          </table:table-cell>
        </table:table-row>
        <table:table-row table:style-name="表格5.1">
          <table:table-cell table:style-name="表格5.A1" office:value-type="string">
            <text:p text:style-name="P4">伴奏</text:p>
          </table:table-cell>
          <table:table-cell table:style-name="表格5.A1" office:value-type="string">
            <text:p text:style-name="P4">url_company</text:p>
          </table:table-cell>
          <table:table-cell table:style-name="表格5.A1" office:value-type="string">
            <text:p text:style-name="P4">字符串列表，导向对应伴奏id</text:p>
          </table:table-cell>
        </table:table-row>
        <table:table-row table:style-name="表格5.1">
          <table:table-cell table:style-name="表格5.A1" office:value-type="string">
            <text:p text:style-name="P4">歌声</text:p>
          </table:table-cell>
          <table:table-cell table:style-name="表格5.A1" office:value-type="string">
            <text:p text:style-name="P4">url_singing_list</text:p>
          </table:table-cell>
          <table:table-cell table:style-name="表格5.A1" office:value-type="string">
            <text:p text:style-name="P4">字符串列表，导向对应歌声id</text:p>
          </table:table-cell>
        </table:table-row>
        <table:table-row table:style-name="表格5.1">
          <table:table-cell table:style-name="表格5.A1" office:value-type="string">
            <text:p text:style-name="P4">是否开放</text:p>
          </table:table-cell>
          <table:table-cell table:style-name="表格5.A1" office:value-type="string">
            <text:p text:style-name="P4">status</text:p>
          </table:table-cell>
          <table:table-cell table:style-name="表格5.A1" office:value-type="string">
            <text:p text:style-name="P4">布尔值</text:p>
          </table:table-cell>
        </table:table-row>
        <table:table-row table:style-name="表格5.1">
          <table:table-cell table:style-name="表格5.A1" office:value-type="string">
            <text:p text:style-name="P4">简介</text:p>
          </table:table-cell>
          <table:table-cell table:style-name="表格5.A1" office:value-type="string">
            <text:p text:style-name="P4">introduction</text:p>
          </table:table-cell>
          <table:table-cell table:style-name="表格5.A1" office:value-type="string">
            <text:p text:style-name="P4">字符串</text:p>
          </table:table-cell>
        </table:table-row>
        <table:table-row table:style-name="表格5.1">
          <table:table-cell table:style-name="表格5.A1" office:value-type="string">
            <text:p text:style-name="P4">名称</text:p>
          </table:table-cell>
          <table:table-cell table:style-name="表格5.A1" office:value-type="string">
            <text:p text:style-name="P4">name</text:p>
          </table:table-cell>
          <table:table-cell table:style-name="表格5.A1" office:value-type="string">
            <text:p text:style-name="P4">字符串</text:p>
          </table:table-cell>
        </table:table-row>
        <table:table-row table:style-name="表格5.1">
          <table:table-cell table:style-name="表格5.A1" office:value-type="string">
            <text:p text:style-name="P4">历史分支</text:p>
          </table:table-cell>
          <table:table-cell table:style-name="表格5.A1" office:value-type="string">
            <text:p text:style-name="P4">Branch_list</text:p>
          </table:table-cell>
          <table:table-cell table:style-name="表格5.A1" office:value-type="string">
            <text:p text:style-name="P4">List</text:p>
          </table:table-cell>
        </table:table-row>
        <table:table-row table:style-name="表格5.1">
          <table:table-cell table:style-name="表格5.A1" office:value-type="string">
            <text:p text:style-name="P4">封面</text:p>
          </table:table-cell>
          <table:table-cell table:style-name="表格5.A1" office:value-type="string">
            <text:p text:style-name="P4">img</text:p>
          </table:table-cell>
          <table:table-cell table:style-name="表格5.A1" office:value-type="string">
            <text:p text:style-name="P4">字符串列表，导向对应图片地址</text:p>
          </table:table-cell>
        </table:table-row>
        <table:table-row table:style-name="表格5.1">
          <table:table-cell table:style-name="表格5.A1" office:value-type="string">
            <text:p text:style-name="P4">点赞数</text:p>
          </table:table-cell>
          <table:table-cell table:style-name="表格5.A1" office:value-type="string">
            <text:p text:style-name="P4">star</text:p>
          </table:table-cell>
          <table:table-cell table:style-name="表格5.A1" office:value-type="string">
            <text:p text:style-name="P4">Int型</text:p>
          </table:table-cell>
        </table:table-row>
        <text:soft-page-break/>
        <table:table-row table:style-name="表格5.1">
          <table:table-cell table:style-name="表格5.A1" office:value-type="string">
            <text:p text:style-name="P4">评论</text:p>
          </table:table-cell>
          <table:table-cell table:style-name="表格5.A1" office:value-type="string">
            <text:p text:style-name="P4">commitment</text:p>
          </table:table-cell>
          <table:table-cell table:style-name="表格5.A1" office:value-type="string">
            <text:p text:style-name="P4">字符串列表，保存关联评论ID键值</text:p>
          </table:table-cell>
        </table:table-row>
        <table:table-row table:style-name="表格5.1">
          <table:table-cell table:style-name="表格5.A1" office:value-type="string">
            <text:p text:style-name="P4">乐库负责人</text:p>
          </table:table-cell>
          <table:table-cell table:style-name="表格5.A1" office:value-type="string">
            <text:p text:style-name="P4">User_id</text:p>
          </table:table-cell>
          <table:table-cell table:style-name="表格5.A1" office:value-type="string">
            <text:p text:style-name="P4">字符串</text:p>
          </table:table-cell>
        </table:table-row>
        <table:table-row table:style-name="表格5.1">
          <table:table-cell table:style-name="表格5.A1" office:value-type="string">
            <text:p text:style-name="P4">时间</text:p>
          </table:table-cell>
          <table:table-cell table:style-name="表格5.A1" office:value-type="string">
            <text:p text:style-name="P4">Update_time</text:p>
          </table:table-cell>
          <table:table-cell table:style-name="表格5.A1" office:value-type="string">
            <text:p text:style-name="P4">时间戳</text:p>
          </table:table-cell>
        </table:table-row>
        <table:table-row table:style-name="表格5.1">
          <table:table-cell table:style-name="表格5.A1" office:value-type="string">
            <text:p text:style-name="P4">序号</text:p>
          </table:table-cell>
          <table:table-cell table:style-name="表格5.A1" office:value-type="string">
            <text:p text:style-name="P4">id</text:p>
          </table:table-cell>
          <table:table-cell table:style-name="表格5.A1" office:value-type="string">
            <text:p text:style-name="P4">字符串</text:p>
          </table:table-cell>
        </table:table-row>
        <table:table-row table:style-name="表格5.1">
          <table:table-cell table:style-name="表格5.A1" office:value-type="string">
            <text:p text:style-name="P4">权重</text:p>
          </table:table-cell>
          <table:table-cell table:style-name="表格5.A1" office:value-type="string">
            <text:p text:style-name="P4">weight</text:p>
          </table:table-cell>
          <table:table-cell table:style-name="表格5.A1" office:value-type="string">
            <text:p text:style-name="P4">整数</text:p>
          </table:table-cell>
        </table:table-row>
        <table:table-row table:style-name="表格5.1">
          <table:table-cell table:style-name="表格5.A1" office:value-type="string">
            <text:p text:style-name="P4">权重判断方式</text:p>
          </table:table-cell>
          <table:table-cell table:style-name="表格5.A1" office:value-type="string">
            <text:p text:style-name="P4">Weigh_way</text:p>
          </table:table-cell>
          <table:table-cell table:style-name="表格5.A1" office:value-type="string">
            <text:p text:style-name="P4">字符串</text:p>
          </table:table-cell>
        </table:table-row>
        <table:table-row table:style-name="表格5.1">
          <table:table-cell table:style-name="表格5.A1" office:value-type="string">
            <text:p text:style-name="P4">广义表</text:p>
          </table:table-cell>
          <table:table-cell table:style-name="表格5.A1" office:value-type="string">
            <text:p text:style-name="P4">Lists</text:p>
          </table:table-cell>
          <table:table-cell table:style-name="表格5.A1" office:value-type="string">
            <text:p text:style-name="P4">头尾链表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109">2<text:tab/>内部接口</text:p>
      <text:p text:style-name="P4"/>
      <text:p text:style-name="P4"/>
      <text:p text:style-name="P5">2.1 .账户相关接口（<text:span text:style-name="T42">account</text:span>）</text:p>
      <text:p text:style-name="P5"/>
      <text:p text:style-name="P7">2.1.1 验证码获取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30"/>
          </table:table-cell>
          <table:table-cell table:style-name="表格6.B1" office:value-type="string">
            <text:p text:style-name="P55"><text:span text:style-name="T7">验证码获取</text:span><text:span text:style-name="T6">（</text:span><text:span text:style-name="T7">yzm</text:span><text:span text:style-name="T6">） </text:span></text:p>
          </table:table-cell>
        </table:table-row>
        <table:table-row table:style-name="表格6.2">
          <table:table-cell table:style-name="表格6.A2" office:value-type="string">
            <text:p text:style-name="P110">接口功能 </text:p>
          </table:table-cell>
          <table:table-cell table:style-name="表格6.B2" office:value-type="string">
            <text:p text:style-name="P4">获取<text:span text:style-name="T42">yzm的cookie 及图片url</text:span></text:p>
          </table:table-cell>
        </table:table-row>
        <text:soft-page-break/>
        <table:table-row table:style-name="表格6.3">
          <table:table-cell table:style-name="表格6.A3" office:value-type="string">
            <text:p text:style-name="P110">调用<text:span text:style-name="T42">url</text:span> </text:p>
          </table:table-cell>
          <table:table-cell table:style-name="表格6.B3" office:value-type="string">
            <text:p text:style-name="P87"><text:span text:style-name="T25">方法：GET</text:span></text:p>
            <text:p text:style-name="P4"><text:span text:style-name="T25">http://ip:port/account/</text:span><text:span text:style-name="T26">yzm/</text:span></text:p>
          </table:table-cell>
        </table:table-row>
        <table:table-row table:style-name="表格6.4">
          <table:table-cell table:style-name="表格6.A3" office:value-type="string">
            <text:p text:style-name="P110">输入参数 </text:p>
          </table:table-cell>
          <table:table-cell table:style-name="表格6.B4" office:value-type="string">
            <text:p text:style-name="P87">无</text:p>
          </table:table-cell>
        </table:table-row>
        <table:table-row table:style-name="表格6.5">
          <table:table-cell table:style-name="表格6.A3" office:value-type="string">
            <text:p text:style-name="P110">输出参数 </text:p>
          </table:table-cell>
          <table:table-cell table:style-name="表格6.B5" office:value-type="string">
            <text:p text:style-name="P4">1&gt;’<text:span text:style-name="T41">yzm_url’字符串</text:span></text:p>
            <text:p text:style-name="P4">2&gt; <text:span text:style-name="T41">’yzm_cookie’字符串</text:span></text:p>
          </table:table-cell>
        </table:table-row>
        <table:table-row table:style-name="表格6.6">
          <table:table-cell table:style-name="表格6.A3" office:value-type="string">
            <text:p text:style-name="P110"><text:span text:style-name="T42">返回json数据</text:span> </text:p>
          </table:table-cell>
          <table:table-cell table:style-name="表格6.B6" office:value-type="string">
            <text:p text:style-name="P31"><text:span text:style-name="T43"/></text:p>
            <text:p text:style-name="P95"/>
            <text:p text:style-name="P79"><text:span text:style-name="T2">{“</text:span><text:span text:style-name="T3">yzm_</text:span><text:span text:style-name="T4">url”:“</text:span><text:span text:style-name="T3">/media/yzm/F95D955843B0C84C81DB0987B2FAC1C3.jpg”</text:span></text:p>
            <text:p text:style-name="P79"><text:span text:style-name="T3">“</text:span><text:span text:style-name="T4">yzm_cookie“："</text:span><text:span text:style-name="T5">dsadasfasfefrgwgfadasdad”</text:span></text:p>
            <text:p text:style-name="P81">}</text:p>
            <text:p text:style-name="P80"/>
            <text:p text:style-name="P78"/>
          </table:table-cell>
        </table:table-row>
        <table:table-row table:style-name="表格6.1">
          <table:table-cell table:style-name="表格6.A3" office:value-type="string">
            <text:p text:style-name="P110">使用说明 </text:p>
          </table:table-cell>
          <table:table-cell table:style-name="表格6.B7" office:value-type="string">
            <text:p text:style-name="P87">返回的是验证码url</text:p>
          </table:table-cell>
        </table:table-row>
        <table:table-row table:style-name="表格6.8">
          <table:table-cell table:style-name="表格6.A8" office:value-type="string">
            <text:p text:style-name="P111">负责人</text:p>
          </table:table-cell>
          <table:table-cell table:style-name="表格6.B8" office:value-type="string">
            <text:p text:style-name="P4">张新豪</text:p>
          </table:table-cell>
        </table:table-row>
      </table:table>
      <text:p text:style-name="P32"><text:s/></text:p>
      <text:p text:style-name="P3"><text:s/><text:tab/> </text:p>
      <text:p text:style-name="P3"/>
      <text:p text:style-name="P4"/>
      <text:p text:style-name="P5">2.2用户激活接口（activate）</text:p>
      <text:p text:style-name="P5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30"/>
          </table:table-cell>
          <table:table-cell table:style-name="表格7.B1" office:value-type="string">
            <text:p text:style-name="P112">用户激活<text:bookmark-start text:name="_Hlk511509170"/>接口（<text:span text:style-name="T42">activate</text:span>） <text:bookmark-end text:name="_Hlk511509170"/></text:p>
          </table:table-cell>
        </table:table-row>
        <table:table-row table:style-name="表格7.2">
          <table:table-cell table:style-name="表格7.A2" office:value-type="string">
            <text:p text:style-name="P110">接口功能 </text:p>
          </table:table-cell>
          <table:table-cell table:style-name="表格7.B2" office:value-type="string">
            <text:p text:style-name="P4">爬取用户课表和基本信息<text:span text:style-name="T44">，并在app数据库注册</text:span></text:p>
          </table:table-cell>
        </table:table-row>
        <table:table-row table:style-name="表格7.3">
          <table:table-cell table:style-name="表格7.A3" office:value-type="string">
            <text:p text:style-name="P110">调用url</text:p>
          </table:table-cell>
          <table:table-cell table:style-name="表格7.B3" office:value-type="string">
            <text:p text:style-name="P83"><text:span text:style-name="T29">方法</text:span><text:span text:style-name="T34">：POST</text:span></text:p>
            <text:p text:style-name="P83"><text:span text:style-name="T29"><text:s/></text:span><text:span text:style-name="T30">http://ip:port/</text:span><text:span text:style-name="T31">account/activate/</text:span></text:p>
          </table:table-cell>
        </table:table-row>
        <table:table-row table:style-name="表格7.4">
          <table:table-cell table:style-name="表格7.A3" office:value-type="string">
            <text:p text:style-name="P110">输入参数 </text:p>
          </table:table-cell>
          <table:table-cell table:style-name="表格7.B4" office:value-type="string">
            <text:p text:style-name="P34">1&gt;<text:span text:style-name="T35"> </text:span><text:span text:style-name="T36">username</text:span>:上传对应仓库ID，字符串</text:p>
            <text:p text:style-name="P96">2&gt; <text:span text:style-name="T42">password</text:span>:音频文件类型（旋律或伴奏等），字符串</text:p>
            <text:p text:style-name="P97">3&gt; yzm_text:用户输入的验证码文本，字符串</text:p>
            <text:p text:style-name="P97">4&gt;yzm_cookie:来自于yzm获取接口，隐式传入</text:p>
          </table:table-cell>
        </table:table-row>
        <table:table-row table:style-name="表格7.5">
          <table:table-cell table:style-name="表格7.A3" office:value-type="string">
            <text:p text:style-name="P110">输出参数 </text:p>
          </table:table-cell>
          <table:table-cell table:style-name="表格7.B5" office:value-type="string">
            <text:p text:style-name="P4">1&gt;status:是否上传成功的状态，boolean</text:p>
            <text:p text:style-name="P4">2&gt; token:判断用户身份，布尔值</text:p>
          </table:table-cell>
        </table:table-row>
        <table:table-row table:style-name="表格7.6">
          <table:table-cell table:style-name="表格7.A3" office:value-type="string">
            <text:p text:style-name="P110">返回<text:span text:style-name="T42">json</text:span><text:soft-page-break/>数据</text:p>
          </table:table-cell>
          <table:table-cell table:style-name="表格7.B6" office:value-type="string">
            <text:p text:style-name="P92"/>
            <text:p text:style-name="P84"><text:soft-page-break/>{</text:p>
            <text:p text:style-name="P142">"username": [</text:p>
            <text:p text:style-name="Preformatted_20_Text"><text:s text:c="8"/>"张新豪"</text:p>
            <text:p text:style-name="Preformatted_20_Text"><text:s text:c="4"/>],</text:p>
            <text:p text:style-name="Preformatted_20_Text"><text:s text:c="4"/>"term": [</text:p>
            <text:p text:style-name="Preformatted_20_Text"><text:s text:c="8"/>"2017-2018学年下学期",</text:p>
            <text:p text:style-name="Preformatted_20_Text"><text:s text:c="8"/>"第10教学周"</text:p>
            <text:p text:style-name="P141"><text:s text:c="4"/>],</text:p>
            <text:p text:style-name="P84"/>
            <text:p text:style-name="P84">}</text:p>
          </table:table-cell>
        </table:table-row>
        <table:table-row table:style-name="表格7.1">
          <table:table-cell table:style-name="表格7.A3" office:value-type="string">
            <text:p text:style-name="P110">使用说明 </text:p>
          </table:table-cell>
          <table:table-cell table:style-name="表格7.B7" office:value-type="string">
            <text:p text:style-name="P4">后台对应ID和 type分配文件地址 <text:s text:c="28"/></text:p>
          </table:table-cell>
        </table:table-row>
        <table:table-row table:style-name="表格7.2">
          <table:table-cell table:style-name="表格7.A8" office:value-type="string">
            <text:p text:style-name="P111">负责人 </text:p>
          </table:table-cell>
          <table:table-cell table:style-name="表格7.B8" office:value-type="string">
            <text:p text:style-name="P4"><text:s/>黄煜坤</text:p>
          </table:table-cell>
        </table:table-row>
      </table:table>
      <text:p text:style-name="P32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"><text:s/><text:tab/> </text:p>
      <text:p text:style-name="P3"/>
      <text:p text:style-name="P3"/>
      <text:p text:style-name="P3"/>
      <text:p text:style-name="P3"/>
      <text:p text:style-name="P5"/>
      <text:p text:style-name="P5">2.3音频合成接口(mix_pano)</text:p>
      <text:p text:style-name="P5"/>
      <table:table table:name="表格8" table:style-name="表格8">
        <table:table-column table:style-name="表格8.A"/>
        <table:table-column table:style-name="表格8.B"/>
        <table:table-row table:style-name="表格8.1">
          <table:table-cell table:style-name="表格8.A1" table:number-columns-spanned="2" office:value-type="string">
            <text:p text:style-name="P113">音频合成接口(mix_pano)</text:p>
          </table:table-cell>
          <table:covered-table-cell/>
        </table:table-row>
        <table:table-row table:style-name="表格8.2">
          <table:table-cell table:style-name="表格8.A2" office:value-type="string">
            <text:p text:style-name="P110">接口功能 </text:p>
          </table:table-cell>
          <table:table-cell table:style-name="表格8.B2" office:value-type="string">
            <text:p text:style-name="P4">将哼唱转化成旋律乐曲</text:p>
          </table:table-cell>
        </table:table-row>
        <text:soft-page-break/>
        <table:table-row table:style-name="表格8.3">
          <table:table-cell table:style-name="表格8.A1" office:value-type="string">
            <text:p text:style-name="P110">调用格式 </text:p>
          </table:table-cell>
          <table:table-cell table:style-name="表格8.B3" office:value-type="string">
            <text:p text:style-name="P4"><text:s/><text:a xlink:type="simple" xlink:href="http://ip:post/songhub/exchange?token=&amp;id=&amp;uin" text:style-name="Internet_20_link" text:visited-style-name="Visited_20_Internet_20_Link">http://ip:post/songhut/exchange?token=&amp;id=&amp;uin</text:a>=</text:p>
          </table:table-cell>
        </table:table-row>
        <table:table-row table:style-name="表格8.4">
          <table:table-cell table:style-name="表格8.A1" office:value-type="string">
            <text:p text:style-name="P110">输入参数 </text:p>
          </table:table-cell>
          <table:table-cell table:style-name="表格8.B4" office:value-type="string">
            <text:p text:style-name="P34">1&gt;<text:span text:style-name="T35"> </text:span>id:用户ID，字符串</text:p>
            <text:p text:style-name="P34">2&gt; uin:用户哼唱曲的相对id，字符串</text:p>
          </table:table-cell>
        </table:table-row>
        <table:table-row table:style-name="表格8.5">
          <table:table-cell table:style-name="表格8.A1" office:value-type="string">
            <text:p text:style-name="P110">输出参数 </text:p>
          </table:table-cell>
          <table:table-cell table:style-name="表格8.B5" office:value-type="string">
            <text:p text:style-name="P4">1&gt;<text:a xlink:type="simple" xlink:href="url:生成旋律乐曲在服务器上的地址" text:style-name="Internet_20_link" text:visited-style-name="Visited_20_Internet_20_Link"><text:span text:style-name="T15">url:生成旋律乐曲在服务器上的地址</text:span></text:a><text:span text:style-name="T11"> 字符串</text:span></text:p>
            <text:p text:style-name="P4">2&gt;status:判断是否生成成功 Boolean</text:p>
            <text:p text:style-name="P4">3&gt; token:判断用户身份，布尔值</text:p>
            <text:p text:style-name="P4">*当status=false时，url=NULL</text:p>
          </table:table-cell>
        </table:table-row>
        <table:table-row table:style-name="表格8.6">
          <table:table-cell table:style-name="表格8.A1" office:value-type="string">
            <text:p text:style-name="P110">调用样例 </text:p>
          </table:table-cell>
          <table:table-cell table:style-name="表格8.B6" office:value-type="string">
            <text:p text:style-name="P92">前台发送 http 请求： </text:p>
            <text:p text:style-name="P32"><text:a xlink:type="simple" xlink:href="http://234.123.234.123/" text:style-name="Internet_20_link" text:visited-style-name="Visited_20_Internet_20_Link"><text:span text:style-name="T37">http://234.123.234.123</text:span></text:a><text:span text:style-name="T38">:8000/songhut/exchange?</text:span> <text:span text:style-name="T38">token=&amp;id=”9864”&amp;uin=”65”</text:span></text:p>
            <text:p text:style-name="P92">后台返回 json 数据： </text:p>
            <text:p text:style-name="P35">{</text:p>
            <text:p text:style-name="P35">"url”:”<text:a xlink:type="simple" xlink:href="http://234.123.234.123:8000/songhub/media/9864/rhythm/65" text:style-name="Internet_20_link" text:visited-style-name="Visited_20_Internet_20_Link">http://234.123.234.123:8000/songhut/media/9864/rhythm/65</text:a>”,</text:p>
            <text:p text:style-name="P35">“status”:true</text:p>
            <text:p text:style-name="P35">}</text:p>
          </table:table-cell>
        </table:table-row>
        <table:table-row table:style-name="表格8.1">
          <table:table-cell table:style-name="表格8.A1" office:value-type="string">
            <text:p text:style-name="P110">使用说明 </text:p>
          </table:table-cell>
          <table:table-cell table:style-name="表格8.B7" office:value-type="string">
            <text:p text:style-name="P4">调用返回url可直接访问生成音频 <text:s text:c="42"/></text:p>
          </table:table-cell>
        </table:table-row>
        <table:table-row table:style-name="表格8.2">
          <table:table-cell table:style-name="表格8.A8" office:value-type="string">
            <text:p text:style-name="P111">负责人 </text:p>
          </table:table-cell>
          <table:table-cell table:style-name="表格8.B8" office:value-type="string">
            <text:p text:style-name="P4"><text:s/>黄煜坤</text:p>
          </table:table-cell>
        </table:table-row>
      </table:table>
      <text:p text:style-name="P32"><text:s/></text:p>
      <text:p text:style-name="P3"><text:s/><text:tab/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2.4文本查询接口(get_text)</text:p>
      <text:p text:style-name="P5"/>
      <table:table table:name="表格9" table:style-name="表格9">
        <table:table-column table:style-name="表格9.A"/>
        <table:table-column table:style-name="表格9.B"/>
        <text:soft-page-break/>
        <table:table-row table:style-name="表格9.1">
          <table:table-cell table:style-name="表格9.A1" office:value-type="string">
            <text:p text:style-name="P30"/>
          </table:table-cell>
          <table:table-cell table:style-name="表格9.B1" office:value-type="string">
            <text:p text:style-name="P114">文本查询接口(get_text) </text:p>
          </table:table-cell>
        </table:table-row>
        <table:table-row table:style-name="表格9.2">
          <table:table-cell table:style-name="表格9.A2" office:value-type="string">
            <text:p text:style-name="P110">接口功能 </text:p>
          </table:table-cell>
          <table:table-cell table:style-name="表格9.B2" office:value-type="string">
            <text:p text:style-name="P4">查询文本类型数据</text:p>
          </table:table-cell>
        </table:table-row>
        <table:table-row table:style-name="表格9.3">
          <table:table-cell table:style-name="表格9.A3" office:value-type="string">
            <text:p text:style-name="P110">调用格式 </text:p>
          </table:table-cell>
          <table:table-cell table:style-name="表格9.B3" office:value-type="string">
            <text:p text:style-name="P4"><text:a xlink:type="simple" xlink:href="http://ip:port/songhub/text?type=&amp;id" text:style-name="Internet_20_link" text:visited-style-name="Visited_20_Internet_20_Link"><text:span text:style-name="T25">http://ip:port/songhut/t</text:span></text:a><text:a xlink:type="simple" xlink:href="http://ip:port/songhub/text?type=&amp;id" text:style-name="Internet_20_link" text:visited-style-name="Visited_20_Internet_20_Link">ext</text:a><text:a xlink:type="simple" xlink:href="http://ip:port/songhub/text?type=&amp;id" text:style-name="Internet_20_link" text:visited-style-name="Visited_20_Internet_20_Link"><text:span text:style-name="T25">?</text:span></text:a><text:a xlink:type="simple" xlink:href="http://ip:port/songhub/text?type=&amp;id" text:style-name="Internet_20_link" text:visited-style-name="Visited_20_Internet_20_Link"> </text:a><text:a xlink:type="simple" xlink:href="http://ip:port/songhub/text?type=&amp;id" text:style-name="Internet_20_link" text:visited-style-name="Visited_20_Internet_20_Link"><text:span text:style-name="T25">token=&amp;type=&amp;id</text:span></text:a><text:span text:style-name="T27">= </text:span><text:s text:c="2"/>或</text:p>
            <text:p text:style-name="P4"><text:a xlink:type="simple" xlink:href="http://ip:port/songhub/text?type=&amp;num" text:style-name="Internet_20_link" text:visited-style-name="Visited_20_Internet_20_Link">http://ip:port/songhut/text? token=&amp;type=&amp;num</text:a>=</text:p>
          </table:table-cell>
        </table:table-row>
        <table:table-row table:style-name="表格9.4">
          <table:table-cell table:style-name="表格9.A3" office:value-type="string">
            <text:p text:style-name="P110">输入参数 </text:p>
          </table:table-cell>
          <table:table-cell table:style-name="表格9.B4" office:value-type="string">
            <text:p text:style-name="P4">1&gt;type:文本类型，字符串 </text:p>
            <text:p text:style-name="P4">2&gt;id:用户ID，字符串</text:p>
            <text:p text:style-name="P4">3&gt;num:数量，int类型</text:p>
            <text:p text:style-name="P4">*仅当type=user时，第二个参数可为id</text:p>
          </table:table-cell>
        </table:table-row>
        <table:table-row table:style-name="表格9.5">
          <table:table-cell table:style-name="表格9.A3" office:value-type="string">
            <text:p text:style-name="P110">输出参数 </text:p>
          </table:table-cell>
          <table:table-cell table:style-name="表格9.B5" office:value-type="string">
            <text:p text:style-name="P4"><text:s/>1&gt;depositories:列表类型，储存仓库类型变量</text:p>
            <text:p text:style-name="P4"><text:s/>2&gt; token:判断用户身份，布尔值</text:p>
          </table:table-cell>
        </table:table-row>
        <table:table-row table:style-name="表格9.6">
          <table:table-cell table:style-name="表格9.A3" office:value-type="string">
            <text:p text:style-name="P110">调用样例 </text:p>
          </table:table-cell>
          <table:table-cell table:style-name="表格9.B6" office:value-type="string">
            <text:p text:style-name="P92">前台发送 http 请求： </text:p>
            <text:p text:style-name="P31"><text:a xlink:type="simple" xlink:href="http://234.123.234.123:8000/songhub/media?type=" text:style-name="Internet_20_link" text:visited-style-name="Visited_20_Internet_20_Link">http://234.123.234.123:8000/songhut/media? token=&amp;type=”user”&amp;id=”9865</text:a>” </text:p>
            <text:p text:style-name="P94">后台返回 json 数据： </text:p>
            <text:p text:style-name="P71">{“depositories”:[depository1]}</text:p>
            <text:p text:style-name="P4"/>
            <text:p text:style-name="P92">前台发送 http 请求： </text:p>
            <text:p text:style-name="P9"><text:a xlink:type="simple" xlink:href="http://234.123.234.123:8000/songhub/media?type=" text:style-name="Internet_20_link" text:visited-style-name="Visited_20_Internet_20_Link">http://</text:a><text:a xlink:type="simple" xlink:href="http://234.123.234.123:8000/songhub/media?type=" text:style-name="Internet_20_link" text:visited-style-name="Visited_20_Internet_20_Link"><text:span text:style-name="T24">234.123.234.123:8000</text:span></text:a><text:a xlink:type="simple" xlink:href="http://234.123.234.123:8000/songhub/media?type=" text:style-name="Internet_20_link" text:visited-style-name="Visited_20_Internet_20_Link"><text:span text:style-name="T28">/songhut/media?type</text:span></text:a><text:a xlink:type="simple" xlink:href="http://234.123.234.123:8000/songhub/media?type=" text:style-name="Internet_20_link" text:visited-style-name="Visited_20_Internet_20_Link">=”lyric”</text:a><text:a xlink:type="simple" xlink:href="http://234.123.234.123:8000/songhub/media?type=" text:style-name="Internet_20_link" text:visited-style-name="Visited_20_Internet_20_Link"><text:span text:style-name="T28">&amp;num=5</text:span></text:a></text:p>
            <text:p text:style-name="P94">后台返回 json 数据： </text:p>
            <text:p text:style-name="P72">{</text:p>
            <text:p text:style-name="P72">“depositories”:</text:p>
            <text:p text:style-name="P72">[depository1, depository2,depository3, depository4, depository5]</text:p>
            <text:p text:style-name="P72">}</text:p>
          </table:table-cell>
        </table:table-row>
        <table:table-row table:style-name="表格9.2">
          <table:table-cell table:style-name="表格9.A7" office:value-type="string">
            <text:p text:style-name="P110">使用说明 </text:p>
          </table:table-cell>
          <table:table-cell table:style-name="表格9.B7" office:value-type="string">
            <text:p text:style-name="P4">使用方法类似音频查询接口 <text:s text:c="36"/></text:p>
          </table:table-cell>
        </table:table-row>
        <table:table-row table:style-name="表格9.2">
          <table:table-cell table:style-name="表格9.A8" office:value-type="string">
            <text:p text:style-name="P111">负责人 </text:p>
          </table:table-cell>
          <table:table-cell table:style-name="表格9.B8" office:value-type="string">
            <text:p text:style-name="P4"><text:s/>黄煜坤</text:p>
          </table:table-cell>
        </table:table-row>
      </table:table>
      <text:p text:style-name="P32"><text:s/></text:p>
      <text:p text:style-name="P32"/>
      <text:p text:style-name="P32"/>
      <text:p text:style-name="P32"/>
      <text:p text:style-name="P32"/>
      <text:p text:style-name="P32"/>
      <text:p text:style-name="P4"/>
      <text:p text:style-name="P4"/>
      <text:p text:style-name="P5"/>
      <text:p text:style-name="P5"><text:soft-page-break/>2.5文本发送接口(post_text)</text:p>
      <text:p text:style-name="P3"><text:s/><text:tab/> </text:p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office:value-type="string">
            <text:p text:style-name="P30"/>
          </table:table-cell>
          <table:table-cell table:style-name="表格10.B1" office:value-type="string">
            <text:p text:style-name="P115">文本发送接口(post_text)</text:p>
          </table:table-cell>
        </table:table-row>
        <table:table-row table:style-name="表格10.2">
          <table:table-cell table:style-name="表格10.A2" office:value-type="string">
            <text:p text:style-name="P110">接口功能 </text:p>
          </table:table-cell>
          <table:table-cell table:style-name="表格10.B2" office:value-type="string">
            <text:p text:style-name="P4">上传文本</text:p>
          </table:table-cell>
        </table:table-row>
        <table:table-row table:style-name="表格10.2">
          <table:table-cell table:style-name="表格10.A3" office:value-type="string">
            <text:p text:style-name="P110">调用格式 </text:p>
          </table:table-cell>
          <table:table-cell table:style-name="表格10.B3" office:value-type="string">
            <text:p text:style-name="P4"><text:span text:style-name="T29">PUT <text:s/></text:span><text:span text:style-name="T30">http://ip:port/songhut/get_media?</text:span> <text:span text:style-name="T30">token=&amp;id=</text:span><text:span text:style-name="T27">&amp;type=</text:span></text:p>
          </table:table-cell>
        </table:table-row>
        <table:table-row table:style-name="表格10.4">
          <table:table-cell table:style-name="表格10.A4" office:value-type="string">
            <text:p text:style-name="P110">输入参数 </text:p>
          </table:table-cell>
          <table:table-cell table:style-name="表格10.B4" office:value-type="string">
            <text:p text:style-name="P36">1&gt; id:用户对应ID， 字符串</text:p>
            <text:p text:style-name="P36">2&gt; type:文本对应类型，字符串</text:p>
            <text:p text:style-name="P3">3&gt; token:判断用户身份，布尔值</text:p>
          </table:table-cell>
        </table:table-row>
        <table:table-row table:style-name="表格10.2">
          <table:table-cell table:style-name="表格10.A5" office:value-type="string">
            <text:p text:style-name="P110">输出参数 </text:p>
          </table:table-cell>
          <table:table-cell table:style-name="表格10.B5" office:value-type="string">
            <text:p text:style-name="P4">1&gt;<text:span text:style-name="T35"> </text:span><text:span text:style-name="T11">status</text:span> : 是否发送成功，布尔量 </text:p>
          </table:table-cell>
        </table:table-row>
        <table:table-row table:style-name="表格10.6">
          <table:table-cell table:style-name="表格10.A4" office:value-type="string">
            <text:p text:style-name="P110">调用样例 </text:p>
          </table:table-cell>
          <table:table-cell table:style-name="表格10.B6" office:value-type="string">
            <text:p text:style-name="P92">前台发送 http 请求： </text:p>
            <text:p text:style-name="P31">http://234.123.234.123:8000/songhut/get_text? token=&amp;id=”9856”&amp;type=”lyric”</text:p>
            <text:p text:style-name="P92">后台返回 json 数据： </text:p>
            <text:p text:style-name="P4">{"status":true} </text:p>
          </table:table-cell>
        </table:table-row>
        <table:table-row table:style-name="表格10.2">
          <table:table-cell table:style-name="表格10.A7" office:value-type="string">
            <text:p text:style-name="P110">使用说明 </text:p>
          </table:table-cell>
          <table:table-cell table:style-name="表格10.B7" office:value-type="string">
            <text:p text:style-name="P3">与音频上传接口类似 <text:s text:c="19"/></text:p>
          </table:table-cell>
        </table:table-row>
        <table:table-row table:style-name="表格10.2">
          <table:table-cell table:style-name="表格10.A8" office:value-type="string">
            <text:p text:style-name="P111">负责人 </text:p>
          </table:table-cell>
          <table:table-cell table:style-name="表格10.B8" office:value-type="string">
            <text:p text:style-name="P4"><text:s/>黄煜坤</text:p>
          </table:table-cell>
        </table:table-row>
      </table:table>
      <text:p text:style-name="P32"><text:s/></text:p>
      <text:p text:style-name="P3"><text:s/><text:tab/> </text:p>
      <text:p text:style-name="P26"/>
      <text:p text:style-name="P5"/>
      <text:p text:style-name="P5">2.6用户信息调用接口（get_user）</text:p>
      <text:p text:style-name="P5"/>
      <text:p text:style-name="P5"/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30"/>
          </table:table-cell>
          <table:table-cell table:style-name="表格11.B1" office:value-type="string">
            <text:p text:style-name="P116">用户信息调用接口（get_user）</text:p>
          </table:table-cell>
        </table:table-row>
        <table:table-row table:style-name="表格11.2">
          <table:table-cell table:style-name="表格11.A2" office:value-type="string">
            <text:p text:style-name="P73">接口功能 </text:p>
          </table:table-cell>
          <table:table-cell table:style-name="表格11.B2" office:value-type="string">
            <text:p text:style-name="P4">获取用户基本信息</text:p>
          </table:table-cell>
        </table:table-row>
        <table:table-row table:style-name="表格11.3">
          <table:table-cell table:style-name="表格11.A3" office:value-type="string">
            <text:p text:style-name="P73">调用格式 </text:p>
          </table:table-cell>
          <table:table-cell table:style-name="表格11.B3" office:value-type="string">
            <text:p text:style-name="P4">http://ip:port/songhut/user? token=&amp;id=</text:p>
          </table:table-cell>
        </table:table-row>
        <table:table-row table:style-name="表格11.4">
          <table:table-cell table:style-name="表格11.A4" office:value-type="string">
            <text:p text:style-name="P73">输入参数 </text:p>
          </table:table-cell>
          <table:table-cell table:style-name="表格11.B4" office:value-type="string">
            <text:p text:style-name="P56">1&gt; id:用户对应ID，字符串 </text:p>
          </table:table-cell>
        </table:table-row>
        <table:table-row table:style-name="表格11.5">
          <table:table-cell table:style-name="表格11.A5" office:value-type="string">
            <text:p text:style-name="P73">输出参数 </text:p>
          </table:table-cell>
          <table:table-cell table:style-name="表格11.B5" office:value-type="string">
            <text:p text:style-name="P4">1&gt; depositories:用户仓库，仓库列表</text:p>
            <text:p text:style-name="P4">2&gt; message:签名，字符串</text:p>
            <text:p text:style-name="P4">3&gt; email:邮箱账号，字符串</text:p>
            <text:p text:style-name="P4">4&gt; friends:好友列表，字符串列表 </text:p>
            <text:p text:style-name="P4">5&gt; img:头像url，字符串</text:p>
            <text:p text:style-name="P4">6&gt; care:关注过的仓库，字符串列表</text:p>
            <text:p text:style-name="P4">7&gt; token:判断用户身份，布尔值</text:p>
          </table:table-cell>
        </table:table-row>
        <table:table-row table:style-name="表格11.6">
          <table:table-cell table:style-name="表格11.A6" office:value-type="string">
            <text:p text:style-name="P73">调用样例 </text:p>
          </table:table-cell>
          <table:table-cell table:style-name="表格11.B6" office:value-type="string">
            <text:p text:style-name="P92">前台发送 http 请求： </text:p>
            <text:p text:style-name="P31">http:234.123.234.123:8000/songhut/user? token=&amp;id=”8932”</text:p>
            <text:p text:style-name="P117">后台返回json 数据： </text:p>
            <text:p text:style-name="P4">{</text:p>
            <text:p text:style-name="P4">“depositories”:[depository1,depository2…],</text:p>
            <text:p text:style-name="P4">“message”:”我问你何时曾看见，这世界为了人们改变”,</text:p>
            <text:p text:style-name="P4">“email”:”<text:a xlink:type="simple" xlink:href="mailto:123486@qq.com" text:style-name="Internet_20_link" text:visited-style-name="Visited_20_Internet_20_Link">123486@qq.com</text:a>”,</text:p>
            <text:p text:style-name="P4">“friends”:[“9856”,”4656”,”65698”],</text:p>
            <text:p text:style-name="P4">“img”:”http:234.123.234.123:8000/songhut/user/8932/img/1.jpg”,</text:p>
            <text:p text:style-name="P4">“care”: [depository1,depository2…]</text:p>
            <text:p text:style-name="P4">}</text:p>
          </table:table-cell>
        </table:table-row>
        <table:table-row table:style-name="表格11.2">
          <table:table-cell table:style-name="表格11.A7" office:value-type="string">
            <text:p text:style-name="P73">使用说明 </text:p>
          </table:table-cell>
          <table:table-cell table:style-name="表格11.B7" office:value-type="string">
            <text:p text:style-name="P4">调用用户的信息，其中头像对应的img始终为1.jpg <text:s text:c="36"/></text:p>
          </table:table-cell>
        </table:table-row>
        <table:table-row table:style-name="表格11.2">
          <table:table-cell table:style-name="表格11.A8" office:value-type="string">
            <text:p text:style-name="P73">负责人 </text:p>
          </table:table-cell>
          <table:table-cell table:style-name="表格11.B8" office:value-type="string">
            <text:p text:style-name="P4"><text:s/>黄煜坤</text:p>
          </table:table-cell>
        </table:table-row>
      </table:table>
      <text:p text:style-name="P32"/>
      <text:p text:style-name="P32"/>
      <text:p text:style-name="P33"/>
      <text:p text:style-name="P32"/>
      <text:p text:style-name="P32"/>
      <text:p text:style-name="P5">2.7获取更新接口（getupdate）</text:p>
      <text:p text:style-name="P32"/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office:value-type="string">
            <text:p text:style-name="P30"/>
          </table:table-cell>
          <table:table-cell table:style-name="表格12.B1" office:value-type="string">
            <text:p text:style-name="P118">获取更新接口（getupdate） </text:p>
          </table:table-cell>
        </table:table-row>
        <table:table-row table:style-name="表格12.2">
          <table:table-cell table:style-name="表格12.A2" office:value-type="string">
            <text:p text:style-name="P73">接口功能 </text:p>
          </table:table-cell>
          <table:table-cell table:style-name="表格12.B2" office:value-type="string">
            <text:p text:style-name="P4">判断当前软件版本是否是最近，返回最新版本软件号 </text:p>
          </table:table-cell>
        </table:table-row>
        <table:table-row table:style-name="表格12.2">
          <table:table-cell table:style-name="表格12.A3" office:value-type="string">
            <text:p text:style-name="P73">调用格式 </text:p>
          </table:table-cell>
          <table:table-cell table:style-name="表格12.B3" office:value-type="string">
            <text:p text:style-name="P4">http://ip:port/songhut/getupdate? token=&amp;versionid= </text:p>
          </table:table-cell>
        </table:table-row>
        <table:table-row table:style-name="表格12.4">
          <table:table-cell table:style-name="表格12.A4" office:value-type="string">
            <text:p text:style-name="P73">输入参数 </text:p>
          </table:table-cell>
          <table:table-cell table:style-name="表格12.B4" office:value-type="string">
            <text:p text:style-name="P4">1&gt;<text:span text:style-name="T35"> </text:span>versionid: 版本号的唯一标志码，整型 </text:p>
          </table:table-cell>
        </table:table-row>
        <table:table-row table:style-name="表格12.5">
          <table:table-cell table:style-name="表格12.A5" office:value-type="string">
            <text:p text:style-name="P73">输出参数 </text:p>
          </table:table-cell>
          <table:table-cell table:style-name="表格12.B5" office:value-type="string">
            <text:p text:style-name="P37">1&gt;<text:span text:style-name="T35"> </text:span>isupdate: 是否有更新，布尔值（缺失） </text:p>
            <text:p text:style-name="P34">2&gt;<text:span text:style-name="T35"> </text:span>versioname: 最新版本名称，字符串 </text:p>
            <text:p text:style-name="P38">3&gt;<text:span text:style-name="T35"> </text:span>versionid: 最新版本 id，整型 </text:p>
            <text:p text:style-name="P4">4&gt;<text:span text:style-name="T35"> </text:span>dowloadurl: 最新版本下载地址，字符串（缺失） </text:p>
            <text:p text:style-name="P4">5&gt; token:判断用户身份，布尔值</text:p>
          </table:table-cell>
        </table:table-row>
        <table:table-row table:style-name="表格12.6">
          <table:table-cell table:style-name="表格12.A6" office:value-type="string">
            <text:p text:style-name="P73">调用样例 </text:p>
          </table:table-cell>
          <table:table-cell table:style-name="表格12.B6" office:value-type="string">
            <text:p text:style-name="P92">前台发送 http 请求： </text:p>
            <text:p text:style-name="P32"><text:a xlink:type="simple" xlink:href="http://115.159.105.168:8081/whuback/getupdate?versionid=" text:style-name="Internet_20_link" text:visited-style-name="Visited_20_Internet_20_Link"><text:span text:style-name="T30">http://234.123.234.123:8000/getupdate?</text:span></text:a><text:a xlink:type="simple" xlink:href="http://115.159.105.168:8081/whuback/getupdate?versionid=" text:style-name="Internet_20_link" text:visited-style-name="Visited_20_Internet_20_Link"> </text:a><text:a xlink:type="simple" xlink:href="http://115.159.105.168:8081/whuback/getupdate?versionid=" text:style-name="Internet_20_link" text:visited-style-name="Visited_20_Internet_20_Link"><text:span text:style-name="T30">token=&amp;versionid</text:span></text:a><text:a xlink:type="simple" xlink:href="http://115.159.105.168:8081/whuback/getupdate?versionid=" text:style-name="Internet_20_link" text:visited-style-name="Visited_20_Internet_20_Link">=</text:a><text:a xlink:type="simple" xlink:href="http://115.159.105.168:8081/whuback/getupdate?versionid=" text:style-name="Internet_20_link" text:visited-style-name="Visited_20_Internet_20_Link">1</text:a> </text:p>
            <text:p text:style-name="P92">后台返回 json 数据： </text:p>
            <text:p text:style-name="P4">{"versionid":2,"downloadurl":"http://www.baidu.com","isupdate":true,"versionn ame":"cartovision_v1.0.1"} </text:p>
          </table:table-cell>
        </table:table-row>
        <table:table-row table:style-name="表格12.2">
          <table:table-cell table:style-name="表格12.A7" office:value-type="string">
            <text:p text:style-name="P73">使用说明 </text:p>
          </table:table-cell>
          <table:table-cell table:style-name="表格12.B7" office:value-type="string">
            <text:p text:style-name="P4">本地应当存有当前版本的标识码 <text:s text:c="37"/></text:p>
          </table:table-cell>
        </table:table-row>
        <table:table-row table:style-name="表格12.2">
          <table:table-cell table:style-name="表格12.A8" office:value-type="string">
            <text:p text:style-name="P73">负责人 </text:p>
          </table:table-cell>
          <table:table-cell table:style-name="表格12.B8" office:value-type="string">
            <text:p text:style-name="P4"><text:s/>黄煜坤</text:p>
          </table:table-cell>
        </table:table-row>
      </table:table>
      <text:p text:style-name="P32"><text:s/></text:p>
      <text:p text:style-name="P3"><text:s/><text:tab/> </text:p>
      <text:p text:style-name="P26"/>
      <text:p text:style-name="P3"/>
      <text:p text:style-name="P3"/>
      <text:p text:style-name="P5">2.8注册接口(register)</text:p>
      <text:p text:style-name="P5"/>
      <table:table table:name="表格13" table:style-name="表格13">
        <table:table-column table:style-name="表格13.A"/>
        <table:table-column table:style-name="表格13.B"/>
        <table:table-column table:style-name="表格13.C"/>
        <table:table-row table:style-name="表格13.1">
          <table:table-cell table:style-name="表格13.A1" office:value-type="string">
            <text:p text:style-name="P11"/>
          </table:table-cell>
          <table:table-cell table:style-name="表格13.B1" office:value-type="string">
            <text:p text:style-name="P11"/>
          </table:table-cell>
          <table:table-cell table:style-name="表格13.C1" office:value-type="string">
            <text:p text:style-name="P119">注册接口（register）</text:p>
          </table:table-cell>
        </table:table-row>
        <table:table-row table:style-name="表格13.2">
          <table:table-cell table:style-name="表格13.A2" office:value-type="string">
            <text:p text:style-name="P12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9">接口功能</text:p>
          </table:table-cell>
          <table:table-cell table:style-name="表格13.B3" table:number-columns-spanned="2" office:value-type="string">
            <text:p text:style-name="P120">用于用户注册账户</text:p>
          </table:table-cell>
          <table:covered-table-cell/>
        </table:table-row>
        <table:table-row table:style-name="表格13.4">
          <table:table-cell table:style-name="表格13.A4" office:value-type="string">
            <text:p text:style-name="P13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4"/>
          </table:table-cell>
          <table:table-cell table:style-name="表格13.B3" table:number-columns-spanned="2" office:value-type="string">
            <text:p text:style-name="P57"><text:span text:style-name="T32">http://ip:port/songhut/account/register?username</text:span><text:span text:style-name="T39">=&amp;password=&amp;email=&amp;vcode=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9">调用格式</text:p>
          </table:table-cell>
          <table:table-cell table:style-name="表格13.B3" table:number-columns-spanned="2" office:value-type="string">
            <text:p text:style-name="P24"/>
          </table:table-cell>
          <table:covered-table-cell/>
        </table:table-row>
        <table:table-row table:style-name="表格13.7">
          <table:table-cell table:style-name="表格13.A4" office:value-type="string">
            <text:p text:style-name="P13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8">
          <table:table-cell table:style-name="表格13.A3" office:value-type="string">
            <text:p text:style-name="P15"/>
          </table:table-cell>
          <table:table-cell table:style-name="表格13.B3" table:number-columns-spanned="2" office:value-type="string">
            <text:p text:style-name="P120">1&gt; username: 注册的用户名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9">输入参数</text:p>
          </table:table-cell>
          <table:table-cell table:style-name="表格13.B3" table:number-columns-spanned="2" office:value-type="string">
            <text:p text:style-name="P120">2&gt; password: 用户注册的密码</text:p>
            <text:p text:style-name="P120">3&gt; email: 用于推送的邮箱</text:p>
            <text:p text:style-name="P120">4&gt; vcode: 验证码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1"/>
          </table:table-cell>
          <table:table-cell table:style-name="表格13.B3" table:number-columns-spanned="2" office:value-type="string">
            <text:p text:style-name="P120">注：这四项必填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3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12">
          <table:table-cell table:style-name="表格13.A3" office:value-type="string">
            <text:p text:style-name="P19">输出参数</text:p>
          </table:table-cell>
          <table:table-cell table:style-name="表格13.B3" table:number-columns-spanned="2" office:value-type="string">
            <text:list xml:id="list2839966247" text:style-name="WWNum1">
              <text:list-item>
                <text:p text:style-name="P125">token : 证明用户身份的令牌，字符串</text:p>
              </text:list-item>
              <text:list-item>
                <text:p text:style-name="P125">status: 是否成功注册，布尔量</text:p>
              </text:list-item>
              <text:list-item>
                <text:p text:style-name="P130">Img_url: 默认用户头像 url，字符串</text:p>
              </text:list-item>
              <text:list-item>
                <text:p text:style-name="P130">message; 用户刚进入app的引导，字符串 </text:p>
              </text:list-item>
              <text:list-item>
                <text:p text:style-name="P130">id :用户的id，便于后续调库</text:p>
              </text:list-item>
            </text:list>
          </table:table-cell>
          <table:covered-table-cell/>
        </table:table-row>
        <table:table-row table:style-name="表格13.7">
          <table:table-cell table:style-name="表格13.A4" office:value-type="string">
            <text:p text:style-name="P13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5"/>
          </table:table-cell>
          <table:table-cell table:style-name="表格13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9"/>
          </table:table-cell>
          <table:table-cell table:style-name="表格13.B3" table:number-columns-spanned="2" office:value-type="string">
            <text:p text:style-name="P57"><text:a xlink:type="simple" xlink:href="http://234.123.234.123:8000/songhub/account?username=woods&amp;password" text:style-name="Internet_20_link" text:visited-style-name="Visited_20_Internet_20_Link"><text:span text:style-name="T40">http://234.123.234.123:8000/songhut/account?username=woods&amp;password</text:span></text:a><text:span text:style-name="T32">=***&amp;vcode=4331</text:span>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9">调用样例</text:p>
          </table:table-cell>
          <table:table-cell table:style-name="表格13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13.17">
          <table:table-cell table:style-name="表格13.A3" office:value-type="string">
            <text:p text:style-name="P11"/>
          </table:table-cell>
          <table:table-cell table:style-name="表格13.B3" table:number-columns-spanned="2" office:value-type="string">
            <text:p text:style-name="P120">{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9"/>
          </table:table-cell>
          <table:table-cell table:style-name="表格13.B3" table:number-columns-spanned="2" office:value-type="string">
            <text:p text:style-name="P18">“token”:12esdsad213114124&amp;21311223”,“status”:Ture,”lmg_url”:”http://234.123.234.123:8000/songhut/resources/img/touxiang.jpg”,”message”:”欢迎使用 songhut,开启的音乐之旅！”.“id”: 1231</text:p>
          </table:table-cell>
          <table:covered-table-cell/>
        </table:table-row>
        <table:table-row table:style-name="表格13.6">
          <table:table-cell table:style-name="表格13.A3" office:value-type="string">
            <text:p text:style-name="P11"/>
          </table:table-cell>
          <table:table-cell table:style-name="表格13.B3" table:number-columns-spanned="2" office:value-type="string">
            <text:p text:style-name="P18">}</text:p>
          </table:table-cell>
          <table:covered-table-cell/>
        </table:table-row>
        <table:table-row table:style-name="表格13.20">
          <table:table-cell table:style-name="表格13.A4" office:value-type="string">
            <text:p text:style-name="P13"/>
          </table:table-cell>
          <table:table-cell table:style-name="表格13.B2" table:number-columns-spanned="2" office:value-type="string">
            <text:p text:style-name="P18"/>
          </table:table-cell>
          <table:covered-table-cell/>
        </table:table-row>
        <table:table-row table:style-name="表格13.3">
          <table:table-cell table:style-name="表格13.A3" office:value-type="string">
            <text:p text:style-name="P19">使用说明</text:p>
          </table:table-cell>
          <table:table-cell table:style-name="表格13.B3" table:number-columns-spanned="2" office:value-type="string">
            <text:p text:style-name="P121">返回的链接是可以直接使用的 url，编码格式为 utf-8,为图片url，token用于每次用户访问时的身份验证</text:p>
          </table:table-cell>
          <table:covered-table-cell/>
        </table:table-row>
        <table:table-row table:style-name="表格13.11">
          <table:table-cell table:style-name="表格13.A4" office:value-type="string">
            <text:p text:style-name="P13"/>
          </table:table-cell>
          <table:table-cell table:style-name="表格13.B22" office:value-type="string">
            <text:p text:style-name="P13"/>
          </table:table-cell>
          <table:table-cell table:style-name="表格13.B2" office:value-type="string">
            <text:p text:style-name="P18"/>
          </table:table-cell>
        </table:table-row>
        <table:table-row table:style-name="表格13.23">
          <table:table-cell table:style-name="表格13.A3" office:value-type="string">
            <text:p text:style-name="P20">负责人</text:p>
          </table:table-cell>
          <table:table-cell table:style-name="表格13.B23" office:value-type="string">
            <text:p text:style-name="P11"/>
          </table:table-cell>
          <table:table-cell table:style-name="表格13.B3" office:value-type="string">
            <text:p text:style-name="P18">张新豪</text:p>
          </table:table-cell>
        </table:table-row>
        <table:table-row table:style-name="表格13.24">
          <table:table-cell table:style-name="表格13.A3" office:value-type="string">
            <text:p text:style-name="P20"><draw:line text:anchor-type="paragraph" draw:z-index="2" draw:name="直接连接符 4" draw:style-name="gr3" draw:text-style-name="P143" svg:x1="-0.037cm" svg:y1="0.386cm" svg:x2="14.674cm" svg:y2="0.388cm"><text:p/></draw:line></text:p>
          </table:table-cell>
          <table:table-cell table:style-name="表格13.B23" office:value-type="string">
            <text:p text:style-name="P11"/>
          </table:table-cell>
          <table:table-cell table:style-name="表格13.B3" office:value-type="string">
            <text:p text:style-name="P18"/>
          </table:table-cell>
        </table:table-row>
      </table:table>
      <text:p text:style-name="P32"/>
      <text:p text:style-name="P3"><text:soft-page-break/><text:s/><text:tab/> </text:p>
      <text:p text:style-name="P39"><text:s/></text:p>
      <text:p text:style-name="P3"><text:s/></text:p>
      <text:p text:style-name="P9"/>
      <text:p text:style-name="P9"/>
      <text:p text:style-name="P5">2.9登陆接口(login)</text:p>
      <text:p text:style-name="P9"/>
      <text:p text:style-name="P9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表格14.1">
          <table:table-cell table:style-name="表格14.A1" office:value-type="string">
            <text:p text:style-name="P11"/>
          </table:table-cell>
          <table:table-cell table:style-name="表格14.B1" office:value-type="string">
            <text:p text:style-name="P11"/>
          </table:table-cell>
          <table:table-cell table:style-name="表格14.C1" office:value-type="string">
            <text:p text:style-name="P119">登陆接口（login）</text:p>
          </table:table-cell>
        </table:table-row>
        <table:table-row table:style-name="表格14.2">
          <table:table-cell table:style-name="表格14.A2" office:value-type="string">
            <text:p text:style-name="P12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9">接口功能</text:p>
          </table:table-cell>
          <table:table-cell table:style-name="表格14.B3" table:number-columns-spanned="2" office:value-type="string">
            <text:p text:style-name="P120">用于用户登陆</text:p>
          </table:table-cell>
          <table:covered-table-cell/>
        </table:table-row>
        <table:table-row table:style-name="表格14.4">
          <table:table-cell table:style-name="表格14.A4" office:value-type="string">
            <text:p text:style-name="P13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4"/>
          </table:table-cell>
          <table:table-cell table:style-name="表格14.B3" table:number-columns-spanned="2" office:value-type="string">
            <text:p text:style-name="P57"><text:span text:style-name="T32">http://ip:port/songhut/account/login?username</text:span><text:span text:style-name="T39">=&amp;password=&amp;vcode=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9">调用格式</text:p>
          </table:table-cell>
          <table:table-cell table:style-name="表格14.B3" table:number-columns-spanned="2" office:value-type="string">
            <text:p text:style-name="P24"/>
          </table:table-cell>
          <table:covered-table-cell/>
        </table:table-row>
        <table:table-row table:style-name="表格14.7">
          <table:table-cell table:style-name="表格14.A4" office:value-type="string">
            <text:p text:style-name="P13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8">
          <table:table-cell table:style-name="表格14.A3" office:value-type="string">
            <text:p text:style-name="P15"/>
          </table:table-cell>
          <table:table-cell table:style-name="表格14.B3" table:number-columns-spanned="2" office:value-type="string">
            <text:p text:style-name="P120">1&gt; username: 注册的用户名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9">输入参数</text:p>
          </table:table-cell>
          <table:table-cell table:style-name="表格14.B3" table:number-columns-spanned="2" office:value-type="string">
            <text:p text:style-name="P120">2&gt; password: 用户注册的密码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1"/>
          </table:table-cell>
          <table:table-cell table:style-name="表格14.B3" table:number-columns-spanned="2" office:value-type="string">
            <text:p text:style-name="P120">注：这二者缺一不可 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3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12">
          <table:table-cell table:style-name="表格14.A3" office:value-type="string">
            <text:p text:style-name="P19">输出参数</text:p>
          </table:table-cell>
          <table:table-cell table:style-name="表格14.B3" table:number-columns-spanned="2" office:value-type="string">
            <text:list xml:id="list2012149350" text:style-name="WWNum2">
              <text:list-item>
                <text:p text:style-name="P126">token : 证明用户身份的令牌，字符串</text:p>
              </text:list-item>
              <text:list-item>
                <text:p text:style-name="P126">status: 是否成功登陆，布尔量</text:p>
              </text:list-item>
              <text:list-item>
                <text:p text:style-name="P126">user_img_url: 用户头像 url，字符串</text:p>
              </text:list-item>
              <text:list-item>
                <text:p text:style-name="P126">messages: app推送及用户缓存消息，字符串数组</text:p>
              </text:list-item>
              <text:list-item>
                <text:p text:style-name="P126">id : 用户的id ，便于后续调库</text:p>
              </text:list-item>
            </text:list>
          </table:table-cell>
          <table:covered-table-cell/>
        </table:table-row>
        <table:table-row table:style-name="表格14.7">
          <table:table-cell table:style-name="表格14.A4" office:value-type="string">
            <text:p text:style-name="P13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5"/>
          </table:table-cell>
          <table:table-cell table:style-name="表格14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9"/>
          </table:table-cell>
          <table:table-cell table:style-name="表格14.B3" table:number-columns-spanned="2" office:value-type="string">
            <text:p text:style-name="P57"><text:a xlink:type="simple" xlink:href="http://234.123.234.123:8000/songhub/account/login?username=woods&amp;password" text:style-name="Internet_20_link" text:visited-style-name="Visited_20_Internet_20_Link"><text:span text:style-name="T40">http://234.123.234.123:8000/songhut/account/login?username=woods&amp;password</text:span></text:a><text:span text:style-name="T32">=***&amp;vcode=4331</text:span>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9">调用样例</text:p>
          </table:table-cell>
          <table:table-cell table:style-name="表格14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14.17">
          <table:table-cell table:style-name="表格14.A3" office:value-type="string">
            <text:p text:style-name="P11"/>
          </table:table-cell>
          <table:table-cell table:style-name="表格14.B3" table:number-columns-spanned="2" office:value-type="string">
            <text:p text:style-name="P120">{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9"/>
          </table:table-cell>
          <table:table-cell table:style-name="表格14.B3" table:number-columns-spanned="2" office:value-type="string">
            <text:p text:style-name="P18">token:”12esdsad213114124&amp;21311223”,“status”:Ture,”user_lmg_url”:”http://234.123.234.123:8000/songhut/resources/img/touxiang.jpg”,”messages”:[“再发一次”,”新歌推荐”,”id”: 1233]</text:p>
          </table:table-cell>
          <table:covered-table-cell/>
        </table:table-row>
        <table:table-row table:style-name="表格14.6">
          <table:table-cell table:style-name="表格14.A3" office:value-type="string">
            <text:p text:style-name="P11"/>
          </table:table-cell>
          <table:table-cell table:style-name="表格14.B3" table:number-columns-spanned="2" office:value-type="string">
            <text:p text:style-name="P18">}</text:p>
          </table:table-cell>
          <table:covered-table-cell/>
        </table:table-row>
        <table:table-row table:style-name="表格14.20">
          <table:table-cell table:style-name="表格14.A4" office:value-type="string">
            <text:p text:style-name="P13"/>
          </table:table-cell>
          <table:table-cell table:style-name="表格14.B2" table:number-columns-spanned="2" office:value-type="string">
            <text:p text:style-name="P18"/>
          </table:table-cell>
          <table:covered-table-cell/>
        </table:table-row>
        <table:table-row table:style-name="表格14.3">
          <table:table-cell table:style-name="表格14.A3" office:value-type="string">
            <text:p text:style-name="P19">使用说明</text:p>
          </table:table-cell>
          <table:table-cell table:style-name="表格14.B3" table:number-columns-spanned="2" office:value-type="string">
            <text:p text:style-name="P121">返回的链接是可以直接使用的 url，编码格式为 utf-8。</text:p>
          </table:table-cell>
          <table:covered-table-cell/>
        </table:table-row>
        <table:table-row table:style-name="表格14.11">
          <table:table-cell table:style-name="表格14.A4" office:value-type="string">
            <text:p text:style-name="P13"/>
          </table:table-cell>
          <table:table-cell table:style-name="表格14.B22" office:value-type="string">
            <text:p text:style-name="P13"/>
          </table:table-cell>
          <table:table-cell table:style-name="表格14.B2" office:value-type="string">
            <text:p text:style-name="P18"/>
          </table:table-cell>
        </table:table-row>
        <table:table-row table:style-name="表格14.23">
          <table:table-cell table:style-name="表格14.A3" office:value-type="string">
            <text:p text:style-name="P20"><draw:line text:anchor-type="paragraph" draw:z-index="0" draw:name="直接连接符 2" draw:style-name="gr1" draw:text-style-name="P143" svg:x1="-0.016cm" svg:y1="0.53cm" svg:x2="14.682cm" svg:y2="0.508cm"><text:p/></draw:line>负责人</text:p>
          </table:table-cell>
          <table:table-cell table:style-name="表格14.B23" office:value-type="string">
            <text:p text:style-name="P11"/>
          </table:table-cell>
          <table:table-cell table:style-name="表格14.B3" office:value-type="string">
            <text:p text:style-name="P18">张新豪</text:p>
          </table:table-cell>
        </table:table-row>
      </table:table>
      <text:p text:style-name="P3"/>
      <text:p text:style-name="P9"/>
      <text:p text:style-name="P27"/>
      <text:p text:style-name="P5"/>
      <text:p text:style-name="P5">2.10验证码调用接口(vcode)</text:p>
      <text:p text:style-name="P5"/>
      <text:p text:style-name="P21"/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11"/>
          </table:table-cell>
          <table:table-cell table:style-name="表格15.B1" office:value-type="string">
            <text:p text:style-name="P11"/>
          </table:table-cell>
          <table:table-cell table:style-name="表格15.C1" office:value-type="string">
            <text:p text:style-name="P59"><text:span text:style-name="T16">验证码调用接口(</text:span><text:span text:style-name="T17">vcode)</text:span></text:p>
          </table:table-cell>
        </table:table-row>
        <table:table-row table:style-name="表格15.2">
          <table:table-cell table:style-name="表格15.A2" office:value-type="string">
            <text:p text:style-name="P12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9">接口功能</text:p>
          </table:table-cell>
          <table:table-cell table:style-name="表格15.B3" table:number-columns-spanned="2" office:value-type="string">
            <text:p text:style-name="P120">获得验证码</text:p>
          </table:table-cell>
          <table:covered-table-cell/>
        </table:table-row>
        <table:table-row table:style-name="表格15.4">
          <table:table-cell table:style-name="表格15.A4" office:value-type="string">
            <text:p text:style-name="P13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4"/>
          </table:table-cell>
          <table:table-cell table:style-name="表格15.B3" table:number-columns-spanned="2" office:value-type="string">
            <text:p text:style-name="P57"><text:a xlink:type="simple" xlink:href="http://ip:port/songhub/vcode?id" text:style-name="Internet_20_link" text:visited-style-name="Visited_20_Internet_20_Link"><text:span text:style-name="T40">http://ip:port/songhut/vcode?id</text:span></text:a><text:span text:style-name="T32">=&amp;token=</text:span>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19">调用格式</text:p>
          </table:table-cell>
          <table:table-cell table:style-name="表格15.B3" table:number-columns-spanned="2" office:value-type="string">
            <text:p text:style-name="P24"/>
          </table:table-cell>
          <table:covered-table-cell/>
        </table:table-row>
        <table:table-row table:style-name="表格15.7">
          <table:table-cell table:style-name="表格15.A4" office:value-type="string">
            <text:p text:style-name="P13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8">
          <table:table-cell table:style-name="表格15.A3" office:value-type="string">
            <text:p text:style-name="P19">输入参数</text:p>
          </table:table-cell>
          <table:table-cell table:style-name="表格15.B3" table:number-columns-spanned="2" office:value-type="string">
            <text:list xml:id="list624152159" text:style-name="WWNum4">
              <text:list-item>
                <text:p text:style-name="P131">Id: 用户的id</text:p>
              </text:list-item>
              <text:list-item>
                <text:p text:style-name="P131">token: 用于判断用户身份的令牌</text:p>
              </text:list-item>
            </text:list>
            <text:p text:style-name="P18"/>
          </table:table-cell>
          <table:covered-table-cell/>
        </table:table-row>
        <table:table-row table:style-name="表格15.9">
          <table:table-cell table:style-name="表格15.A4" office:value-type="string">
            <text:p text:style-name="P13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10">
          <table:table-cell table:style-name="表格15.A3" office:value-type="string">
            <text:p text:style-name="P19">输出参数</text:p>
          </table:table-cell>
          <table:table-cell table:style-name="表格15.B3" table:number-columns-spanned="2" office:value-type="string">
            <text:list xml:id="list2663045926" text:style-name="WWNum3">
              <text:list-item>
                <text:p text:style-name="P127">vcode_img_url: 验证码图片的url <text:s/>字符串</text:p>
              </text:list-item>
              <text:list-item>
                <text:p text:style-name="P127">vcode_text : 验证码的正确文本 字符串</text:p>
              </text:list-item>
            </text:list>
          </table:table-cell>
          <table:covered-table-cell/>
        </table:table-row>
        <table:table-row table:style-name="表格15.7">
          <table:table-cell table:style-name="表格15.A4" office:value-type="string">
            <text:p text:style-name="P13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5"/>
          </table:table-cell>
          <table:table-cell table:style-name="表格15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19"/>
          </table:table-cell>
          <table:table-cell table:style-name="表格15.B3" table:number-columns-spanned="2" office:value-type="string">
            <text:p text:style-name="P120">http://234.123.234.123:8000/songhut/vcode/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19">调用样例</text:p>
          </table:table-cell>
          <table:table-cell table:style-name="表格15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15.15">
          <table:table-cell table:style-name="表格15.A3" office:value-type="string">
            <text:p text:style-name="P11"/>
          </table:table-cell>
          <table:table-cell table:style-name="表格15.B3" table:number-columns-spanned="2" office:value-type="string">
            <text:p text:style-name="P120">{ “vcode_img_url”:http://234.123.234:123:8000/songhut/resource/vcode123123132.jpg” ,vcode_text: “36yu”</text:p>
          </table:table-cell>
          <table:covered-table-cell/>
        </table:table-row>
        <table:table-row table:style-name="表格15.6">
          <table:table-cell table:style-name="表格15.A3" office:value-type="string">
            <text:p text:style-name="P19"/>
          </table:table-cell>
          <table:table-cell table:style-name="表格15.B3" table:number-columns-spanned="2" office:value-type="string">
            <text:p text:style-name="P18"/>
          </table:table-cell>
          <table:covered-table-cell/>
        </table:table-row>
        <table:table-row table:style-name="表格15.6">
          <table:table-cell table:style-name="表格15.A3" office:value-type="string">
            <text:p text:style-name="P11"/>
          </table:table-cell>
          <table:table-cell table:style-name="表格15.B3" table:number-columns-spanned="2" office:value-type="string">
            <text:p text:style-name="P18">}</text:p>
          </table:table-cell>
          <table:covered-table-cell/>
        </table:table-row>
        <table:table-row table:style-name="表格15.18">
          <table:table-cell table:style-name="表格15.A4" office:value-type="string">
            <text:p text:style-name="P13"/>
          </table:table-cell>
          <table:table-cell table:style-name="表格15.B2" table:number-columns-spanned="2" office:value-type="string">
            <text:p text:style-name="P18"/>
          </table:table-cell>
          <table:covered-table-cell/>
        </table:table-row>
        <table:table-row table:style-name="表格15.3">
          <table:table-cell table:style-name="表格15.A3" office:value-type="string">
            <text:p text:style-name="P19">使用说明</text:p>
          </table:table-cell>
          <table:table-cell table:style-name="表格15.B3" table:number-columns-spanned="2" office:value-type="string">
            <text:p text:style-name="P121">返回的链接是可以直接使用的 url，直接链接到自动生成的验证码图片 </text:p>
          </table:table-cell>
          <table:covered-table-cell/>
        </table:table-row>
        <table:table-row table:style-name="表格15.9">
          <table:table-cell table:style-name="表格15.A4" office:value-type="string">
            <text:p text:style-name="P13"/>
          </table:table-cell>
          <table:table-cell table:style-name="表格15.B20" office:value-type="string">
            <text:p text:style-name="P13"/>
          </table:table-cell>
          <table:table-cell table:style-name="表格15.B2" office:value-type="string">
            <text:p text:style-name="P18"/>
          </table:table-cell>
        </table:table-row>
        <table:table-row table:style-name="表格15.21">
          <table:table-cell table:style-name="表格15.A3" office:value-type="string">
            <text:p text:style-name="P20">负责人</text:p>
          </table:table-cell>
          <table:table-cell table:style-name="表格15.B21" office:value-type="string">
            <text:p text:style-name="P11"/>
          </table:table-cell>
          <table:table-cell table:style-name="表格15.B3" office:value-type="string">
            <text:p text:style-name="P18">张新豪</text:p>
          </table:table-cell>
        </table:table-row>
        <table:table-row table:style-name="表格15.21">
          <table:table-cell table:style-name="表格15.A3" office:value-type="string">
            <text:p text:style-name="P20"><draw:line text:anchor-type="paragraph" draw:z-index="3" draw:name="直接连接符 5" draw:style-name="gr4" draw:text-style-name="P143" svg:x1="-0.037cm" svg:y1="0.358cm" svg:x2="14.759cm" svg:y2="0.36cm"><text:p/></draw:line></text:p>
          </table:table-cell>
          <table:table-cell table:style-name="表格15.B21" office:value-type="string">
            <text:p text:style-name="P11"/>
          </table:table-cell>
          <table:table-cell table:style-name="表格15.B3" office:value-type="string">
            <text:p text:style-name="P10"/>
          </table:table-cell>
        </table:table-row>
      </table:table>
      <text:p text:style-name="P3"/>
      <text:p text:style-name="P9"/>
      <text:p text:style-name="P28"/>
      <text:p text:style-name="P9"/>
      <text:p text:style-name="P5">2.11图片查询接口(get_img)</text:p>
      <text:p text:style-name="P5"/>
      <text:p text:style-name="P5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1"/>
          </table:table-cell>
          <table:table-cell table:style-name="表格16.B1" office:value-type="string">
            <text:p text:style-name="P11"/>
          </table:table-cell>
          <table:table-cell table:style-name="表格16.C1" office:value-type="string">
            <text:p text:style-name="P119">图片查询接口（get_img）</text:p>
          </table:table-cell>
        </table:table-row>
        <table:table-row table:style-name="表格16.2">
          <table:table-cell table:style-name="表格16.A2" office:value-type="string">
            <text:p text:style-name="P12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9">接口功能</text:p>
          </table:table-cell>
          <table:table-cell table:style-name="表格16.B3" table:number-columns-spanned="2" office:value-type="string">
            <text:p text:style-name="P120">用于查询图片型数据</text:p>
          </table:table-cell>
          <table:covered-table-cell/>
        </table:table-row>
        <table:table-row table:style-name="表格16.4">
          <table:table-cell table:style-name="表格16.A4" office:value-type="string">
            <text:p text:style-name="P13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4"/>
          </table:table-cell>
          <table:table-cell table:style-name="表格16.B3" table:number-columns-spanned="2" office:value-type="string">
            <text:p text:style-name="P57"><text:a xlink:type="simple" xlink:href="http://ip:port/songhub/get_img?id" text:style-name="Internet_20_link" text:visited-style-name="Visited_20_Internet_20_Link"><text:span text:style-name="T40">http://ip:port/songhut/get_img?id</text:span></text:a><text:span text:style-name="T32"> =&amp;img_id=&amp;token= &amp;type=</text:span></text:p>
            <text:p text:style-name="P123">或者</text:p>
            <text:p text:style-name="P57"><text:a xlink:type="simple" xlink:href="http://ip:port/songhub/get_img?img_id" text:style-name="Internet_20_link" text:visited-style-name="Visited_20_Internet_20_Link"><text:span text:style-name="T40">http://ip:port/songhut/get_img?img_id</text:span></text:a><text:span text:style-name="T32"> =&amp;type=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9">调用格式</text:p>
          </table:table-cell>
          <table:table-cell table:style-name="表格16.B3" table:number-columns-spanned="2" office:value-type="string">
            <text:p text:style-name="P24"/>
          </table:table-cell>
          <table:covered-table-cell/>
        </table:table-row>
        <table:table-row table:style-name="表格16.7">
          <table:table-cell table:style-name="表格16.A4" office:value-type="string">
            <text:p text:style-name="P13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8">
          <table:table-cell table:style-name="表格16.A3" office:value-type="string">
            <text:p text:style-name="P15"/>
          </table:table-cell>
          <table:table-cell table:style-name="表格16.B3" table:number-columns-spanned="2" office:value-type="string">
            <text:p text:style-name="P23"><text:span text:style-name="T18">1</text:span><text:span text:style-name="T17">&gt;id : 用户的id <text:s/>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9">输入参数</text:p>
          </table:table-cell>
          <table:table-cell table:style-name="表格16.B3" table:number-columns-spanned="2" office:value-type="string">
            <text:p text:style-name="P18">2&gt;token: 用于判断用户身份的令牌 </text:p>
            <text:p text:style-name="P18">3&gt; type:判断该图片是存在于用户个人库还是公共库 <text:s/></text:p>
            <text:p text:style-name="P18">4&gt; imgs_id:图片集合在各自库中的id <text:s/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1"/>
          </table:table-cell>
          <table:table-cell table:style-name="表格16.B3" table:number-columns-spanned="2" office:value-type="string">
            <text:p text:style-name="P18">注：若缺少用户id 则默认访问公共库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3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12">
          <table:table-cell table:style-name="表格16.A3" office:value-type="string">
            <text:p text:style-name="P19">输出参数</text:p>
          </table:table-cell>
          <table:table-cell table:style-name="表格16.B3" table:number-columns-spanned="2" office:value-type="string">
            <text:list xml:id="list1287041124" text:style-name="WWNum5">
              <text:list-item>
                <text:p text:style-name="P128">img_urls :该图片集合，字符串数组</text:p>
              </text:list-item>
              <text:list-item>
                <text:p text:style-name="P128">status: 是否存在该图 ,布尔值</text:p>
              </text:list-item>
              <text:list-item>
                <text:p text:style-name="P128">message; 与图片相关联的描述性语言，字符串 </text:p>
              </text:list-item>
            </text:list>
          </table:table-cell>
          <table:covered-table-cell/>
        </table:table-row>
        <table:table-row table:style-name="表格16.7">
          <table:table-cell table:style-name="表格16.A4" office:value-type="string">
            <text:p text:style-name="P13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5"/>
          </table:table-cell>
          <table:table-cell table:style-name="表格16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9"/>
          </table:table-cell>
          <table:table-cell table:style-name="表格16.B3" table:number-columns-spanned="2" office:value-type="string">
            <text:p text:style-name="P57"><text:a xlink:type="simple" xlink:href="http://234.123.234.123/songhub/get_img?id" text:style-name="Internet_20_link" text:visited-style-name="Visited_20_Internet_20_Link"><text:span text:style-name="T40">http://234.123.234.123/songhut/get_img?id</text:span></text:a><text:span text:style-name="T32">=123&amp;img_id=322&amp;token=asde1232134 &amp;type=public</text:span></text:p>
            <text:p text:style-name="P58"/>
          </table:table-cell>
          <table:covered-table-cell/>
        </table:table-row>
        <table:table-row table:style-name="表格16.6">
          <table:table-cell table:style-name="表格16.A3" office:value-type="string">
            <text:p text:style-name="P19">调用样例</text:p>
          </table:table-cell>
          <table:table-cell table:style-name="表格16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16.17">
          <table:table-cell table:style-name="表格16.A3" office:value-type="string">
            <text:p text:style-name="P11"/>
          </table:table-cell>
          <table:table-cell table:style-name="表格16.B3" table:number-columns-spanned="2" office:value-type="string">
            <text:p text:style-name="P120">{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9"/>
          </table:table-cell>
          <table:table-cell table:style-name="表格16.B3" table:number-columns-spanned="2" office:value-type="string">
            <text:p text:style-name="P23"><text:span text:style-name="T17">“img_urls”: [</text:span><text:a xlink:type="simple" xlink:href="http://234.123.234:123:8000/songhub/resource/12342/img23123132.jpg" text:style-name="Internet_20_link" text:visited-style-name="Visited_20_Internet_20_Link"><text:span text:style-name="T40">http://234.123.234:123:8000/songhut/resource/12342/img23123132.jpg</text:span></text:a><text:span text:style-name="T17">]”,“status”:Ture,”message”:”这是我的封面 “</text:span></text:p>
          </table:table-cell>
          <table:covered-table-cell/>
        </table:table-row>
        <table:table-row table:style-name="表格16.6">
          <table:table-cell table:style-name="表格16.A3" office:value-type="string">
            <text:p text:style-name="P11"/>
          </table:table-cell>
          <table:table-cell table:style-name="表格16.B3" table:number-columns-spanned="2" office:value-type="string">
            <text:p text:style-name="P18">}</text:p>
          </table:table-cell>
          <table:covered-table-cell/>
        </table:table-row>
        <table:table-row table:style-name="表格16.20">
          <table:table-cell table:style-name="表格16.A4" office:value-type="string">
            <text:p text:style-name="P13"/>
          </table:table-cell>
          <table:table-cell table:style-name="表格16.B2" table:number-columns-spanned="2" office:value-type="string">
            <text:p text:style-name="P18"/>
          </table:table-cell>
          <table:covered-table-cell/>
        </table:table-row>
        <table:table-row table:style-name="表格16.3">
          <table:table-cell table:style-name="表格16.A3" office:value-type="string">
            <text:p text:style-name="P19">使用说明</text:p>
          </table:table-cell>
          <table:table-cell table:style-name="表格16.B3" table:number-columns-spanned="2" office:value-type="string">
            <text:p text:style-name="P121">返回的链接是可以直接使用的 url数组，编码格式为 utf-8,调用请遍历 </text:p>
          </table:table-cell>
          <table:covered-table-cell/>
        </table:table-row>
        <table:table-row table:style-name="表格16.11">
          <table:table-cell table:style-name="表格16.A4" office:value-type="string">
            <text:p text:style-name="P13"/>
          </table:table-cell>
          <table:table-cell table:style-name="表格16.B22" office:value-type="string">
            <text:p text:style-name="P13"/>
          </table:table-cell>
          <table:table-cell table:style-name="表格16.B2" office:value-type="string">
            <text:p text:style-name="P18"/>
          </table:table-cell>
        </table:table-row>
        <table:table-row table:style-name="表格16.23">
          <table:table-cell table:style-name="表格16.A3" office:value-type="string">
            <text:p text:style-name="P20">负责人</text:p>
          </table:table-cell>
          <table:table-cell table:style-name="表格16.B23" office:value-type="string">
            <text:p text:style-name="P11"/>
          </table:table-cell>
          <table:table-cell table:style-name="表格16.B3" office:value-type="string">
            <text:p text:style-name="P18">张新豪</text:p>
          </table:table-cell>
        </table:table-row>
        <table:table-row table:style-name="表格16.23">
          <table:table-cell table:style-name="表格16.A3" office:value-type="string">
            <text:p text:style-name="P20"/>
          </table:table-cell>
          <table:table-cell table:style-name="表格16.B23" office:value-type="string">
            <text:p text:style-name="P11"/>
          </table:table-cell>
          <table:table-cell table:style-name="表格16.B3" office:value-type="string">
            <text:p text:style-name="P18"/>
          </table:table-cell>
        </table:table-row>
        <table:table-row table:style-name="表格16.7">
          <table:table-cell table:style-name="表格16.A4" office:value-type="string">
            <text:p text:style-name="P16"/>
          </table:table-cell>
          <table:table-cell table:style-name="表格16.B22" office:value-type="string">
            <text:p text:style-name="P16"/>
          </table:table-cell>
          <table:table-cell table:style-name="表格16.B2" office:value-type="string">
            <text:p text:style-name="P16"/>
          </table:table-cell>
        </table:table-row>
      </table:table>
      <text:p text:style-name="P3"/>
      <text:p text:style-name="P9"/>
      <text:p text:style-name="P29"/>
      <text:p text:style-name="P21"/>
      <text:p text:style-name="P5">2.12图片上传接口(post_img)</text:p>
      <text:p text:style-name="P5"/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11"/>
          </table:table-cell>
          <table:table-cell table:style-name="表格17.B1" office:value-type="string">
            <text:p text:style-name="P11"/>
          </table:table-cell>
          <table:table-cell table:style-name="表格17.C1" office:value-type="string">
            <text:p text:style-name="P119">图片上传接口（post_img）</text:p>
          </table:table-cell>
        </table:table-row>
        <table:table-row table:style-name="表格17.2">
          <table:table-cell table:style-name="表格17.A2" office:value-type="string">
            <text:p text:style-name="P12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9">接口功能</text:p>
          </table:table-cell>
          <table:table-cell table:style-name="表格17.B3" table:number-columns-spanned="2" office:value-type="string">
            <text:p text:style-name="P120">用于查询图片型数据</text:p>
          </table:table-cell>
          <table:covered-table-cell/>
        </table:table-row>
        <table:table-row table:style-name="表格17.4">
          <table:table-cell table:style-name="表格17.A4" office:value-type="string">
            <text:p text:style-name="P13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4"/>
          </table:table-cell>
          <table:table-cell table:style-name="表格17.B3" table:number-columns-spanned="2" office:value-type="string">
            <text:p text:style-name="P57"><text:a xlink:type="simple" xlink:href="http://ip:port/songhub/post_img?id" text:style-name="Internet_20_link" text:visited-style-name="Visited_20_Internet_20_Link"><text:span text:style-name="T40">http://ip:port/songhut/post_img?id</text:span></text:a><text:span text:style-name="T32"> =&amp;img_id=&amp;token= &amp;type=</text:span></text:p>
            <text:p text:style-name="P58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19">调用格式</text:p>
          </table:table-cell>
          <table:table-cell table:style-name="表格17.B3" table:number-columns-spanned="2" office:value-type="string">
            <text:p text:style-name="P24"/>
          </table:table-cell>
          <table:covered-table-cell/>
        </table:table-row>
        <table:table-row table:style-name="表格17.7">
          <table:table-cell table:style-name="表格17.A4" office:value-type="string">
            <text:p text:style-name="P13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8">
          <table:table-cell table:style-name="表格17.A3" office:value-type="string">
            <text:p text:style-name="P15"/>
          </table:table-cell>
          <table:table-cell table:style-name="表格17.B3" table:number-columns-spanned="2" office:value-type="string">
            <text:p text:style-name="P18">1&gt;id : 用户的id <text:s/>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9">输入参数</text:p>
          </table:table-cell>
          <table:table-cell table:style-name="表格17.B3" table:number-columns-spanned="2" office:value-type="string">
            <text:p text:style-name="P18">2&gt;token: 用于判断用户身份的令牌 </text:p>
            <text:p text:style-name="P18">3&gt; self_or_not:: 告诉服务器用户上传私有图片 <text:s/></text:p>
            <text:list xml:id="list160853395419241" text:continue-numbering="true" text:style-name="WWNum5">
              <text:list-item>
                <text:p text:style-name="P128">imgs_id:图片集合在各自库中的id </text:p>
              </text:list-item>
              <text:list-item>
                <text:p text:style-name="P128">message：描述图片的语言 </text:p>
              </text:list-item>
            </text:list>
          </table:table-cell>
          <table:covered-table-cell/>
        </table:table-row>
        <table:table-row table:style-name="表格17.6">
          <table:table-cell table:style-name="表格17.A3" office:value-type="string">
            <text:p text:style-name="P11"/>
          </table:table-cell>
          <table:table-cell table:style-name="表格17.B3" table:number-columns-spanned="2" office:value-type="string">
            <text:p text:style-name="P18">注：用户上传的图片必将与用户关联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3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12">
          <table:table-cell table:style-name="表格17.A3" office:value-type="string">
            <text:p text:style-name="P19">输出参数</text:p>
          </table:table-cell>
          <table:table-cell table:style-name="表格17.B3" table:number-columns-spanned="2" office:value-type="string">
            <text:list xml:id="list1105936559" text:style-name="WWNum6">
              <text:list-item>
                <text:p text:style-name="P129">status: 是否上传成功 ,布尔值</text:p>
              </text:list-item>
              <text:list-item>
                <text:p text:style-name="P129">message; 若发生了错误，具体错误，字符串 </text:p>
              </text:list-item>
            </text:list>
          </table:table-cell>
          <table:covered-table-cell/>
        </table:table-row>
        <table:table-row table:style-name="表格17.7">
          <table:table-cell table:style-name="表格17.A4" office:value-type="string">
            <text:p text:style-name="P13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5"/>
          </table:table-cell>
          <table:table-cell table:style-name="表格17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9"/>
          </table:table-cell>
          <table:table-cell table:style-name="表格17.B3" table:number-columns-spanned="2" office:value-type="string">
            <text:p text:style-name="P57"><text:a xlink:type="simple" xlink:href="http://234.123.234.123/songhub/post_img?id" text:style-name="Internet_20_link" text:visited-style-name="Visited_20_Internet_20_Link"><text:span text:style-name="T40">http://234.123.234.123/songhut/post_img?id</text:span></text:a><text:span text:style-name="T32">=123&amp;img_id=343&amp;token=44363425ddasd&amp;type=public</text:span></text:p>
            <text:p text:style-name="P58"/>
          </table:table-cell>
          <table:covered-table-cell/>
        </table:table-row>
        <table:table-row table:style-name="表格17.6">
          <table:table-cell table:style-name="表格17.A3" office:value-type="string">
            <text:p text:style-name="P19">调用样例</text:p>
          </table:table-cell>
          <table:table-cell table:style-name="表格17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17.17">
          <table:table-cell table:style-name="表格17.A3" office:value-type="string">
            <text:p text:style-name="P11"/>
          </table:table-cell>
          <table:table-cell table:style-name="表格17.B3" table:number-columns-spanned="2" office:value-type="string">
            <text:p text:style-name="P120">{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9"/>
          </table:table-cell>
          <table:table-cell table:style-name="表格17.B3" table:number-columns-spanned="2" office:value-type="string">
            <text:p text:style-name="P18">“status”: true, ”message”:”网络异常“</text:p>
          </table:table-cell>
          <table:covered-table-cell/>
        </table:table-row>
        <table:table-row table:style-name="表格17.6">
          <table:table-cell table:style-name="表格17.A3" office:value-type="string">
            <text:p text:style-name="P11"/>
          </table:table-cell>
          <table:table-cell table:style-name="表格17.B3" table:number-columns-spanned="2" office:value-type="string">
            <text:p text:style-name="P18">}</text:p>
          </table:table-cell>
          <table:covered-table-cell/>
        </table:table-row>
        <table:table-row table:style-name="表格17.20">
          <table:table-cell table:style-name="表格17.A4" office:value-type="string">
            <text:p text:style-name="P13"/>
          </table:table-cell>
          <table:table-cell table:style-name="表格17.B2" table:number-columns-spanned="2" office:value-type="string">
            <text:p text:style-name="P18"/>
          </table:table-cell>
          <table:covered-table-cell/>
        </table:table-row>
        <table:table-row table:style-name="表格17.3">
          <table:table-cell table:style-name="表格17.A3" office:value-type="string">
            <text:p text:style-name="P19">使用说明</text:p>
          </table:table-cell>
          <table:table-cell table:style-name="表格17.B3" table:number-columns-spanned="2" office:value-type="string">
            <text:p text:style-name="P121">上传图片时一定得传入用户id否则将报错</text:p>
          </table:table-cell>
          <table:covered-table-cell/>
        </table:table-row>
        <table:table-row table:style-name="表格17.11">
          <table:table-cell table:style-name="表格17.A4" office:value-type="string">
            <text:p text:style-name="P13"/>
          </table:table-cell>
          <table:table-cell table:style-name="表格17.B22" office:value-type="string">
            <text:p text:style-name="P13"/>
          </table:table-cell>
          <table:table-cell table:style-name="表格17.B2" office:value-type="string">
            <text:p text:style-name="P18"/>
          </table:table-cell>
        </table:table-row>
        <table:table-row table:style-name="表格17.23">
          <table:table-cell table:style-name="表格17.A3" office:value-type="string">
            <text:p text:style-name="P20">负责人</text:p>
          </table:table-cell>
          <table:table-cell table:style-name="表格17.B23" office:value-type="string">
            <text:p text:style-name="P11"/>
          </table:table-cell>
          <table:table-cell table:style-name="表格17.B3" office:value-type="string">
            <text:p text:style-name="P18">张新豪</text:p>
          </table:table-cell>
        </table:table-row>
        <table:table-row table:style-name="表格17.23">
          <table:table-cell table:style-name="表格17.A3" office:value-type="string">
            <text:p text:style-name="P20"/>
          </table:table-cell>
          <table:table-cell table:style-name="表格17.B23" office:value-type="string">
            <text:p text:style-name="P11"/>
          </table:table-cell>
          <table:table-cell table:style-name="表格17.B3" office:value-type="string">
            <text:p text:style-name="P10"/>
          </table:table-cell>
        </table:table-row>
        <table:table-row table:style-name="表格17.7">
          <table:table-cell table:style-name="表格17.A3" office:value-type="string">
            <text:p text:style-name="P16"/>
          </table:table-cell>
          <table:table-cell table:style-name="表格17.B23" office:value-type="string">
            <text:p text:style-name="P16"/>
          </table:table-cell>
          <table:table-cell table:style-name="表格17.B3" office:value-type="string">
            <text:p text:style-name="P16"/>
          </table:table-cell>
        </table:table-row>
        <table:table-row table:style-name="表格17.7">
          <table:table-cell table:style-name="表格17.A4" office:value-type="string">
            <text:p text:style-name="P17"/>
          </table:table-cell>
          <table:table-cell table:style-name="表格17.B22" office:value-type="string">
            <text:p text:style-name="P16"/>
          </table:table-cell>
          <table:table-cell table:style-name="表格17.B2" office:value-type="string">
            <text:p text:style-name="P16"/>
          </table:table-cell>
        </table:table-row>
      </table:table>
      <text:p text:style-name="P3"/>
      <text:p text:style-name="P9"/>
      <text:p text:style-name="P28"/>
      <text:p text:style-name="P5">2.13点赞接口(good)</text:p>
      <text:p text:style-name="P5"/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表格18.1">
          <table:table-cell table:style-name="表格18.A1" office:value-type="string">
            <text:p text:style-name="P47"/>
          </table:table-cell>
          <table:table-cell table:style-name="表格18.B1" office:value-type="string">
            <text:p text:style-name="P47"/>
          </table:table-cell>
          <table:table-cell table:style-name="表格18.C1" office:value-type="string">
            <text:p text:style-name="P133">点赞接口（good）</text:p>
          </table:table-cell>
        </table:table-row>
        <table:table-row table:style-name="表格18.2">
          <table:table-cell table:style-name="表格18.A2" office:value-type="string">
            <text:p text:style-name="P48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52">接口功能</text:p>
          </table:table-cell>
          <table:table-cell table:style-name="表格18.B3" table:number-columns-spanned="2" office:value-type="string">
            <text:p text:style-name="P61">用于查询图片型数据</text:p>
          </table:table-cell>
          <table:covered-table-cell/>
        </table:table-row>
        <table:table-row table:style-name="表格18.4">
          <table:table-cell table:style-name="表格18.A4" office:value-type="string">
            <text:p text:style-name="P49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50"/>
          </table:table-cell>
          <table:table-cell table:style-name="表格18.B3" table:number-columns-spanned="2" office:value-type="string">
            <text:p text:style-name="P60"><text:a xlink:type="simple" xlink:href="http://ip:port/songhub/good?id" text:style-name="Internet_20_link" text:visited-style-name="Visited_20_Internet_20_Link"><text:span text:style-name="T8">http://ip:port/songhut/good?id</text:span></text:a><text:span text:style-name="T33">=&amp;depository_id=&amp;token= </text:span></text:p>
            <text:p text:style-name="P61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52">调用格式</text:p>
          </table:table-cell>
          <table:table-cell table:style-name="表格18.B3" table:number-columns-spanned="2" office:value-type="string">
            <text:p text:style-name="P44"/>
          </table:table-cell>
          <table:covered-table-cell/>
        </table:table-row>
        <table:table-row table:style-name="表格18.7">
          <table:table-cell table:style-name="表格18.A4" office:value-type="string">
            <text:p text:style-name="P49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8">
          <table:table-cell table:style-name="表格18.A3" office:value-type="string">
            <text:p text:style-name="P51"/>
          </table:table-cell>
          <table:table-cell table:style-name="表格18.B3" table:number-columns-spanned="2" office:value-type="string">
            <text:p text:style-name="P44">1&gt;id: 用户的id <text:s/>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52">输入参数</text:p>
          </table:table-cell>
          <table:table-cell table:style-name="表格18.B3" table:number-columns-spanned="2" office:value-type="string">
            <text:p text:style-name="P44">2&gt;token: 用于判断用户身份的令牌 </text:p>
            <text:p text:style-name="P44">3&gt; depository_id: 库类变量的id即其他用户的作品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47"/>
          </table:table-cell>
          <table:table-cell table:style-name="表格18.B3" table:number-columns-spanned="2" office:value-type="string">
            <text:p text:style-name="P44">注：若缺少用户id 则默认访问公共库</text:p>
          </table:table-cell>
          <table:covered-table-cell/>
        </table:table-row>
        <table:table-row table:style-name="表格18.11">
          <table:table-cell table:style-name="表格18.A4" office:value-type="string">
            <text:p text:style-name="P49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12">
          <table:table-cell table:style-name="表格18.A3" office:value-type="string">
            <text:p text:style-name="P52">输出参数</text:p>
          </table:table-cell>
          <table:table-cell table:style-name="表格18.B3" table:number-columns-spanned="2" office:value-type="string">
            <text:list xml:id="list160851876582158" text:continue-list="list160853395419241" text:style-name="WWNum5">
              <text:list-item>
                <text:p text:style-name="P140">status: 点赞操作的状态 布尔值</text:p>
              </text:list-item>
            </text:list>
          </table:table-cell>
          <table:covered-table-cell/>
        </table:table-row>
        <table:table-row table:style-name="表格18.7">
          <table:table-cell table:style-name="表格18.A4" office:value-type="string">
            <text:p text:style-name="P49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51"/>
          </table:table-cell>
          <table:table-cell table:style-name="表格18.B3" table:number-columns-spanned="2" office:value-type="string">
            <text:p text:style-name="P136">前台发送 http 请求：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52"/>
          </table:table-cell>
          <table:table-cell table:style-name="表格18.B3" table:number-columns-spanned="2" office:value-type="string">
            <text:p text:style-name="P60"><text:a xlink:type="simple" xlink:href="http://234.123.234.123/songhub/good?id" text:style-name="Internet_20_link" text:visited-style-name="Visited_20_Internet_20_Link"><text:span text:style-name="T8">http://234.123.234.123/songhut/good?id</text:span></text:a><text:span text:style-name="T33">=123&amp;depositort_id=322&amp;token=asde1232123123ffdsfssdfdsa</text:span></text:p>
            <text:p text:style-name="P61"/>
          </table:table-cell>
          <table:covered-table-cell/>
        </table:table-row>
        <table:table-row table:style-name="表格18.6">
          <table:table-cell table:style-name="表格18.A3" office:value-type="string">
            <text:p text:style-name="P52">调用样例</text:p>
          </table:table-cell>
          <table:table-cell table:style-name="表格18.B3" table:number-columns-spanned="2" office:value-type="string">
            <text:p text:style-name="P136">后台返回 json 数据：</text:p>
          </table:table-cell>
          <table:covered-table-cell/>
        </table:table-row>
        <table:table-row table:style-name="表格18.17">
          <table:table-cell table:style-name="表格18.A3" office:value-type="string">
            <text:p text:style-name="P47"/>
          </table:table-cell>
          <table:table-cell table:style-name="表格18.B3" table:number-columns-spanned="2" office:value-type="string">
            <text:p text:style-name="P61">{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52"/>
          </table:table-cell>
          <table:table-cell table:style-name="表格18.B3" table:number-columns-spanned="2" office:value-type="string">
            <text:p text:style-name="P44">“status”: true</text:p>
          </table:table-cell>
          <table:covered-table-cell/>
        </table:table-row>
        <table:table-row table:style-name="表格18.6">
          <table:table-cell table:style-name="表格18.A3" office:value-type="string">
            <text:p text:style-name="P47"/>
          </table:table-cell>
          <table:table-cell table:style-name="表格18.B3" table:number-columns-spanned="2" office:value-type="string">
            <text:p text:style-name="P44">}</text:p>
          </table:table-cell>
          <table:covered-table-cell/>
        </table:table-row>
        <table:table-row table:style-name="表格18.20">
          <table:table-cell table:style-name="表格18.A4" office:value-type="string">
            <text:p text:style-name="P49"/>
          </table:table-cell>
          <table:table-cell table:style-name="表格18.B2" table:number-columns-spanned="2" office:value-type="string">
            <text:p text:style-name="P44"/>
          </table:table-cell>
          <table:covered-table-cell/>
        </table:table-row>
        <table:table-row table:style-name="表格18.3">
          <table:table-cell table:style-name="表格18.A3" office:value-type="string">
            <text:p text:style-name="P52">使用说明</text:p>
          </table:table-cell>
          <table:table-cell table:style-name="表格18.B3" table:number-columns-spanned="2" office:value-type="string">
            <text:p text:style-name="P135">调用后将显示+1的点赞数</text:p>
          </table:table-cell>
          <table:covered-table-cell/>
        </table:table-row>
        <text:soft-page-break/>
        <table:table-row table:style-name="表格18.11">
          <table:table-cell table:style-name="表格18.A4" office:value-type="string">
            <text:p text:style-name="P49"/>
          </table:table-cell>
          <table:table-cell table:style-name="表格18.B22" office:value-type="string">
            <text:p text:style-name="P49"/>
          </table:table-cell>
          <table:table-cell table:style-name="表格18.B2" office:value-type="string">
            <text:p text:style-name="P44"/>
          </table:table-cell>
        </table:table-row>
        <table:table-row table:style-name="表格18.23">
          <table:table-cell table:style-name="表格18.A3" office:value-type="string">
            <text:p text:style-name="P105">负责人</text:p>
          </table:table-cell>
          <table:table-cell table:style-name="表格18.B23" office:value-type="string">
            <text:p text:style-name="P47"/>
          </table:table-cell>
          <table:table-cell table:style-name="表格18.B3" office:value-type="string">
            <text:p text:style-name="P44">张新豪</text:p>
          </table:table-cell>
        </table:table-row>
      </table:table>
      <text:p text:style-name="P42"/>
      <text:p text:style-name="P42"/>
      <text:p text:style-name="P42"/>
      <text:p text:style-name="P5">2.14关注接口(focus)</text:p>
      <text:p text:style-name="P5"/>
      <table:table table:name="表格19" table:style-name="表格19">
        <table:table-column table:style-name="表格19.A"/>
        <table:table-column table:style-name="表格19.B"/>
        <table:table-column table:style-name="表格19.C"/>
        <table:table-row table:style-name="表格19.1">
          <table:table-cell table:style-name="表格19.A1" office:value-type="string">
            <text:p text:style-name="P44"/>
          </table:table-cell>
          <table:table-cell table:style-name="表格19.B1" office:value-type="string">
            <text:p text:style-name="P44"/>
          </table:table-cell>
          <table:table-cell table:style-name="表格19.C1" office:value-type="string">
            <text:p text:style-name="P137">关注接口（focus）</text:p>
          </table:table-cell>
        </table:table-row>
        <table:table-row table:style-name="表格19.2">
          <table:table-cell table:style-name="表格19.A2" office:value-type="string">
            <text:p text:style-name="P44"/>
          </table:table-cell>
          <table:table-cell table:style-name="表格19.B2" table:number-columns-spanned="2" office:value-type="string">
            <text:p text:style-name="P44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53">接口功能</text:p>
          </table:table-cell>
          <table:table-cell table:style-name="表格19.B3" table:number-columns-spanned="2" office:value-type="string">
            <text:p text:style-name="P61">用于查询图片型数据</text:p>
          </table:table-cell>
          <table:covered-table-cell/>
        </table:table-row>
        <table:table-row table:style-name="表格19.4">
          <table:table-cell table:style-name="表格19.A4" office:value-type="string">
            <text:p text:style-name="P44"/>
          </table:table-cell>
          <table:table-cell table:style-name="表格19.B2" table:number-columns-spanned="2" office:value-type="string">
            <text:p text:style-name="P44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44"/>
          </table:table-cell>
          <table:table-cell table:style-name="表格19.B3" table:number-columns-spanned="2" office:value-type="string">
            <text:p text:style-name="P60"><text:a xlink:type="simple" xlink:href="http://ip:port/songhub/focus?id" text:style-name="Internet_20_link" text:visited-style-name="Visited_20_Internet_20_Link"><text:span text:style-name="T8">http://ip:port/songhut/focus?id</text:span></text:a><text:span text:style-name="T33">=&amp;depository_id=&amp;token= </text:span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53">调用格式</text:p>
          </table:table-cell>
          <table:table-cell table:style-name="表格19.B3" table:number-columns-spanned="2" office:value-type="string">
            <text:p text:style-name="P44"/>
          </table:table-cell>
          <table:covered-table-cell/>
        </table:table-row>
        <table:table-row table:style-name="表格19.7">
          <table:table-cell table:style-name="表格19.A4" office:value-type="string">
            <text:p text:style-name="P44"/>
          </table:table-cell>
          <table:table-cell table:style-name="表格19.B2" table:number-columns-spanned="2" office:value-type="string">
            <text:p text:style-name="P44"/>
          </table:table-cell>
          <table:covered-table-cell/>
        </table:table-row>
        <table:table-row table:style-name="表格19.8">
          <table:table-cell table:style-name="表格19.A3" office:value-type="string">
            <text:p text:style-name="P44"/>
          </table:table-cell>
          <table:table-cell table:style-name="表格19.B3" table:number-columns-spanned="2" office:value-type="string">
            <text:p text:style-name="P44">1&gt;id: 用户的id <text:s/>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53"><draw:line text:anchor-type="paragraph" draw:z-index="4" draw:name="直接连接符 6" draw:style-name="gr5" draw:text-style-name="P143" svg:x1="-0.037cm" svg:y1="1.526cm" svg:x2="14.653cm" svg:y2="1.505cm"><text:p/></draw:line>输入参数</text:p>
          </table:table-cell>
          <table:table-cell table:style-name="表格19.B3" table:number-columns-spanned="2" office:value-type="string">
            <text:p text:style-name="P44">2&gt;token: 用于判断用户身份的令牌 </text:p>
            <text:p text:style-name="P44">3&gt; depository_id: 库类变量的id即其他用户的作品</text:p>
          </table:table-cell>
          <table:covered-table-cell/>
        </table:table-row>
        <table:table-row table:style-name="表格19.10">
          <table:table-cell table:style-name="表格19.A3" office:value-type="string">
            <text:p text:style-name="P53">输出参数</text:p>
          </table:table-cell>
          <table:table-cell table:style-name="表格19.B3" table:number-columns-spanned="2" office:value-type="string">
            <text:list xml:id="list160852775081491" text:continue-numbering="true" text:style-name="WWNum5">
              <text:list-item>
                <text:p text:style-name="P140">status: 点赞操作的状态 布尔值</text:p>
              </text:list-item>
            </text:list>
          </table:table-cell>
          <table:covered-table-cell/>
        </table:table-row>
        <table:table-row table:style-name="表格19.7">
          <table:table-cell table:style-name="表格19.A4" office:value-type="string">
            <text:p text:style-name="P44"/>
          </table:table-cell>
          <table:table-cell table:style-name="表格19.B2" table:number-columns-spanned="2" office:value-type="string">
            <text:p text:style-name="P44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44"/>
          </table:table-cell>
          <table:table-cell table:style-name="表格19.B3" table:number-columns-spanned="2" office:value-type="string">
            <text:p text:style-name="P136">前台发送 http 请求：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53"/>
          </table:table-cell>
          <table:table-cell table:style-name="表格19.B3" table:number-columns-spanned="2" office:value-type="string">
            <text:p text:style-name="P60"><text:a xlink:type="simple" xlink:href="http://234.123.234.123/songhub/focus?id" text:style-name="Internet_20_link" text:visited-style-name="Visited_20_Internet_20_Link"><text:span text:style-name="T8">http://234.123.234.123/songhut/focus?id</text:span></text:a><text:span text:style-name="T33">=123&amp;depositort_id=322&amp;token=asde1232123123ffdsfssdfdsa</text:span></text:p>
            <text:p text:style-name="P61"/>
          </table:table-cell>
          <table:covered-table-cell/>
        </table:table-row>
        <table:table-row table:style-name="表格19.6">
          <table:table-cell table:style-name="表格19.A3" office:value-type="string">
            <text:p text:style-name="P53">调用样例</text:p>
          </table:table-cell>
          <table:table-cell table:style-name="表格19.B3" table:number-columns-spanned="2" office:value-type="string">
            <text:p text:style-name="P136">后台返回 json 数据：</text:p>
          </table:table-cell>
          <table:covered-table-cell/>
        </table:table-row>
        <table:table-row table:style-name="表格19.15">
          <table:table-cell table:style-name="表格19.A3" office:value-type="string">
            <text:p text:style-name="P44"/>
          </table:table-cell>
          <table:table-cell table:style-name="表格19.B3" table:number-columns-spanned="2" office:value-type="string">
            <text:p text:style-name="P61">{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53"/>
          </table:table-cell>
          <table:table-cell table:style-name="表格19.B3" table:number-columns-spanned="2" office:value-type="string">
            <text:p text:style-name="P44">“status”: true</text:p>
          </table:table-cell>
          <table:covered-table-cell/>
        </table:table-row>
        <table:table-row table:style-name="表格19.6">
          <table:table-cell table:style-name="表格19.A3" office:value-type="string">
            <text:p text:style-name="P44"/>
          </table:table-cell>
          <table:table-cell table:style-name="表格19.B3" table:number-columns-spanned="2" office:value-type="string">
            <text:p text:style-name="P44">}</text:p>
          </table:table-cell>
          <table:covered-table-cell/>
        </table:table-row>
        <text:soft-page-break/>
        <table:table-row table:style-name="表格19.18">
          <table:table-cell table:style-name="表格19.A4" office:value-type="string">
            <text:p text:style-name="P44"/>
          </table:table-cell>
          <table:table-cell table:style-name="表格19.B2" table:number-columns-spanned="2" office:value-type="string">
            <text:p text:style-name="P44"/>
          </table:table-cell>
          <table:covered-table-cell/>
        </table:table-row>
        <table:table-row table:style-name="表格19.3">
          <table:table-cell table:style-name="表格19.A3" office:value-type="string">
            <text:p text:style-name="P53">使用说明</text:p>
          </table:table-cell>
          <table:table-cell table:style-name="表格19.B3" table:number-columns-spanned="2" office:value-type="string">
            <text:p text:style-name="P135">当用户关注某个音乐库时，其id将会加入该用户的关注数组中</text:p>
          </table:table-cell>
          <table:covered-table-cell/>
        </table:table-row>
        <table:table-row table:style-name="表格19.20">
          <table:table-cell table:style-name="表格19.A4" office:value-type="string">
            <text:p text:style-name="P44"/>
          </table:table-cell>
          <table:table-cell table:style-name="表格19.B20" office:value-type="string">
            <text:p text:style-name="P44"/>
          </table:table-cell>
          <table:table-cell table:style-name="表格19.B2" office:value-type="string">
            <text:p text:style-name="P44"/>
          </table:table-cell>
        </table:table-row>
        <table:table-row table:style-name="表格19.21">
          <table:table-cell table:style-name="表格19.A3" office:value-type="string">
            <text:p text:style-name="P107"><draw:line text:anchor-type="paragraph" draw:z-index="5" draw:name="直接连接符 7" draw:style-name="gr5" draw:text-style-name="P143" svg:x1="-0.037cm" svg:y1="0.663cm" svg:x2="14.653cm" svg:y2="0.642cm"><text:p/></draw:line>负责人</text:p>
          </table:table-cell>
          <table:table-cell table:style-name="表格19.B21" office:value-type="string">
            <text:p text:style-name="P44"/>
          </table:table-cell>
          <table:table-cell table:style-name="表格19.B3" office:value-type="string">
            <text:p text:style-name="P44">张新豪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6">2.15私信接口(chat)</text:p>
      <text:p text:style-name="P21"/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表格20.1">
          <table:table-cell table:style-name="表格20.A1" office:value-type="string">
            <text:p text:style-name="P11"/>
          </table:table-cell>
          <table:table-cell table:style-name="表格20.B1" office:value-type="string">
            <text:p text:style-name="P11"/>
          </table:table-cell>
          <table:table-cell table:style-name="表格20.C1" office:value-type="string">
            <text:p text:style-name="P119">私信接口（chat）</text:p>
          </table:table-cell>
        </table:table-row>
        <table:table-row table:style-name="表格20.2">
          <table:table-cell table:style-name="表格20.A2" office:value-type="string">
            <text:p text:style-name="P12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9">接口功能</text:p>
          </table:table-cell>
          <table:table-cell table:style-name="表格20.B3" table:number-columns-spanned="2" office:value-type="string">
            <text:p text:style-name="P120">用于查询图片型数据</text:p>
          </table:table-cell>
          <table:covered-table-cell/>
        </table:table-row>
        <table:table-row table:style-name="表格20.4">
          <table:table-cell table:style-name="表格20.A4" office:value-type="string">
            <text:p text:style-name="P13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4"/>
          </table:table-cell>
          <table:table-cell table:style-name="表格20.B3" table:number-columns-spanned="2" office:value-type="string">
            <text:p text:style-name="P57"><text:a xlink:type="simple" xlink:href="http://ip:port/songhub/chat?from_id" text:style-name="Internet_20_link" text:visited-style-name="Visited_20_Internet_20_Link"><text:span text:style-name="T40">http://ip:port/songhut/chat?from_id</text:span></text:a><text:span text:style-name="T32">=&amp;to_id=&amp;token= </text:span></text:p>
            <text:p text:style-name="P58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19">调用格式</text:p>
          </table:table-cell>
          <table:table-cell table:style-name="表格20.B3" table:number-columns-spanned="2" office:value-type="string">
            <text:p text:style-name="P24"/>
          </table:table-cell>
          <table:covered-table-cell/>
        </table:table-row>
        <table:table-row table:style-name="表格20.7">
          <table:table-cell table:style-name="表格20.A4" office:value-type="string">
            <text:p text:style-name="P13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8">
          <table:table-cell table:style-name="表格20.A3" office:value-type="string">
            <text:p text:style-name="P15"/>
          </table:table-cell>
          <table:table-cell table:style-name="表格20.B3" table:number-columns-spanned="2" office:value-type="string">
            <text:p text:style-name="P18">1&gt;from_id: 发出消息用户的id <text:s/>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9">输入参数</text:p>
          </table:table-cell>
          <table:table-cell table:style-name="表格20.B3" table:number-columns-spanned="2" office:value-type="string">
            <text:p text:style-name="P18">2&gt;token: 用于判断发出用户身份的令牌 </text:p>
            <text:p text:style-name="P18">3&gt;to_id: 收到消息的用户的id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1"/>
          </table:table-cell>
          <table:table-cell table:style-name="表格20.B3" table:number-columns-spanned="2" office:value-type="string">
            <text:p text:style-name="P18">注：若缺少用户id 则默认访问公共库</text:p>
          </table:table-cell>
          <table:covered-table-cell/>
        </table:table-row>
        <table:table-row table:style-name="表格20.11">
          <table:table-cell table:style-name="表格20.A4" office:value-type="string">
            <text:p text:style-name="P13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12">
          <table:table-cell table:style-name="表格20.A3" office:value-type="string">
            <text:p text:style-name="P19">输出参数</text:p>
          </table:table-cell>
          <table:table-cell table:style-name="表格20.B3" table:number-columns-spanned="2" office:value-type="string">
            <text:list xml:id="list4018570117" text:style-name="WWNum7">
              <text:list-item>
                <text:p text:style-name="P132">status: 发消息操作的状态 布尔值</text:p>
              </text:list-item>
              <text:list-item>
                <text:p text:style-name="P132">messages: 更新的消息记录 字符串数组</text:p>
              </text:list-item>
              <text:list-item>
                <text:p text:style-name="P132">time:: 发出消息的时间 字符串</text:p>
              </text:list-item>
            </text:list>
          </table:table-cell>
          <table:covered-table-cell/>
        </table:table-row>
        <table:table-row table:style-name="表格20.7">
          <table:table-cell table:style-name="表格20.A4" office:value-type="string">
            <text:p text:style-name="P13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5"/>
          </table:table-cell>
          <table:table-cell table:style-name="表格20.B3" table:number-columns-spanned="2" office:value-type="string">
            <text:p text:style-name="P122">前台发送 http 请求：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9"/>
          </table:table-cell>
          <table:table-cell table:style-name="表格20.B3" table:number-columns-spanned="2" office:value-type="string">
            <text:p text:style-name="P57"><text:a xlink:type="simple" xlink:href="http://234.123.234.123/songhub/chat?from_id" text:style-name="Internet_20_link" text:visited-style-name="Visited_20_Internet_20_Link"><text:span text:style-name="T40">http://234.123.234.123/songhut/chat?from_id</text:span></text:a><text:span text:style-name="T32">=123&amp;to_id=322&amp;token=asde1232123123ffdsfssdfdsa</text:span></text:p>
            <text:p text:style-name="P58"/>
          </table:table-cell>
          <table:covered-table-cell/>
        </table:table-row>
        <table:table-row table:style-name="表格20.6">
          <table:table-cell table:style-name="表格20.A3" office:value-type="string">
            <text:p text:style-name="P19">调用样例</text:p>
          </table:table-cell>
          <table:table-cell table:style-name="表格20.B3" table:number-columns-spanned="2" office:value-type="string">
            <text:p text:style-name="P122">后台返回 json 数据：</text:p>
          </table:table-cell>
          <table:covered-table-cell/>
        </table:table-row>
        <table:table-row table:style-name="表格20.17">
          <table:table-cell table:style-name="表格20.A3" office:value-type="string">
            <text:p text:style-name="P11"/>
          </table:table-cell>
          <table:table-cell table:style-name="表格20.B3" table:number-columns-spanned="2" office:value-type="string">
            <text:p text:style-name="P120">{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9"/>
          </table:table-cell>
          <table:table-cell table:style-name="表格20.B3" table:number-columns-spanned="2" office:value-type="string">
            <text:p text:style-name="P18">“status”: true,”messages”:[“你好“，”请问你作词的进度怎么样了”],”time”:”12:32”</text:p>
          </table:table-cell>
          <table:covered-table-cell/>
        </table:table-row>
        <table:table-row table:style-name="表格20.6">
          <table:table-cell table:style-name="表格20.A3" office:value-type="string">
            <text:p text:style-name="P11"/>
          </table:table-cell>
          <table:table-cell table:style-name="表格20.B3" table:number-columns-spanned="2" office:value-type="string">
            <text:p text:style-name="P18">}</text:p>
          </table:table-cell>
          <table:covered-table-cell/>
        </table:table-row>
        <table:table-row table:style-name="表格20.20">
          <table:table-cell table:style-name="表格20.A4" office:value-type="string">
            <text:p text:style-name="P13"/>
          </table:table-cell>
          <table:table-cell table:style-name="表格20.B2" table:number-columns-spanned="2" office:value-type="string">
            <text:p text:style-name="P18"/>
          </table:table-cell>
          <table:covered-table-cell/>
        </table:table-row>
        <table:table-row table:style-name="表格20.3">
          <table:table-cell table:style-name="表格20.A3" office:value-type="string">
            <text:p text:style-name="P19">使用说明</text:p>
          </table:table-cell>
          <table:table-cell table:style-name="表格20.B3" table:number-columns-spanned="2" office:value-type="string">
            <text:p text:style-name="P121">返回的时间可以显示在对话框中</text:p>
          </table:table-cell>
          <table:covered-table-cell/>
        </table:table-row>
        <text:soft-page-break/>
        <table:table-row table:style-name="表格20.11">
          <table:table-cell table:style-name="表格20.A4" office:value-type="string">
            <text:p text:style-name="P13"/>
          </table:table-cell>
          <table:table-cell table:style-name="表格20.B22" office:value-type="string">
            <text:p text:style-name="P13"/>
          </table:table-cell>
          <table:table-cell table:style-name="表格20.B2" office:value-type="string">
            <text:p text:style-name="P18"/>
          </table:table-cell>
        </table:table-row>
        <table:table-row table:style-name="表格20.23">
          <table:table-cell table:style-name="表格20.A3" office:value-type="string">
            <text:p text:style-name="P20">负责人</text:p>
          </table:table-cell>
          <table:table-cell table:style-name="表格20.B23" office:value-type="string">
            <text:p text:style-name="P11"/>
          </table:table-cell>
          <table:table-cell table:style-name="表格20.B3" office:value-type="string">
            <text:p text:style-name="P18">张新豪</text:p>
          </table:table-cell>
        </table:table-row>
        <table:table-row table:style-name="表格20.23">
          <table:table-cell table:style-name="表格20.A3" office:value-type="string">
            <text:p text:style-name="P20"/>
          </table:table-cell>
          <table:table-cell table:style-name="表格20.B23" office:value-type="string">
            <text:p text:style-name="P11"/>
          </table:table-cell>
          <table:table-cell table:style-name="表格20.B3" office:value-type="string">
            <text:p text:style-name="P18"/>
          </table:table-cell>
        </table:table-row>
        <table:table-row table:style-name="表格20.7">
          <table:table-cell table:style-name="表格20.A4" office:value-type="string">
            <text:p text:style-name="P16"/>
          </table:table-cell>
          <table:table-cell table:style-name="表格20.B22" office:value-type="string">
            <text:p text:style-name="P16"/>
          </table:table-cell>
          <table:table-cell table:style-name="表格20.B2" office:value-type="string">
            <text:p text:style-name="P1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5"/>
      <text:p text:style-name="P65"/>
      <text:p text:style-name="P66"/>
      <text:p text:style-name="P138">3外部接口</text:p>
      <text:p text:style-name="P6">3.1宿主软件（Host）</text:p>
      <text:p text:style-name="P6"/>
      <table:table table:name="表格21" table:style-name="表格21">
        <table:table-column table:style-name="表格21.A"/>
        <table:table-column table:style-name="表格21.B"/>
        <table:table-column table:style-name="表格21.C"/>
        <table:table-row table:style-name="表格21.1">
          <table:table-cell table:style-name="表格21.A1" office:value-type="string">
            <text:p text:style-name="P11"/>
          </table:table-cell>
          <table:table-cell table:style-name="表格21.B1" office:value-type="string">
            <text:p text:style-name="P11"/>
          </table:table-cell>
          <table:table-cell table:style-name="表格21.C1" office:value-type="string">
            <text:p text:style-name="P119">宿主软件（Host）</text:p>
          </table:table-cell>
        </table:table-row>
        <table:table-row table:style-name="表格21.2">
          <table:table-cell table:style-name="表格21.A2" office:value-type="string">
            <text:p text:style-name="P12"/>
          </table:table-cell>
          <table:table-cell table:style-name="表格21.B2" table:number-columns-spanned="2" office:value-type="string">
            <text:p text:style-name="P18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19">接口功能</text:p>
          </table:table-cell>
          <table:table-cell table:style-name="表格21.B3" table:number-columns-spanned="2" office:value-type="string">
            <text:p text:style-name="P120">调用宿主软件生成音频</text:p>
          </table:table-cell>
          <table:covered-table-cell/>
        </table:table-row>
        <table:table-row table:style-name="表格21.4">
          <table:table-cell table:style-name="表格21.A4" office:value-type="string">
            <text:p text:style-name="P13"/>
          </table:table-cell>
          <table:table-cell table:style-name="表格21.B2" table:number-columns-spanned="2" office:value-type="string">
            <text:p text:style-name="P18"/>
          </table:table-cell>
          <table:covered-table-cell/>
        </table:table-row>
        <table:table-row table:style-name="表格21.3">
          <table:table-cell table:style-name="表格21.A3" office:value-type="string">
            <text:p text:style-name="P14"/>
          </table:table-cell>
          <table:table-cell table:style-name="表格21.B3" table:number-columns-spanned="2" office:value-type="string">
            <text:p text:style-name="P58">Host（filename）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19">调用格式</text:p>
          </table:table-cell>
          <table:table-cell table:style-name="表格21.B3" table:number-columns-spanned="2" office:value-type="string">
            <text:p text:style-name="P24"/>
          </table:table-cell>
          <table:covered-table-cell/>
        </table:table-row>
        <table:table-row table:style-name="表格21.7">
          <table:table-cell table:style-name="表格21.A4" office:value-type="string">
            <text:p text:style-name="P13"/>
          </table:table-cell>
          <table:table-cell table:style-name="表格21.B2" table:number-columns-spanned="2" office:value-type="string">
            <text:p text:style-name="P18"/>
          </table:table-cell>
          <table:covered-table-cell/>
        </table:table-row>
        <table:table-row table:style-name="表格21.8">
          <table:table-cell table:style-name="表格21.A3" office:value-type="string">
            <text:p text:style-name="P15"/>
          </table:table-cell>
          <table:table-cell table:style-name="表格21.B3" table:number-columns-spanned="2" office:value-type="string">
            <text:p text:style-name="P18">1&gt;filename:传入文件地址，字符串</text:p>
          </table:table-cell>
          <table:covered-table-cell/>
        </table:table-row>
        <table:table-row table:style-name="表格21.6">
          <table:table-cell table:style-name="表格21.A3" office:value-type="string">
            <text:p text:style-name="P19">输入参数</text:p>
          </table:table-cell>
          <table:table-cell table:style-name="表格21.B3" table:number-columns-spanned="2" office:value-type="string">
            <text:p text:style-name="P18"/>
          </table:table-cell>
          <table:covered-table-cell/>
        </table:table-row>
        <table:table-row table:style-name="表格21.10">
          <table:table-cell table:style-name="表格21.A4" office:value-type="string">
            <text:p text:style-name="P13"/>
          </table:table-cell>
          <table:table-cell table:style-name="表格21.B2" table:number-columns-spanned="2" office:value-type="string">
            <text:p text:style-name="P18"/>
          </table:table-cell>
          <table:covered-table-cell/>
        </table:table-row>
        <table:table-row table:style-name="表格21.11">
          <table:table-cell table:style-name="表格21.A4" office:value-type="string">
            <text:p text:style-name="P19">输出参数</text:p>
          </table:table-cell>
          <table:table-cell table:style-name="表格21.B2" table:number-columns-spanned="2" office:value-type="string">
            <text:p text:style-name="P18">1&gt;filename:生成文件地址，字符串</text:p>
          </table:table-cell>
          <table:covered-table-cell/>
        </table:table-row>
        <table:table-row table:style-name="表格21.3">
          <table:table-cell table:style-name="表格21.A3" office:value-type="string">
            <text:p text:style-name="P19">使用说明</text:p>
          </table:table-cell>
          <table:table-cell table:style-name="表格21.B3" table:number-columns-spanned="2" office:value-type="string">
            <text:p text:style-name="P121">后台调用软件（按照软件要求使用函数），该宿主软件自动调用音源。</text:p>
          </table:table-cell>
          <table:covered-table-cell/>
        </table:table-row>
        <table:table-row table:style-name="表格21.13">
          <table:table-cell table:style-name="表格21.A4" office:value-type="string">
            <text:p text:style-name="P13"/>
          </table:table-cell>
          <table:table-cell table:style-name="表格21.B13" office:value-type="string">
            <text:p text:style-name="P13"/>
          </table:table-cell>
          <table:table-cell table:style-name="表格21.B2" office:value-type="string">
            <text:p text:style-name="P18"/>
          </table:table-cell>
        </table:table-row>
        <table:table-row table:style-name="表格21.14">
          <table:table-cell table:style-name="表格21.A3" office:value-type="string">
            <text:p text:style-name="P20">负责人</text:p>
          </table:table-cell>
          <table:table-cell table:style-name="表格21.B14" office:value-type="string">
            <text:p text:style-name="P11"/>
          </table:table-cell>
          <table:table-cell table:style-name="表格21.B3" office:value-type="string">
            <text:p text:style-name="P18">黄煜坤</text:p>
          </table:table-cell>
        </table:table-row>
        <table:table-row table:style-name="表格21.14">
          <table:table-cell table:style-name="表格21.A3" office:value-type="string">
            <text:p text:style-name="P20"><draw:line text:anchor-type="paragraph" draw:z-index="1" draw:name="直接连接符 1" draw:style-name="gr2" draw:text-style-name="P143" svg:x1="-0.016cm" svg:y1="0.37cm" svg:x2="14.716cm" svg:y2="0.349cm"><text:p/></draw:line></text:p>
          </table:table-cell>
          <table:table-cell table:style-name="表格21.B14" office:value-type="string">
            <text:p text:style-name="P11"/>
          </table:table-cell>
          <table:table-cell table:style-name="表格21.B3" office:value-type="string">
            <text:p text:style-name="P18"/>
          </table:table-cell>
        </table:table-row>
      </table:table>
      <text:p text:style-name="P3"/>
      <text:p text:style-name="P22"><text:tab/></text:p>
      <text:p text:style-name="P22"/>
      <text:p text:style-name="P6"/>
      <text:p text:style-name="P6">3.2打谱软件（MakeMusic）</text:p>
      <text:p text:style-name="P6"/>
      <table:table table:name="表格22" table:style-name="表格22">
        <table:table-column table:style-name="表格22.A"/>
        <table:table-column table:style-name="表格22.B"/>
        <table:table-column table:style-name="表格22.C"/>
        <text:soft-page-break/>
        <table:table-row table:style-name="表格22.1">
          <table:table-cell table:style-name="表格22.A1" office:value-type="string">
            <text:p text:style-name="P11"/>
          </table:table-cell>
          <table:table-cell table:style-name="表格22.B1" office:value-type="string">
            <text:p text:style-name="P11"/>
          </table:table-cell>
          <table:table-cell table:style-name="表格22.C1" office:value-type="string">
            <text:p text:style-name="P119">打谱软件（MakeMusic）</text:p>
          </table:table-cell>
        </table:table-row>
        <table:table-row table:style-name="表格22.2">
          <table:table-cell table:style-name="表格22.A2" office:value-type="string">
            <text:p text:style-name="P12"/>
          </table:table-cell>
          <table:table-cell table:style-name="表格22.B2" table:number-columns-spanned="2" office:value-type="string">
            <text:p text:style-name="P18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19">接口功能</text:p>
          </table:table-cell>
          <table:table-cell table:style-name="表格22.B3" table:number-columns-spanned="2" office:value-type="string">
            <text:p text:style-name="P120">调用打谱软件生成音频</text:p>
          </table:table-cell>
          <table:covered-table-cell/>
        </table:table-row>
        <table:table-row table:style-name="表格22.4">
          <table:table-cell table:style-name="表格22.A4" office:value-type="string">
            <text:p text:style-name="P13"/>
          </table:table-cell>
          <table:table-cell table:style-name="表格22.B2" table:number-columns-spanned="2" office:value-type="string">
            <text:p text:style-name="P18"/>
          </table:table-cell>
          <table:covered-table-cell/>
        </table:table-row>
        <table:table-row table:style-name="表格22.3">
          <table:table-cell table:style-name="表格22.A3" office:value-type="string">
            <text:p text:style-name="P14"/>
          </table:table-cell>
          <table:table-cell table:style-name="表格22.B3" table:number-columns-spanned="2" office:value-type="string">
            <text:p text:style-name="P58">MakeMusic（filename）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19">调用格式</text:p>
          </table:table-cell>
          <table:table-cell table:style-name="表格22.B3" table:number-columns-spanned="2" office:value-type="string">
            <text:p text:style-name="P24"/>
          </table:table-cell>
          <table:covered-table-cell/>
        </table:table-row>
        <table:table-row table:style-name="表格22.7">
          <table:table-cell table:style-name="表格22.A4" office:value-type="string">
            <text:p text:style-name="P13"/>
          </table:table-cell>
          <table:table-cell table:style-name="表格22.B2" table:number-columns-spanned="2" office:value-type="string">
            <text:p text:style-name="P18"/>
          </table:table-cell>
          <table:covered-table-cell/>
        </table:table-row>
        <table:table-row table:style-name="表格22.8">
          <table:table-cell table:style-name="表格22.A3" office:value-type="string">
            <text:p text:style-name="P15"/>
          </table:table-cell>
          <table:table-cell table:style-name="表格22.B3" table:number-columns-spanned="2" office:value-type="string">
            <text:p text:style-name="P18">1&gt;filename:传入文件地址，字符串</text:p>
          </table:table-cell>
          <table:covered-table-cell/>
        </table:table-row>
        <table:table-row table:style-name="表格22.6">
          <table:table-cell table:style-name="表格22.A3" office:value-type="string">
            <text:p text:style-name="P19">输入参数</text:p>
          </table:table-cell>
          <table:table-cell table:style-name="表格22.B3" table:number-columns-spanned="2" office:value-type="string">
            <text:p text:style-name="P18"/>
          </table:table-cell>
          <table:covered-table-cell/>
        </table:table-row>
        <table:table-row table:style-name="表格22.10">
          <table:table-cell table:style-name="表格22.A4" office:value-type="string">
            <text:p text:style-name="P13"/>
          </table:table-cell>
          <table:table-cell table:style-name="表格22.B2" table:number-columns-spanned="2" office:value-type="string">
            <text:p text:style-name="P18"/>
          </table:table-cell>
          <table:covered-table-cell/>
        </table:table-row>
        <table:table-row table:style-name="表格22.11">
          <table:table-cell table:style-name="表格22.A4" office:value-type="string">
            <text:p text:style-name="P19">输出参数</text:p>
          </table:table-cell>
          <table:table-cell table:style-name="表格22.B2" table:number-columns-spanned="2" office:value-type="string">
            <text:p text:style-name="P18">1&gt;filename:生成文件地址，字符串</text:p>
          </table:table-cell>
          <table:covered-table-cell/>
        </table:table-row>
        <table:table-row table:style-name="表格22.3">
          <table:table-cell table:style-name="表格22.A3" office:value-type="string">
            <text:p text:style-name="P19">使用说明</text:p>
          </table:table-cell>
          <table:table-cell table:style-name="表格22.B3" table:number-columns-spanned="2" office:value-type="string">
            <text:p text:style-name="P121">后台调用软件（按照软件要求使用函数）</text:p>
          </table:table-cell>
          <table:covered-table-cell/>
        </table:table-row>
        <table:table-row table:style-name="表格22.13">
          <table:table-cell table:style-name="表格22.A4" office:value-type="string">
            <text:p text:style-name="P13"/>
          </table:table-cell>
          <table:table-cell table:style-name="表格22.B13" office:value-type="string">
            <text:p text:style-name="P13"/>
          </table:table-cell>
          <table:table-cell table:style-name="表格22.B2" office:value-type="string">
            <text:p text:style-name="P18"/>
          </table:table-cell>
        </table:table-row>
        <table:table-row table:style-name="表格22.14">
          <table:table-cell table:style-name="表格22.A3" office:value-type="string">
            <text:p text:style-name="P20"><draw:line text:anchor-type="paragraph" draw:z-index="6" draw:name="直接连接符 8" draw:style-name="gr6" draw:text-style-name="P143" svg:x1="-0.016cm" svg:y1="0.554cm" svg:x2="14.716cm" svg:y2="0.533cm"><text:p/></draw:line>负责人</text:p>
          </table:table-cell>
          <table:table-cell table:style-name="表格22.B14" office:value-type="string">
            <text:p text:style-name="P11"/>
          </table:table-cell>
          <table:table-cell table:style-name="表格22.B3" office:value-type="string">
            <text:p text:style-name="P18">黄煜坤</text:p>
          </table:table-cell>
        </table:table-row>
      </table:table>
      <text:p text:style-name="P9"/>
      <text:p text:style-name="P6"/>
      <text:p text:style-name="P6">3.3音层合成（Aspect）</text:p>
      <text:p text:style-name="P6"/>
      <table:table table:name="表格23" table:style-name="表格23">
        <table:table-column table:style-name="表格23.A"/>
        <table:table-column table:style-name="表格23.B"/>
        <table:table-column table:style-name="表格23.C"/>
        <table:table-row table:style-name="表格23.1">
          <table:table-cell table:style-name="表格23.A1" office:value-type="string">
            <text:p text:style-name="P11"/>
          </table:table-cell>
          <table:table-cell table:style-name="表格23.B1" office:value-type="string">
            <text:p text:style-name="P11"/>
          </table:table-cell>
          <table:table-cell table:style-name="表格23.C1" office:value-type="string">
            <text:p text:style-name="P119">音层合成（Aspect）</text:p>
          </table:table-cell>
        </table:table-row>
        <table:table-row table:style-name="表格23.2">
          <table:table-cell table:style-name="表格23.A2" office:value-type="string">
            <text:p text:style-name="P12"/>
          </table:table-cell>
          <table:table-cell table:style-name="表格23.B2" table:number-columns-spanned="2" office:value-type="string">
            <text:p text:style-name="P18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19">接口功能</text:p>
          </table:table-cell>
          <table:table-cell table:style-name="表格23.B3" table:number-columns-spanned="2" office:value-type="string">
            <text:p text:style-name="P120">合成音频音层</text:p>
          </table:table-cell>
          <table:covered-table-cell/>
        </table:table-row>
        <table:table-row table:style-name="表格23.4">
          <table:table-cell table:style-name="表格23.A4" office:value-type="string">
            <text:p text:style-name="P13"/>
          </table:table-cell>
          <table:table-cell table:style-name="表格23.B2" table:number-columns-spanned="2" office:value-type="string">
            <text:p text:style-name="P18"/>
          </table:table-cell>
          <table:covered-table-cell/>
        </table:table-row>
        <table:table-row table:style-name="表格23.3">
          <table:table-cell table:style-name="表格23.A3" office:value-type="string">
            <text:p text:style-name="P14"/>
          </table:table-cell>
          <table:table-cell table:style-name="表格23.B3" table:number-columns-spanned="2" office:value-type="string">
            <text:p text:style-name="P58">Aspect(filename)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19">调用格式</text:p>
          </table:table-cell>
          <table:table-cell table:style-name="表格23.B3" table:number-columns-spanned="2" office:value-type="string">
            <text:p text:style-name="P24"/>
          </table:table-cell>
          <table:covered-table-cell/>
        </table:table-row>
        <table:table-row table:style-name="表格23.7">
          <table:table-cell table:style-name="表格23.A4" office:value-type="string">
            <text:p text:style-name="P13"/>
          </table:table-cell>
          <table:table-cell table:style-name="表格23.B2" table:number-columns-spanned="2" office:value-type="string">
            <text:p text:style-name="P18"/>
          </table:table-cell>
          <table:covered-table-cell/>
        </table:table-row>
        <table:table-row table:style-name="表格23.8">
          <table:table-cell table:style-name="表格23.A3" office:value-type="string">
            <text:p text:style-name="P15"/>
          </table:table-cell>
          <table:table-cell table:style-name="表格23.B3" table:number-columns-spanned="2" office:value-type="string">
            <text:p text:style-name="P18">1&gt;filename:传入文件地址，字符串</text:p>
          </table:table-cell>
          <table:covered-table-cell/>
        </table:table-row>
        <table:table-row table:style-name="表格23.6">
          <table:table-cell table:style-name="表格23.A3" office:value-type="string">
            <text:p text:style-name="P19">输入参数</text:p>
          </table:table-cell>
          <table:table-cell table:style-name="表格23.B3" table:number-columns-spanned="2" office:value-type="string">
            <text:p text:style-name="P18"/>
          </table:table-cell>
          <table:covered-table-cell/>
        </table:table-row>
        <table:table-row table:style-name="表格23.10">
          <table:table-cell table:style-name="表格23.A4" office:value-type="string">
            <text:p text:style-name="P13"/>
          </table:table-cell>
          <table:table-cell table:style-name="表格23.B2" table:number-columns-spanned="2" office:value-type="string">
            <text:p text:style-name="P18"/>
          </table:table-cell>
          <table:covered-table-cell/>
        </table:table-row>
        <table:table-row table:style-name="表格23.11">
          <table:table-cell table:style-name="表格23.A4" office:value-type="string">
            <text:p text:style-name="P19">输出参数</text:p>
          </table:table-cell>
          <table:table-cell table:style-name="表格23.B2" table:number-columns-spanned="2" office:value-type="string">
            <text:p text:style-name="P18">1&gt;filename:生成文件地址，字符串</text:p>
          </table:table-cell>
          <table:covered-table-cell/>
        </table:table-row>
        <table:table-row table:style-name="表格23.3">
          <table:table-cell table:style-name="表格23.A3" office:value-type="string">
            <text:p text:style-name="P19">使用说明</text:p>
          </table:table-cell>
          <table:table-cell table:style-name="表格23.B3" table:number-columns-spanned="2" office:value-type="string">
            <text:p text:style-name="P121">后台调用软件（按照软件要求使用函数）</text:p>
          </table:table-cell>
          <table:covered-table-cell/>
        </table:table-row>
        <table:table-row table:style-name="表格23.13">
          <table:table-cell table:style-name="表格23.A4" office:value-type="string">
            <text:p text:style-name="P13"/>
          </table:table-cell>
          <table:table-cell table:style-name="表格23.B13" office:value-type="string">
            <text:p text:style-name="P13"/>
          </table:table-cell>
          <table:table-cell table:style-name="表格23.B2" office:value-type="string">
            <text:p text:style-name="P18"/>
          </table:table-cell>
        </table:table-row>
        <table:table-row table:style-name="表格23.14">
          <table:table-cell table:style-name="表格23.A3" office:value-type="string">
            <text:p text:style-name="P20">负责人</text:p>
          </table:table-cell>
          <table:table-cell table:style-name="表格23.B14" office:value-type="string">
            <text:p text:style-name="P11"/>
          </table:table-cell>
          <table:table-cell table:style-name="表格23.B3" office:value-type="string">
            <text:p text:style-name="P18">黄煜坤</text:p>
          </table:table-cell>
        </table:table-row>
        <table:table-row table:style-name="表格23.14">
          <table:table-cell table:style-name="表格23.A3" office:value-type="string">
            <text:p text:style-name="P20"><draw:line text:anchor-type="paragraph" draw:z-index="7" draw:name="直接连接符 9" draw:style-name="gr7" draw:text-style-name="P143" svg:x1="-0.037cm" svg:y1="0.346cm" svg:x2="14.674cm" svg:y2="0.41cm"><text:p/></draw:line></text:p>
          </table:table-cell>
          <table:table-cell table:style-name="表格23.B14" office:value-type="string">
            <text:p text:style-name="P11"/>
          </table:table-cell>
          <table:table-cell table:style-name="表格23.B3" office:value-type="string">
            <text:p text:style-name="P18"/>
          </table:table-cell>
        </table:table-row>
      </table:table>
      <text:p text:style-name="P3"/>
      <text:p text:style-name="P54"/>
      <text:p text:style-name="P67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ngxian" svg:font-family="Dengxi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019cm" fo:margin-top="0cm" fo:margin-bottom="0.309cm" loext:contextual-spacing="false" fo:line-height="141%" fo:text-align="justify" style:justify-single-word="false" fo:orphans="2" fo:widows="2" fo:text-indent="0cm" style:auto-text-indent="false" style:writing-mode="lr-tb"/>
      <style:text-properties fo:color="#000000" style:font-name="等线" fo:font-family="等线" style:font-family-generic="roman" style:font-pitch="variable" style:font-name-asian="等线1" style:font-family-asian="等线" style:font-family-generic-asian="system" style:font-pitch-asian="variable" style:font-name-complex="等线1" style:font-family-complex="等线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36cm" loext:contextual-spacing="false" fo:line-height="108%" fo:text-align="center" style:justify-single-word="false" fo:keep-together="always" fo:orphans="2" fo:widows="2" fo:keep-with-next="always" style:writing-mode="lr-tb"/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loext:contextual-spacing="false" fo:line-height="100%" fo:orphans="0" fo:widows="0" fo:text-indent="0.741cm" style:auto-text-indent="false"/>
      <style:text-properties fo:color="#00000a" style:font-name="等线" fo:font-family="等线" style:font-family-generic="roman" style:font-pitch="variable"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482cm" fo:margin-right="0cm" fo:margin-top="0cm" fo:margin-bottom="0cm" loext:contextual-spacing="false" fo:line-height="0.67cm" fo:text-indent="0cm" style:auto-text-indent="false"/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line-height="0.67cm" fo:text-align="start" style:justify-single-word="false" fo:text-indent="0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  <style:text-properties fo:color="#333333" style:font-name="Times New Roman" fo:font-family="'Times New Roman'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1_20_Char" style:display-name="标题 1 Char" style:family="text">
      <style:text-properties fo:color="#000000" style:font-name="等线" fo:font-family="等线" style:font-family-generic="roman" style:font-pitch="variable" fo:font-size="14pt" fo:font-weight="bold" style:font-name-asian="等线1" style:font-family-asian="等线" style:font-family-generic-asian="system" style:font-pitch-asian="variable" style:font-size-asian="14pt" style:font-weight-asian="bold" style:font-name-complex="等线1" style:font-family-complex="等线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808080" fo:background-color="#e6e6e6"/>
    </style:style>
    <style:style style:name="页眉_20_Char" style:display-name="页眉 Char" style:family="text" style:parent-style-name="Default_20_Paragraph_20_Font">
      <style:text-properties fo:color="#000000" style:font-name="等线" fo:font-family="等线" style:font-family-generic="roman" style:font-pitch="variable" fo:font-size="9pt" style:font-name-asian="等线1" style:font-family-asian="等线" style:font-family-generic-asian="system" style:font-pitch-asian="variable" style:font-size-asian="9pt" style:font-name-complex="等线1" style:font-family-complex="等线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91cm" fo:margin-left="6.94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8.996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7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11.21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1.9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7cm" fo:margin-bottom="1.794cm" fo:margin-left="3.175cm" fo:margin-right="3.168cm" style:writing-mode="lr-tb" style:layout-grid-color="#c0c0c0" style:layout-grid-lines="2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9cm" fo:margin-left="0cm" fo:margin-right="0cm" fo:margin-bottom="1.178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page-number text:select-page="current">2</text:page-number></text:span><text:span text:style-name="MT1"><text:s/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<text:page-number text:select-page="current">0</text:page-number></text:span><text:span text:style-name="MT1"><text:s/></text:span></text:p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孙一璠</meta:initial-creator>
    <meta:editing-cycles>12</meta:editing-cycles>
    <meta:creation-date>2018-04-14T06:35:00</meta:creation-date>
    <dc:date>2018-04-30T16:08:51.583363775</dc:date>
    <meta:editing-duration>PT4H25M3S</meta:editing-duration>
    <meta:generator>LibreOffice/5.4.5.1$Linux_X86_64 LibreOffice_project/40m0$Build-1</meta:generator>
    <meta:document-statistic meta:table-count="23" meta:image-count="0" meta:object-count="0" meta:page-count="23" meta:paragraph-count="604" meta:word-count="3695" meta:character-count="9253" meta:non-whitespace-character-count="85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